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1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2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4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1" style:family="text">
      <style:text-properties fo:font-size="9.75pt" fo:font-weight="normal" fo:font-family="'Liberation Mono'" style:font-family-asian="'Liberation Mono'" style:font-family-complex="'Liberation Mono'" fo:background-color="transparent" fo:color="#221199"/>
    </style:style>
    <style:style style:name="T1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8" style:family="text">
      <style:text-properties fo:font-size="9.75pt" fo:font-weight="normal" fo:font-family="'Liberation Mono'" style:font-family-asian="'Liberation Mono'" style:font-family-complex="'Liberation Mono'" fo:background-color="transparent" fo:color="#221199"/>
    </style:style>
    <style:style style:name="T1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8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8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2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9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3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3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3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3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3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3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3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3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3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4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4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4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5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5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57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3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5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6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6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6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6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6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7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3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7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7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7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7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7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7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8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8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8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8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8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9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9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9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9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0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0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0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0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1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1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4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1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4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2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2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2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2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3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4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3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3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3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3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4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4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5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5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57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4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5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6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6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6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6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6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6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6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7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4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7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7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7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7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4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8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8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8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4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8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9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9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9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49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49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4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49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5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0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0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0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0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0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0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1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5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1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1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1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2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2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2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2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2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5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2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3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3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3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3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3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5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4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4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4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4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5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5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5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5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5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61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5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6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5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6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5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6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7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5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57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7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7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7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7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7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8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8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8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8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8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8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8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9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9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9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9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9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5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59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0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6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0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0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0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6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0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1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1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1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1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1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2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2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2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2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2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3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3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3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3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3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3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4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4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4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4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4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5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5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5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5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5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6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6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6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6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6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6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6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6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7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7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6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7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6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8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6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8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8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6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8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6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91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6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69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9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9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9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69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6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0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0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0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7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0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7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0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1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1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1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2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7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2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2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72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2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2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7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3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4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4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4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48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7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5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5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5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7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5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7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5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6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6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6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6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6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76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7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7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7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7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7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7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8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7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9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79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79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7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00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8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0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0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0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8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0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81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1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1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1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1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1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1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8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2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8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2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8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2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8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3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8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3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8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3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8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5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5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5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5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58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8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6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6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6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8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6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8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6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7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7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7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7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7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7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7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7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7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8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8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8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8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8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8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9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8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9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89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9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8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89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89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8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0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0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0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1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1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1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1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1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2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2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2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2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3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3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3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3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3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4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4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4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5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5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5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5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5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5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6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6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6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6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7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9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7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9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7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9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8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9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8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9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9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9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93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9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9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9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9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99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9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0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0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0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0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0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0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0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0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1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0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1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0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1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0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1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1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2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2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0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2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2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0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3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3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0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3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0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3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3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0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4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0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4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0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4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4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0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5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5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0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5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0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5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0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6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0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6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0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6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6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0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7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0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7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0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7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0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7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0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8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0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8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0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9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0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93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10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09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0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09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0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0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1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0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1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0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1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0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1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1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1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1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1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1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11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2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2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1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2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1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2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1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3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3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3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1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3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1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3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1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4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1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4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1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4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5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1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5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1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5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5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1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5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6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6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1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6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7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17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7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1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7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7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1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7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7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8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1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8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1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8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8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9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1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9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1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1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9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1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1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0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0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2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0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1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1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1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1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2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2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26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12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2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3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3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2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3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2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3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3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23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4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2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4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4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2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4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5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2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5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5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2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5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2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6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6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6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6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2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6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7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2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7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7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7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2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8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2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8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8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2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9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2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9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9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2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9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2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29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0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0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3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0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0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3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0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1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1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1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1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1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3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1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1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3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2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2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2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2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3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2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3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3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3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3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3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3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3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5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5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5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5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60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13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6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36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6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3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6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36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6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3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7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37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7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3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7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7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7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3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8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3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8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3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8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38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8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3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9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9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3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9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3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3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39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4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0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0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0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0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0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1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1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1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1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1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1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1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2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2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2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2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2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3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3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3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3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3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4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4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4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5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5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5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5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6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6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6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6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6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7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7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7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7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7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8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8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8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9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9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49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49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49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9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49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4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0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0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0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1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1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1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2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2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2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3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3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3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4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4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5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5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5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5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61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15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6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6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6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5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7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5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7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7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7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7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7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7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8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8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8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5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8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9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5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9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5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59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5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59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5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0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6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0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0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1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6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1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6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1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2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2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6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2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6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3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3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3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6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3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6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4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4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4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6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5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6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5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5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6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6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7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7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74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16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7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7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6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8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6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8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6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6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8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68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8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68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9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69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9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69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9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6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9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69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69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6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0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70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0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7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0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0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7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0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71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1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1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1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1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1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2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2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2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2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2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2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3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3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3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4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4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4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4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4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5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5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5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6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6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6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7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7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8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8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8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8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91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17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9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79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9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9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7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79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7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0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8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0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8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0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8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0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8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0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8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1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1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8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1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18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2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82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2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2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8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3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8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3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3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3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8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4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8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4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4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5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8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5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8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5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6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6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8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6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6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8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6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7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7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7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8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7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8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8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8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8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8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9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8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8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9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9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9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8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89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8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0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0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1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1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19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1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1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2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2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9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2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2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2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3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3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9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3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4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4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4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9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5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5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5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5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5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9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6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6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6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6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7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9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7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7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7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7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8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8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9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8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8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9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9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19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9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199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9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19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199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19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0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0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0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1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2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2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2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2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27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0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2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3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3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3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0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3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0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3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0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4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04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4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0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4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0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4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0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5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5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5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0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5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6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6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6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6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7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7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7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7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8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8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8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8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9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0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9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9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9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0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0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09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0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0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0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1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1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1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1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1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2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2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2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2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3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3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3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3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3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3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4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4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4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5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5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5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5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6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6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6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6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7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7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7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1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8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8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9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19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9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1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97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1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1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0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0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0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2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0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2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0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2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1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2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1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2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1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2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2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2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2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2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22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2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2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2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3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2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3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3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23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3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2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4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4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4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2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4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5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5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5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5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2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5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6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6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6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6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6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2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6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7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7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7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7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2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7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8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8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8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2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8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9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2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9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9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9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9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29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2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2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0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3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0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1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1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19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3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2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2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2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3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2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3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3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3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3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3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33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3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3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3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3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3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4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4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3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4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3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5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3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5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3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5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5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5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3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6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3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6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3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6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3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6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3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6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3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7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7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37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7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3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7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3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8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3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8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3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8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3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9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3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9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3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9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39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39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3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39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0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0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0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0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1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1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1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1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1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2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2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2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2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2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2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3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3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3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4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3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3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4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4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4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5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4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5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4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55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4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5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4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6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4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6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6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6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6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6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7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7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7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7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4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7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7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48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4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8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8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8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9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9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4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9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49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96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49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4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0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0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0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0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0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1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1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1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1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5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1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2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5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2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5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2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5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2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5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3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3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3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3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3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4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5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5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5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5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5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5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57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5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5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6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5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6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5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6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5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6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5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56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6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7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7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7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7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7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7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7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8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8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8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8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8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8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8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9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9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9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9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9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5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59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0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0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0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0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0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0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1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1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1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1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1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2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2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6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2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6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2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2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2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2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6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3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6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3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3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3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6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3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6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3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4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4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6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44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64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4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6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4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6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5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6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5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5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6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5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6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5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6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6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8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7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7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76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7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78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67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8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8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8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8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8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68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8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6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8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9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9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9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9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9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6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69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6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69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0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0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0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0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0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7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0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1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1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1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1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1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1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1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18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2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2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2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25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2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27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2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3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3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3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3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3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3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3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4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74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4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4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4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5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5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5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5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5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5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5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7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5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6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6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7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6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77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75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7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7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7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79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27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8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7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8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27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8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8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9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9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9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9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7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79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7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9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7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7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0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0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0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0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0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0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0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1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1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1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1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1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1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1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1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2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2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2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2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2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2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2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2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2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3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3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3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3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3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3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3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4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4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4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4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4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5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5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5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85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5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5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8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86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6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6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6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6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6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7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7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7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7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7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7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7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7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7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8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8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8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8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85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aa5500"/>
    </style:style>
    <style:style style:name="T288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8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8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8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9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9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9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9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9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9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9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89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89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0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0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0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0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0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0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0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1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1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1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1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1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1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1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2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2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2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2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2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2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2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3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3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3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3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3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3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4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4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4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4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4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5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5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5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5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59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96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6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6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6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6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6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6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70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9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7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73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7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75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7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7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8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81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98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8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8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8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8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8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8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8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9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299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92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299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9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9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299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299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299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299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0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0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30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0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0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0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0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0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1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1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1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1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1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1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1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1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1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2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2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2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2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2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02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2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2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3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3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3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3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3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3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4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4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4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04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4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0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4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4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4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5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5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5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5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5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5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6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6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6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6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6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6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6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4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7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7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7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7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80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82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84" style:family="text">
      <style:text-properties fo:font-size="9.75pt" fo:font-weight="normal" fo:font-family="'Liberation Mono'" style:font-family-asian="'Liberation Mono'" style:font-family-complex="'Liberation Mono'" fo:background-color="transparent" fo:color="#0000ff"/>
    </style:style>
    <style:style style:name="T308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8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87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8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89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0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9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9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096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09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098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09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0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0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0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0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0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0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0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0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0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1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1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1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14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1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1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1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2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2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2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2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26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2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2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3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3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3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3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3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3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3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3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4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41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4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43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4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4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4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4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49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50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51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5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53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5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58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60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6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6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16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6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6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6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6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6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7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7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1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7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7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75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7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7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7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7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8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8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82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8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8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85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8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8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8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8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19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9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19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93" style:family="text">
      <style:text-properties fo:font-size="9.75pt" fo:font-weight="normal" fo:font-family="'Liberation Mono'" style:font-family-asian="'Liberation Mono'" style:font-family-complex="'Liberation Mono'" fo:background-color="transparent" fo:color="#116644"/>
    </style:style>
    <style:style style:name="T319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9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9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197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198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199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20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01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20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0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04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0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06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0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0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0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1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1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12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21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14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1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1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17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21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19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22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2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22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2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24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22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26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2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28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2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30" style:family="text">
      <style:text-properties fo:font-size="9.75pt" fo:font-weight="normal" fo:font-family="'Liberation Mono'" style:font-family-asian="'Liberation Mono'" style:font-family-complex="'Liberation Mono'" fo:background-color="transparent" fo:color="#aa5500"/>
    </style:style>
    <style:style style:name="T3231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3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3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23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3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3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3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23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3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40" style:family="text">
      <style:text-properties fo:font-size="9.75pt" fo:font-weight="normal" fo:font-family="'Liberation Mono'" style:font-family-asian="'Liberation Mono'" style:font-family-complex="'Liberation Mono'" fo:background-color="transparent" fo:color="#008855"/>
    </style:style>
    <style:style style:name="T324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42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43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24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4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4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47" style:family="text">
      <style:text-properties fo:font-size="9.75pt" fo:font-weight="normal" fo:font-family="'Liberation Mono'" style:font-family-asian="'Liberation Mono'" style:font-family-complex="'Liberation Mono'" fo:background-color="transparent" fo:color="#aa1111"/>
    </style:style>
    <style:style style:name="T324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49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50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51" style:family="text">
      <style:text-properties fo:font-size="9.75pt" fo:font-weight="normal" fo:font-family="'Liberation Mono'" style:font-family-asian="'Liberation Mono'" style:font-family-complex="'Liberation Mono'" fo:background-color="transparent" fo:color="#770088"/>
    </style:style>
    <style:style style:name="T325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53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54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55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56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57" style:family="text">
      <style:text-properties fo:font-size="10.00pt" fo:font-weight="normal" fo:font-family="'Liberation Mono'" style:font-family-asian="'Liberation Mono'" style:font-family-complex="'Liberation Mono'" fo:background-color="transparent" fo:color="#1d1c1d"/>
    </style:style>
    <style:style style:name="T3258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5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60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/>
    </style:style>
    <style:style style:name="T326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62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/>
    </style:style>
    <style:style style:name="T3263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64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/>
    </style:style>
    <style:style style:name="T3265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66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/>
    </style:style>
    <style:style style:name="T3267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68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/>
    </style:style>
    <style:style style:name="T3269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70" style:family="text">
      <style:text-properties fo:font-size="9.75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1d1c1d"/>
    </style:style>
    <style:style style:name="T3271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72" style:family="text">
      <style:text-properties fo:font-size="9.75pt" fo:font-weight="normal" fo:font-family="'Liberation Mono'" style:font-family-asian="'Liberation Mono'" style:font-family-complex="'Liberation Mono'" fo:background-color="transparent" fo:color="#1d1c1d"/>
    </style:style>
    <style:style style:name="T3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24.00pt" fo:text-indent="0.00pt"/>
    </style:style>
    <style:style style:name="P2" style:family="paragraph">
      <style:paragraph-properties fo:line-height="100.00%" fo:text-align="left" fo:margin-left="24.00pt" fo:text-indent="0.00pt"/>
    </style:style>
    <style:style style:name="P3" style:family="paragraph">
      <style:paragraph-properties fo:line-height="100.00%" fo:text-align="left" fo:margin-left="24.00pt" fo:text-indent="0.00pt"/>
    </style:style>
    <style:style style:name="P4" style:family="paragraph">
      <style:paragraph-properties fo:line-height="100.00%" fo:text-align="left" fo:margin-left="24.00pt" fo:text-indent="0.00pt"/>
    </style:style>
    <style:style style:name="P5" style:family="paragraph">
      <style:paragraph-properties fo:line-height="100.00%" fo:text-align="left" fo:margin-left="24.00pt" fo:text-indent="0.00pt"/>
    </style:style>
    <style:style style:name="P6" style:family="paragraph">
      <style:paragraph-properties fo:line-height="100.00%" fo:text-align="left" fo:margin-left="24.00pt" fo:text-indent="0.00pt"/>
    </style:style>
    <style:style style:name="P7" style:family="paragraph">
      <style:paragraph-properties fo:line-height="100.00%" fo:text-align="left" fo:margin-left="24.00pt" fo:text-indent="0.00pt"/>
    </style:style>
    <style:style style:name="P8" style:family="paragraph">
      <style:paragraph-properties fo:line-height="100.00%" fo:text-align="left" fo:margin-left="24.00pt" fo:text-indent="0.00pt"/>
    </style:style>
    <style:style style:name="P9" style:family="paragraph">
      <style:paragraph-properties fo:line-height="100.00%" fo:text-align="left" fo:margin-left="24.00pt" fo:text-indent="0.00pt"/>
    </style:style>
    <style:style style:name="P10" style:family="paragraph">
      <style:paragraph-properties fo:line-height="100.00%" fo:text-align="left" fo:margin-left="24.00pt" fo:text-indent="0.00pt"/>
    </style:style>
    <style:style style:name="P11" style:family="paragraph">
      <style:paragraph-properties fo:line-height="100.00%" fo:text-align="left" fo:margin-left="24.00pt" fo:text-indent="0.00pt"/>
    </style:style>
    <style:style style:name="P12" style:family="paragraph">
      <style:paragraph-properties fo:line-height="100.00%" fo:text-align="left" fo:margin-left="24.00pt" fo:text-indent="0.00pt"/>
    </style:style>
    <style:style style:name="P13" style:family="paragraph">
      <style:paragraph-properties fo:line-height="100.00%" fo:text-align="left" fo:margin-left="24.00pt" fo:text-indent="0.00pt"/>
    </style:style>
    <style:style style:name="P14" style:family="paragraph">
      <style:paragraph-properties fo:line-height="100.00%" fo:text-align="left" fo:margin-left="24.00pt" fo:text-indent="0.00pt"/>
    </style:style>
    <style:style style:name="P15" style:family="paragraph">
      <style:paragraph-properties fo:line-height="100.00%" fo:text-align="left" fo:margin-left="24.00pt" fo:text-indent="0.00pt"/>
    </style:style>
    <style:style style:name="P16" style:family="paragraph">
      <style:paragraph-properties fo:line-height="100.00%" fo:text-align="left" fo:margin-left="24.00pt" fo:text-indent="0.00pt"/>
    </style:style>
    <style:style style:name="P17" style:family="paragraph">
      <style:paragraph-properties fo:line-height="100.00%" fo:text-align="left" fo:margin-left="24.00pt" fo:text-indent="0.00pt"/>
    </style:style>
    <style:style style:name="P18" style:family="paragraph">
      <style:paragraph-properties fo:line-height="100.00%" fo:text-align="left" fo:margin-left="24.00pt" fo:text-indent="0.00pt"/>
    </style:style>
    <style:style style:name="P19" style:family="paragraph">
      <style:paragraph-properties fo:line-height="100.00%" fo:text-align="left" fo:margin-left="24.00pt" fo:text-indent="0.00pt"/>
    </style:style>
    <style:style style:name="P20" style:family="paragraph">
      <style:paragraph-properties fo:line-height="100.00%" fo:text-align="left" fo:margin-left="24.00pt" fo:text-indent="0.00pt"/>
    </style:style>
    <style:style style:name="P21" style:family="paragraph">
      <style:paragraph-properties fo:line-height="100.00%" fo:text-align="left" fo:margin-left="24.00pt" fo:text-indent="0.00pt"/>
    </style:style>
    <style:style style:name="P22" style:family="paragraph">
      <style:paragraph-properties fo:line-height="100.00%" fo:text-align="left" fo:margin-left="24.00pt" fo:text-indent="0.00pt"/>
    </style:style>
    <style:style style:name="P23" style:family="paragraph">
      <style:paragraph-properties fo:line-height="100.00%" fo:text-align="left" fo:margin-left="24.00pt" fo:text-indent="0.00pt"/>
    </style:style>
    <style:style style:name="P24" style:family="paragraph">
      <style:paragraph-properties fo:line-height="100.00%" fo:text-align="left" fo:margin-left="24.00pt" fo:text-indent="0.00pt"/>
    </style:style>
    <style:style style:name="P25" style:family="paragraph">
      <style:paragraph-properties fo:line-height="100.00%" fo:text-align="left" fo:margin-left="24.00pt" fo:text-indent="0.00pt"/>
    </style:style>
    <style:style style:name="P26" style:family="paragraph">
      <style:paragraph-properties fo:line-height="100.00%" fo:text-align="left" fo:margin-left="24.00pt" fo:text-indent="0.00pt"/>
    </style:style>
    <style:style style:name="P27" style:family="paragraph">
      <style:paragraph-properties fo:line-height="100.00%" fo:text-align="left" fo:margin-left="24.00pt" fo:text-indent="0.00pt"/>
    </style:style>
    <style:style style:name="P28" style:family="paragraph">
      <style:paragraph-properties fo:line-height="100.00%" fo:text-align="left" fo:margin-left="24.00pt" fo:text-indent="0.00pt"/>
    </style:style>
    <style:style style:name="P29" style:family="paragraph">
      <style:paragraph-properties fo:line-height="100.00%" fo:text-align="left" fo:margin-left="24.00pt" fo:text-indent="0.00pt"/>
    </style:style>
    <style:style style:name="P30" style:family="paragraph">
      <style:paragraph-properties fo:line-height="100.00%" fo:text-align="left" fo:margin-left="24.00pt" fo:text-indent="0.00pt"/>
    </style:style>
    <style:style style:name="P31" style:family="paragraph">
      <style:paragraph-properties fo:line-height="100.00%" fo:text-align="left" fo:margin-left="24.00pt" fo:text-indent="0.00pt"/>
    </style:style>
    <style:style style:name="P32" style:family="paragraph">
      <style:paragraph-properties fo:line-height="100.00%" fo:text-align="left" fo:margin-left="24.00pt" fo:text-indent="0.00pt"/>
    </style:style>
    <style:style style:name="P33" style:family="paragraph">
      <style:paragraph-properties fo:line-height="100.00%" fo:text-align="left" fo:margin-left="24.00pt" fo:text-indent="0.00pt"/>
    </style:style>
    <style:style style:name="P34" style:family="paragraph">
      <style:paragraph-properties fo:line-height="100.00%" fo:text-align="left" fo:margin-left="24.00pt" fo:text-indent="0.00pt"/>
    </style:style>
    <style:style style:name="P35" style:family="paragraph">
      <style:paragraph-properties fo:line-height="100.00%" fo:text-align="left" fo:margin-left="24.00pt" fo:text-indent="0.00pt"/>
    </style:style>
    <style:style style:name="P36" style:family="paragraph">
      <style:paragraph-properties fo:line-height="100.00%" fo:text-align="left" fo:margin-left="24.00pt" fo:text-indent="0.00pt"/>
    </style:style>
    <style:style style:name="P37" style:family="paragraph">
      <style:paragraph-properties fo:line-height="100.00%" fo:text-align="left" fo:margin-left="24.00pt" fo:text-indent="0.00pt"/>
    </style:style>
    <style:style style:name="P38" style:family="paragraph">
      <style:paragraph-properties fo:line-height="100.00%" fo:text-align="left" fo:margin-left="24.00pt" fo:text-indent="0.00pt"/>
    </style:style>
    <style:style style:name="P39" style:family="paragraph">
      <style:paragraph-properties fo:line-height="100.00%" fo:text-align="left" fo:margin-left="24.00pt" fo:text-indent="0.00pt"/>
    </style:style>
    <style:style style:name="P40" style:family="paragraph">
      <style:paragraph-properties fo:line-height="100.00%" fo:text-align="left" fo:margin-left="24.00pt" fo:text-indent="0.00pt"/>
    </style:style>
    <style:style style:name="P41" style:family="paragraph">
      <style:paragraph-properties fo:line-height="100.00%" fo:text-align="left" fo:margin-left="24.00pt" fo:text-indent="0.00pt"/>
    </style:style>
    <style:style style:name="P42" style:family="paragraph">
      <style:paragraph-properties fo:line-height="100.00%" fo:text-align="left" fo:margin-left="24.00pt" fo:text-indent="0.00pt"/>
    </style:style>
    <style:style style:name="P43" style:family="paragraph">
      <style:paragraph-properties fo:line-height="100.00%" fo:text-align="left" fo:margin-left="24.00pt" fo:text-indent="0.00pt"/>
    </style:style>
    <style:style style:name="P44" style:family="paragraph">
      <style:paragraph-properties fo:line-height="100.00%" fo:text-align="left" fo:margin-left="24.00pt" fo:text-indent="0.00pt"/>
    </style:style>
    <style:style style:name="P45" style:family="paragraph">
      <style:paragraph-properties fo:line-height="100.00%" fo:text-align="left" fo:margin-left="24.00pt" fo:text-indent="0.00pt"/>
    </style:style>
    <style:style style:name="P46" style:family="paragraph">
      <style:paragraph-properties fo:line-height="100.00%" fo:text-align="left" fo:margin-left="24.00pt" fo:text-indent="0.00pt"/>
    </style:style>
    <style:style style:name="P47" style:family="paragraph">
      <style:paragraph-properties fo:line-height="100.00%" fo:text-align="left" fo:margin-left="24.00pt" fo:text-indent="0.00pt"/>
    </style:style>
    <style:style style:name="P48" style:family="paragraph">
      <style:paragraph-properties fo:line-height="100.00%" fo:text-align="left" fo:margin-left="24.00pt" fo:text-indent="0.00pt"/>
    </style:style>
    <style:style style:name="P49" style:family="paragraph">
      <style:paragraph-properties fo:line-height="100.00%" fo:text-align="left" fo:margin-left="24.00pt" fo:text-indent="0.00pt"/>
    </style:style>
    <style:style style:name="P50" style:family="paragraph">
      <style:paragraph-properties fo:line-height="100.00%" fo:text-align="left" fo:margin-left="24.00pt" fo:text-indent="0.00p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24.00pt" fo:text-indent="0.00pt"/>
    </style:style>
    <style:style style:name="P53" style:family="paragraph">
      <style:paragraph-properties fo:line-height="100.00%" fo:text-align="left" fo:margin-left="24.00pt" fo:text-indent="0.00pt"/>
    </style:style>
    <style:style style:name="P54" style:family="paragraph">
      <style:paragraph-properties fo:line-height="100.00%" fo:text-align="left" fo:margin-left="24.00pt" fo:text-indent="0.00pt"/>
    </style:style>
    <style:style style:name="P55" style:family="paragraph">
      <style:paragraph-properties fo:line-height="100.00%" fo:text-align="left" fo:margin-left="24.00pt" fo:text-indent="0.00pt"/>
    </style:style>
    <style:style style:name="P56" style:family="paragraph">
      <style:paragraph-properties fo:line-height="100.00%" fo:text-align="left" fo:margin-left="24.00pt" fo:text-indent="0.00pt"/>
    </style:style>
    <style:style style:name="P57" style:family="paragraph">
      <style:paragraph-properties fo:line-height="100.00%" fo:text-align="left" fo:margin-left="24.00pt" fo:text-indent="0.00pt"/>
    </style:style>
    <style:style style:name="P58" style:family="paragraph">
      <style:paragraph-properties fo:line-height="100.00%" fo:text-align="left" fo:margin-left="24.00pt" fo:text-indent="0.00pt"/>
    </style:style>
    <style:style style:name="P59" style:family="paragraph">
      <style:paragraph-properties fo:line-height="100.00%" fo:text-align="left" fo:margin-left="24.00pt" fo:text-indent="0.00pt"/>
    </style:style>
    <style:style style:name="P60" style:family="paragraph">
      <style:paragraph-properties fo:line-height="100.00%" fo:text-align="left" fo:margin-left="24.00pt" fo:text-indent="0.00pt"/>
    </style:style>
    <style:style style:name="P61" style:family="paragraph">
      <style:paragraph-properties fo:line-height="100.00%" fo:text-align="left" fo:margin-left="24.00pt" fo:text-indent="0.00pt"/>
    </style:style>
    <style:style style:name="P62" style:family="paragraph">
      <style:paragraph-properties fo:line-height="100.00%" fo:text-align="left" fo:margin-left="24.00pt" fo:text-indent="0.00pt"/>
    </style:style>
    <style:style style:name="P63" style:family="paragraph">
      <style:paragraph-properties fo:line-height="100.00%" fo:text-align="left" fo:margin-left="24.00pt" fo:text-indent="0.00pt"/>
    </style:style>
    <style:style style:name="P64" style:family="paragraph">
      <style:paragraph-properties fo:line-height="100.00%" fo:text-align="left" fo:margin-left="24.00pt" fo:text-indent="0.00pt"/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24.00pt" fo:text-indent="0.00pt"/>
    </style:style>
    <style:style style:name="P67" style:family="paragraph">
      <style:paragraph-properties fo:line-height="100.00%" fo:text-align="left" fo:margin-left="24.00pt" fo:text-indent="0.00pt"/>
    </style:style>
    <style:style style:name="P68" style:family="paragraph">
      <style:paragraph-properties fo:line-height="100.00%" fo:text-align="left" fo:margin-left="24.00pt" fo:text-indent="0.00pt"/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24.00pt" fo:text-indent="0.00pt"/>
    </style:style>
    <style:style style:name="P71" style:family="paragraph">
      <style:paragraph-properties fo:line-height="100.00%" fo:text-align="left" fo:margin-left="24.00pt" fo:text-indent="0.00pt"/>
    </style:style>
    <style:style style:name="P72" style:family="paragraph">
      <style:paragraph-properties fo:line-height="100.00%" fo:text-align="left" fo:margin-left="24.00pt" fo:text-indent="0.00pt"/>
    </style:style>
    <style:style style:name="P73" style:family="paragraph">
      <style:paragraph-properties fo:line-height="100.00%" fo:text-align="left" fo:margin-left="24.00pt" fo:text-indent="0.00pt"/>
    </style:style>
    <style:style style:name="P74" style:family="paragraph">
      <style:paragraph-properties fo:line-height="100.00%" fo:text-align="left" fo:margin-left="24.00pt" fo:text-indent="0.00pt"/>
    </style:style>
    <style:style style:name="P75" style:family="paragraph">
      <style:paragraph-properties fo:line-height="100.00%" fo:text-align="left" fo:margin-left="24.00pt" fo:text-indent="0.00pt"/>
    </style:style>
    <style:style style:name="P76" style:family="paragraph">
      <style:paragraph-properties fo:line-height="100.00%" fo:text-align="left" fo:margin-left="24.00pt" fo:text-indent="0.00pt"/>
    </style:style>
    <style:style style:name="P77" style:family="paragraph">
      <style:paragraph-properties fo:line-height="100.00%" fo:text-align="left" fo:margin-left="24.00pt" fo:text-indent="0.00pt"/>
    </style:style>
    <style:style style:name="P78" style:family="paragraph">
      <style:paragraph-properties fo:line-height="100.00%" fo:text-align="left" fo:margin-left="24.00pt" fo:text-indent="0.00pt"/>
    </style:style>
    <style:style style:name="P79" style:family="paragraph">
      <style:paragraph-properties fo:line-height="100.00%" fo:text-align="left" fo:margin-left="24.00pt" fo:text-indent="0.00pt"/>
    </style:style>
    <style:style style:name="P80" style:family="paragraph">
      <style:paragraph-properties fo:line-height="100.00%" fo:text-align="left" fo:margin-left="24.00pt" fo:text-indent="0.00pt"/>
    </style:style>
    <style:style style:name="P81" style:family="paragraph">
      <style:paragraph-properties fo:line-height="100.00%" fo:text-align="left" fo:margin-left="24.00pt" fo:text-indent="0.00pt"/>
    </style:style>
    <style:style style:name="P82" style:family="paragraph">
      <style:paragraph-properties fo:line-height="100.00%" fo:text-align="left" fo:margin-left="24.00pt" fo:text-indent="0.00pt"/>
    </style:style>
    <style:style style:name="P83" style:family="paragraph">
      <style:paragraph-properties fo:line-height="100.00%" fo:text-align="left" fo:margin-left="24.00pt" fo:text-indent="0.00pt"/>
    </style:style>
    <style:style style:name="P84" style:family="paragraph">
      <style:paragraph-properties fo:line-height="100.00%" fo:text-align="left" fo:margin-left="24.00pt" fo:text-indent="0.00pt"/>
    </style:style>
    <style:style style:name="P85" style:family="paragraph">
      <style:paragraph-properties fo:line-height="100.00%" fo:text-align="left" fo:margin-left="24.00pt" fo:text-indent="0.00pt"/>
    </style:style>
    <style:style style:name="P86" style:family="paragraph">
      <style:paragraph-properties fo:line-height="100.00%" fo:text-align="left" fo:margin-left="24.00pt" fo:text-indent="0.00pt"/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24.00pt" fo:text-indent="0.00pt"/>
    </style:style>
    <style:style style:name="P89" style:family="paragraph">
      <style:paragraph-properties fo:line-height="100.00%" fo:text-align="left" fo:margin-left="24.00pt" fo:text-indent="0.00pt"/>
    </style:style>
    <style:style style:name="P90" style:family="paragraph">
      <style:paragraph-properties fo:line-height="100.00%" fo:text-align="left" fo:margin-left="24.00pt" fo:text-indent="0.00pt"/>
    </style:style>
    <style:style style:name="P91" style:family="paragraph">
      <style:paragraph-properties fo:line-height="100.00%" fo:text-align="left" fo:margin-left="24.00pt" fo:text-indent="0.00pt"/>
    </style:style>
    <style:style style:name="P92" style:family="paragraph">
      <style:paragraph-properties fo:line-height="100.00%" fo:text-align="left" fo:margin-left="24.00pt" fo:text-indent="0.00pt"/>
    </style:style>
    <style:style style:name="P93" style:family="paragraph">
      <style:paragraph-properties fo:line-height="100.00%" fo:text-align="left" fo:margin-left="24.00pt" fo:text-indent="0.00pt"/>
    </style:style>
    <style:style style:name="P94" style:family="paragraph">
      <style:paragraph-properties fo:line-height="100.00%" fo:text-align="left" fo:margin-left="24.00pt" fo:text-indent="0.00pt"/>
    </style:style>
    <style:style style:name="P95" style:family="paragraph">
      <style:paragraph-properties fo:line-height="100.00%" fo:text-align="left" fo:margin-left="24.00pt" fo:text-indent="0.00pt"/>
    </style:style>
    <style:style style:name="P96" style:family="paragraph">
      <style:paragraph-properties fo:line-height="100.00%" fo:text-align="left" fo:margin-left="24.00pt" fo:text-indent="0.00pt"/>
    </style:style>
    <style:style style:name="P97" style:family="paragraph">
      <style:paragraph-properties fo:line-height="100.00%" fo:text-align="left" fo:margin-left="24.00pt" fo:text-indent="0.00pt"/>
    </style:style>
    <style:style style:name="P98" style:family="paragraph">
      <style:paragraph-properties fo:line-height="100.00%" fo:text-align="left" fo:margin-left="24.00pt" fo:text-indent="0.00pt"/>
    </style:style>
    <style:style style:name="P99" style:family="paragraph">
      <style:paragraph-properties fo:line-height="100.00%" fo:text-align="left" fo:margin-left="24.00pt" fo:text-indent="0.00pt"/>
    </style:style>
    <style:style style:name="P100" style:family="paragraph">
      <style:paragraph-properties fo:line-height="100.00%" fo:text-align="left" fo:margin-left="24.00pt" fo:text-indent="0.00pt"/>
    </style:style>
    <style:style style:name="P101" style:family="paragraph">
      <style:paragraph-properties fo:line-height="100.00%" fo:text-align="left" fo:margin-left="24.00pt" fo:text-indent="0.00pt"/>
    </style:style>
    <style:style style:name="P102" style:family="paragraph">
      <style:paragraph-properties fo:line-height="100.00%" fo:text-align="left" fo:margin-left="24.00pt" fo:text-indent="0.00pt"/>
    </style:style>
    <style:style style:name="P103" style:family="paragraph">
      <style:paragraph-properties fo:line-height="100.00%" fo:text-align="left" fo:margin-left="24.00pt" fo:text-indent="0.00pt"/>
    </style:style>
    <style:style style:name="P104" style:family="paragraph">
      <style:paragraph-properties fo:line-height="100.00%" fo:text-align="left" fo:margin-left="24.00pt" fo:text-indent="0.00pt"/>
    </style:style>
    <style:style style:name="P105" style:family="paragraph">
      <style:paragraph-properties fo:line-height="100.00%" fo:text-align="left" fo:margin-left="24.00pt" fo:text-indent="0.00pt"/>
    </style:style>
    <style:style style:name="P106" style:family="paragraph">
      <style:paragraph-properties fo:line-height="100.00%" fo:text-align="left" fo:margin-left="24.00pt" fo:text-indent="0.00pt"/>
    </style:style>
    <style:style style:name="P107" style:family="paragraph">
      <style:paragraph-properties fo:line-height="100.00%" fo:text-align="left" fo:margin-left="24.00pt" fo:text-indent="0.00pt"/>
    </style:style>
    <style:style style:name="P108" style:family="paragraph">
      <style:paragraph-properties fo:line-height="100.00%" fo:text-align="left" fo:margin-left="24.00pt" fo:text-indent="0.00pt"/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24.00pt" fo:text-indent="0.00pt"/>
    </style:style>
    <style:style style:name="P111" style:family="paragraph">
      <style:paragraph-properties fo:line-height="100.00%" fo:text-align="left" fo:margin-left="24.00pt" fo:text-indent="0.00pt"/>
    </style:style>
    <style:style style:name="P112" style:family="paragraph">
      <style:paragraph-properties fo:line-height="100.00%" fo:text-align="left" fo:margin-left="24.00pt" fo:text-indent="0.00pt"/>
    </style:style>
    <style:style style:name="P113" style:family="paragraph">
      <style:paragraph-properties fo:line-height="100.00%" fo:text-align="left" fo:margin-left="24.00pt" fo:text-indent="0.00pt"/>
    </style:style>
    <style:style style:name="P114" style:family="paragraph">
      <style:paragraph-properties fo:line-height="100.00%" fo:text-align="left" fo:margin-left="24.00pt" fo:text-indent="0.00pt"/>
    </style:style>
    <style:style style:name="P115" style:family="paragraph">
      <style:paragraph-properties fo:line-height="100.00%" fo:text-align="left" fo:margin-left="24.00pt" fo:text-indent="0.00pt"/>
    </style:style>
    <style:style style:name="P116" style:family="paragraph">
      <style:paragraph-properties fo:line-height="100.00%" fo:text-align="left" fo:margin-left="24.00pt" fo:text-indent="0.00pt"/>
    </style:style>
    <style:style style:name="P117" style:family="paragraph">
      <style:paragraph-properties fo:line-height="100.00%" fo:text-align="left" fo:margin-left="24.00pt" fo:text-indent="0.00pt"/>
    </style:style>
    <style:style style:name="P118" style:family="paragraph">
      <style:paragraph-properties fo:line-height="100.00%" fo:text-align="left" fo:margin-left="24.00pt" fo:text-indent="0.00pt"/>
    </style:style>
    <style:style style:name="P119" style:family="paragraph">
      <style:paragraph-properties fo:line-height="100.00%" fo:text-align="left" fo:margin-left="24.00pt" fo:text-indent="0.00pt"/>
    </style:style>
    <style:style style:name="P120" style:family="paragraph">
      <style:paragraph-properties fo:line-height="100.00%" fo:text-align="left" fo:margin-left="24.00pt" fo:text-indent="0.00pt"/>
    </style:style>
    <style:style style:name="P121" style:family="paragraph">
      <style:paragraph-properties fo:line-height="100.00%" fo:text-align="left" fo:margin-left="24.00pt" fo:text-indent="0.00pt"/>
    </style:style>
    <style:style style:name="P122" style:family="paragraph">
      <style:paragraph-properties fo:line-height="100.00%" fo:text-align="left" fo:margin-left="24.00pt" fo:text-indent="0.00pt"/>
    </style:style>
    <style:style style:name="P123" style:family="paragraph">
      <style:paragraph-properties fo:line-height="100.00%" fo:text-align="left" fo:margin-left="24.00pt" fo:text-indent="0.00pt"/>
    </style:style>
    <style:style style:name="P124" style:family="paragraph">
      <style:paragraph-properties fo:line-height="100.00%" fo:text-align="left" fo:margin-left="24.00pt" fo:text-indent="0.00pt"/>
    </style:style>
    <style:style style:name="P125" style:family="paragraph">
      <style:paragraph-properties fo:line-height="100.00%" fo:text-align="left" fo:margin-left="24.00pt" fo:text-indent="0.00pt"/>
    </style:style>
    <style:style style:name="P126" style:family="paragraph">
      <style:paragraph-properties fo:line-height="100.00%" fo:text-align="left" fo:margin-left="24.00pt" fo:text-indent="0.00pt"/>
    </style:style>
    <style:style style:name="P127" style:family="paragraph">
      <style:paragraph-properties fo:line-height="100.00%" fo:text-align="left" fo:margin-left="24.00pt" fo:text-indent="0.00pt"/>
    </style:style>
    <style:style style:name="P128" style:family="paragraph">
      <style:paragraph-properties fo:line-height="100.00%" fo:text-align="left" fo:margin-left="24.00pt" fo:text-indent="0.00pt"/>
    </style:style>
    <style:style style:name="P129" style:family="paragraph">
      <style:paragraph-properties fo:line-height="100.00%" fo:text-align="left" fo:margin-left="24.00pt" fo:text-indent="0.00pt"/>
    </style:style>
    <style:style style:name="P130" style:family="paragraph">
      <style:paragraph-properties fo:line-height="100.00%" fo:text-align="left" fo:margin-left="24.00pt" fo:text-indent="0.00pt"/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 fo:margin-left="24.00pt" fo:text-indent="0.00pt"/>
    </style:style>
    <style:style style:name="P133" style:family="paragraph">
      <style:paragraph-properties fo:line-height="100.00%" fo:text-align="left" fo:margin-left="24.00pt" fo:text-indent="0.00pt"/>
    </style:style>
    <style:style style:name="P134" style:family="paragraph">
      <style:paragraph-properties fo:line-height="100.00%" fo:text-align="left" fo:margin-left="24.00pt" fo:text-indent="0.00pt"/>
    </style:style>
    <style:style style:name="P135" style:family="paragraph">
      <style:paragraph-properties fo:line-height="100.00%" fo:text-align="left" fo:margin-left="24.00pt" fo:text-indent="0.00pt"/>
    </style:style>
    <style:style style:name="P136" style:family="paragraph">
      <style:paragraph-properties fo:line-height="100.00%" fo:text-align="left" fo:margin-left="24.00pt" fo:text-indent="0.00pt"/>
    </style:style>
    <style:style style:name="P137" style:family="paragraph">
      <style:paragraph-properties fo:line-height="100.00%" fo:text-align="left" fo:margin-left="24.00pt" fo:text-indent="0.00pt"/>
    </style:style>
    <style:style style:name="P138" style:family="paragraph">
      <style:paragraph-properties fo:line-height="100.00%" fo:text-align="left" fo:margin-left="24.00pt" fo:text-indent="0.00pt"/>
    </style:style>
    <style:style style:name="P139" style:family="paragraph">
      <style:paragraph-properties fo:line-height="100.00%" fo:text-align="left" fo:margin-left="24.00pt" fo:text-indent="0.00pt"/>
    </style:style>
    <style:style style:name="P140" style:family="paragraph">
      <style:paragraph-properties fo:line-height="100.00%" fo:text-align="left" fo:margin-left="24.00pt" fo:text-indent="0.00pt"/>
    </style:style>
    <style:style style:name="P141" style:family="paragraph">
      <style:paragraph-properties fo:line-height="100.00%" fo:text-align="left" fo:margin-left="24.00pt" fo:text-indent="0.00pt"/>
    </style:style>
    <style:style style:name="P142" style:family="paragraph">
      <style:paragraph-properties fo:line-height="100.00%" fo:text-align="left" fo:margin-left="24.00pt" fo:text-indent="0.00pt"/>
    </style:style>
    <style:style style:name="P143" style:family="paragraph">
      <style:paragraph-properties fo:line-height="100.00%" fo:text-align="left" fo:margin-left="24.00pt" fo:text-indent="0.00pt"/>
    </style:style>
    <style:style style:name="P144" style:family="paragraph">
      <style:paragraph-properties fo:line-height="100.00%" fo:text-align="left" fo:margin-left="24.00pt" fo:text-indent="0.00pt"/>
    </style:style>
    <style:style style:name="P145" style:family="paragraph">
      <style:paragraph-properties fo:line-height="100.00%" fo:text-align="left" fo:margin-left="24.00pt" fo:text-indent="0.00pt"/>
    </style:style>
    <style:style style:name="P146" style:family="paragraph">
      <style:paragraph-properties fo:line-height="100.00%" fo:text-align="left" fo:margin-left="24.00pt" fo:text-indent="0.00pt"/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 fo:margin-left="24.00pt" fo:text-indent="0.00pt"/>
    </style:style>
    <style:style style:name="P149" style:family="paragraph">
      <style:paragraph-properties fo:line-height="100.00%" fo:text-align="left" fo:margin-left="24.00pt" fo:text-indent="0.00pt"/>
    </style:style>
    <style:style style:name="P150" style:family="paragraph">
      <style:paragraph-properties fo:line-height="100.00%" fo:text-align="left" fo:margin-left="24.00pt" fo:text-indent="0.00pt"/>
    </style:style>
    <style:style style:name="P151" style:family="paragraph">
      <style:paragraph-properties fo:line-height="100.00%" fo:text-align="left" fo:margin-left="24.00pt" fo:text-indent="0.00pt"/>
    </style:style>
    <style:style style:name="P152" style:family="paragraph">
      <style:paragraph-properties fo:line-height="100.00%" fo:text-align="left" fo:margin-left="24.00pt" fo:text-indent="0.00pt"/>
    </style:style>
    <style:style style:name="P153" style:family="paragraph">
      <style:paragraph-properties fo:line-height="100.00%" fo:text-align="left" fo:margin-left="24.00pt" fo:text-indent="0.00pt"/>
    </style:style>
    <style:style style:name="P154" style:family="paragraph">
      <style:paragraph-properties fo:line-height="100.00%" fo:text-align="left" fo:margin-left="24.00pt" fo:text-indent="0.00pt"/>
    </style:style>
    <style:style style:name="P155" style:family="paragraph">
      <style:paragraph-properties fo:line-height="100.00%" fo:text-align="left" fo:margin-left="24.00pt" fo:text-indent="0.00pt"/>
    </style:style>
    <style:style style:name="P156" style:family="paragraph">
      <style:paragraph-properties fo:line-height="100.00%" fo:text-align="left" fo:margin-left="24.00pt" fo:text-indent="0.00pt"/>
    </style:style>
    <style:style style:name="P157" style:family="paragraph">
      <style:paragraph-properties fo:line-height="100.00%" fo:text-align="left" fo:margin-left="24.00pt" fo:text-indent="0.00pt"/>
    </style:style>
    <style:style style:name="P158" style:family="paragraph">
      <style:paragraph-properties fo:line-height="100.00%" fo:text-align="left" fo:margin-left="24.00pt" fo:text-indent="0.00pt"/>
    </style:style>
    <style:style style:name="P159" style:family="paragraph">
      <style:paragraph-properties fo:line-height="100.00%" fo:text-align="left" fo:margin-left="24.00pt" fo:text-indent="0.00pt"/>
    </style:style>
    <style:style style:name="P160" style:family="paragraph">
      <style:paragraph-properties fo:line-height="100.00%" fo:text-align="left" fo:margin-left="24.00pt" fo:text-indent="0.00pt"/>
    </style:style>
    <style:style style:name="P161" style:family="paragraph">
      <style:paragraph-properties fo:line-height="100.00%" fo:text-align="left"/>
    </style:style>
    <style:style style:name="P162" style:family="paragraph">
      <style:paragraph-properties fo:line-height="100.00%" fo:text-align="left" fo:margin-left="24.00pt" fo:text-indent="0.00pt"/>
    </style:style>
    <style:style style:name="P163" style:family="paragraph">
      <style:paragraph-properties fo:line-height="100.00%" fo:text-align="left" fo:margin-left="24.00pt" fo:text-indent="0.00pt"/>
    </style:style>
    <style:style style:name="P164" style:family="paragraph">
      <style:paragraph-properties fo:line-height="100.00%" fo:text-align="left" fo:margin-left="24.00pt" fo:text-indent="0.00pt"/>
    </style:style>
    <style:style style:name="P165" style:family="paragraph">
      <style:paragraph-properties fo:line-height="100.00%" fo:text-align="left" fo:margin-left="24.00pt" fo:text-indent="0.00pt"/>
    </style:style>
    <style:style style:name="P166" style:family="paragraph">
      <style:paragraph-properties fo:line-height="100.00%" fo:text-align="left" fo:margin-left="24.00pt" fo:text-indent="0.00pt"/>
    </style:style>
    <style:style style:name="P167" style:family="paragraph">
      <style:paragraph-properties fo:line-height="100.00%" fo:text-align="left" fo:margin-left="24.00pt" fo:text-indent="0.00pt"/>
    </style:style>
    <style:style style:name="P168" style:family="paragraph">
      <style:paragraph-properties fo:line-height="100.00%" fo:text-align="left" fo:margin-left="24.00pt" fo:text-indent="0.00pt"/>
    </style:style>
    <style:style style:name="P169" style:family="paragraph">
      <style:paragraph-properties fo:line-height="100.00%" fo:text-align="left" fo:margin-left="24.00pt" fo:text-indent="0.00pt"/>
    </style:style>
    <style:style style:name="P170" style:family="paragraph">
      <style:paragraph-properties fo:line-height="100.00%" fo:text-align="left" fo:margin-left="24.00pt" fo:text-indent="0.00pt"/>
    </style:style>
    <style:style style:name="P171" style:family="paragraph">
      <style:paragraph-properties fo:line-height="100.00%" fo:text-align="left" fo:margin-left="24.00pt" fo:text-indent="0.00pt"/>
    </style:style>
    <style:style style:name="P172" style:family="paragraph">
      <style:paragraph-properties fo:line-height="100.00%" fo:text-align="left" fo:margin-left="24.00pt" fo:text-indent="0.00pt"/>
    </style:style>
    <style:style style:name="P173" style:family="paragraph">
      <style:paragraph-properties fo:line-height="100.00%" fo:text-align="left" fo:margin-left="24.00pt" fo:text-indent="0.00pt"/>
    </style:style>
    <style:style style:name="P174" style:family="paragraph">
      <style:paragraph-properties fo:line-height="100.00%" fo:text-align="left" fo:margin-left="24.00pt" fo:text-indent="0.00pt"/>
    </style:style>
    <style:style style:name="P175" style:family="paragraph">
      <style:paragraph-properties fo:line-height="100.00%" fo:text-align="left" fo:margin-left="24.00pt" fo:text-indent="0.00pt"/>
    </style:style>
    <style:style style:name="P176" style:family="paragraph">
      <style:paragraph-properties fo:line-height="100.00%" fo:text-align="left" fo:margin-left="24.00pt" fo:text-indent="0.00pt"/>
    </style:style>
    <style:style style:name="P177" style:family="paragraph">
      <style:paragraph-properties fo:line-height="100.00%" fo:text-align="left" fo:margin-left="24.00pt" fo:text-indent="0.00pt"/>
    </style:style>
    <style:style style:name="P178" style:family="paragraph">
      <style:paragraph-properties fo:line-height="100.00%" fo:text-align="left" fo:margin-left="24.00pt" fo:text-indent="0.00pt"/>
    </style:style>
    <style:style style:name="P179" style:family="paragraph">
      <style:paragraph-properties fo:line-height="100.00%" fo:text-align="left"/>
    </style:style>
    <style:style style:name="P180" style:family="paragraph">
      <style:paragraph-properties fo:line-height="100.00%" fo:text-align="left" fo:margin-left="24.00pt" fo:text-indent="0.00pt"/>
    </style:style>
    <style:style style:name="P181" style:family="paragraph">
      <style:paragraph-properties fo:line-height="100.00%" fo:text-align="left" fo:margin-left="24.00pt" fo:text-indent="0.00pt"/>
    </style:style>
    <style:style style:name="P182" style:family="paragraph">
      <style:paragraph-properties fo:line-height="100.00%" fo:text-align="left" fo:margin-left="24.00pt" fo:text-indent="0.00pt"/>
    </style:style>
    <style:style style:name="P183" style:family="paragraph">
      <style:paragraph-properties fo:line-height="100.00%" fo:text-align="left" fo:margin-left="24.00pt" fo:text-indent="0.00pt"/>
    </style:style>
    <style:style style:name="P184" style:family="paragraph">
      <style:paragraph-properties fo:line-height="100.00%" fo:text-align="left" fo:margin-left="24.00pt" fo:text-indent="0.00pt"/>
    </style:style>
    <style:style style:name="P185" style:family="paragraph">
      <style:paragraph-properties fo:line-height="100.00%" fo:text-align="left" fo:margin-left="24.00pt" fo:text-indent="0.00pt"/>
    </style:style>
    <style:style style:name="P186" style:family="paragraph">
      <style:paragraph-properties fo:line-height="100.00%" fo:text-align="left" fo:margin-left="24.00pt" fo:text-indent="0.00pt"/>
    </style:style>
    <style:style style:name="P187" style:family="paragraph">
      <style:paragraph-properties fo:line-height="100.00%" fo:text-align="left" fo:margin-left="24.00pt" fo:text-indent="0.00pt"/>
    </style:style>
    <style:style style:name="P188" style:family="paragraph">
      <style:paragraph-properties fo:line-height="100.00%" fo:text-align="left" fo:margin-left="24.00pt" fo:text-indent="0.00pt"/>
    </style:style>
    <style:style style:name="P189" style:family="paragraph">
      <style:paragraph-properties fo:line-height="100.00%" fo:text-align="left" fo:margin-left="24.00pt" fo:text-indent="0.00pt"/>
    </style:style>
    <style:style style:name="P190" style:family="paragraph">
      <style:paragraph-properties fo:line-height="100.00%" fo:text-align="left" fo:margin-left="24.00pt" fo:text-indent="0.00pt"/>
    </style:style>
    <style:style style:name="P191" style:family="paragraph">
      <style:paragraph-properties fo:line-height="100.00%" fo:text-align="left" fo:margin-left="24.00pt" fo:text-indent="0.00pt"/>
    </style:style>
    <style:style style:name="P192" style:family="paragraph">
      <style:paragraph-properties fo:line-height="100.00%" fo:text-align="left" fo:margin-left="24.00pt" fo:text-indent="0.00pt"/>
    </style:style>
    <style:style style:name="P193" style:family="paragraph">
      <style:paragraph-properties fo:line-height="100.00%" fo:text-align="left" fo:margin-left="24.00pt" fo:text-indent="0.00pt"/>
    </style:style>
    <style:style style:name="P194" style:family="paragraph">
      <style:paragraph-properties fo:line-height="100.00%" fo:text-align="left" fo:margin-left="24.00pt" fo:text-indent="0.00pt"/>
    </style:style>
    <style:style style:name="P195" style:family="paragraph">
      <style:paragraph-properties fo:line-height="100.00%" fo:text-align="left" fo:margin-left="24.00pt" fo:text-indent="0.00pt"/>
    </style:style>
    <style:style style:name="P196" style:family="paragraph">
      <style:paragraph-properties fo:line-height="100.00%" fo:text-align="left" fo:margin-left="24.00pt" fo:text-indent="0.00pt"/>
    </style:style>
    <style:style style:name="P197" style:family="paragraph">
      <style:paragraph-properties fo:line-height="100.00%" fo:text-align="left" fo:margin-left="24.00pt" fo:text-indent="0.00pt"/>
    </style:style>
    <style:style style:name="P198" style:family="paragraph">
      <style:paragraph-properties fo:line-height="100.00%" fo:text-align="left" fo:margin-left="24.00pt" fo:text-indent="0.00pt"/>
    </style:style>
    <style:style style:name="P199" style:family="paragraph">
      <style:paragraph-properties fo:line-height="100.00%" fo:text-align="left" fo:margin-left="24.00pt" fo:text-indent="0.00pt"/>
    </style:style>
    <style:style style:name="P200" style:family="paragraph">
      <style:paragraph-properties fo:line-height="100.00%" fo:text-align="left" fo:margin-left="24.00pt" fo:text-indent="0.00pt"/>
    </style:style>
    <style:style style:name="P201" style:family="paragraph">
      <style:paragraph-properties fo:line-height="100.00%" fo:text-align="left" fo:margin-left="24.00pt" fo:text-indent="0.00pt"/>
    </style:style>
    <style:style style:name="P202" style:family="paragraph">
      <style:paragraph-properties fo:line-height="100.00%" fo:text-align="left" fo:margin-left="24.00pt" fo:text-indent="0.00pt"/>
    </style:style>
    <style:style style:name="P203" style:family="paragraph">
      <style:paragraph-properties fo:line-height="100.00%" fo:text-align="left" fo:margin-left="24.00pt" fo:text-indent="0.00pt"/>
    </style:style>
    <style:style style:name="P204" style:family="paragraph">
      <style:paragraph-properties fo:line-height="100.00%" fo:text-align="left" fo:margin-left="24.00pt" fo:text-indent="0.00pt"/>
    </style:style>
    <style:style style:name="P205" style:family="paragraph">
      <style:paragraph-properties fo:line-height="100.00%" fo:text-align="left"/>
    </style:style>
    <style:style style:name="P206" style:family="paragraph">
      <style:paragraph-properties fo:line-height="100.00%" fo:text-align="left" fo:margin-left="24.00pt" fo:text-indent="0.00pt"/>
    </style:style>
    <style:style style:name="P207" style:family="paragraph">
      <style:paragraph-properties fo:line-height="100.00%" fo:text-align="left" fo:margin-left="24.00pt" fo:text-indent="0.00pt"/>
    </style:style>
    <style:style style:name="P208" style:family="paragraph">
      <style:paragraph-properties fo:line-height="100.00%" fo:text-align="left" fo:margin-left="24.00pt" fo:text-indent="0.00pt"/>
    </style:style>
    <style:style style:name="P209" style:family="paragraph">
      <style:paragraph-properties fo:line-height="100.00%" fo:text-align="left" fo:margin-left="24.00pt" fo:text-indent="0.00pt"/>
    </style:style>
    <style:style style:name="P210" style:family="paragraph">
      <style:paragraph-properties fo:line-height="100.00%" fo:text-align="left" fo:margin-left="24.00pt" fo:text-indent="0.00pt"/>
    </style:style>
    <style:style style:name="P211" style:family="paragraph">
      <style:paragraph-properties fo:line-height="100.00%" fo:text-align="left" fo:margin-left="24.00pt" fo:text-indent="0.00pt"/>
    </style:style>
    <style:style style:name="P212" style:family="paragraph">
      <style:paragraph-properties fo:line-height="100.00%" fo:text-align="left" fo:margin-left="24.00pt" fo:text-indent="0.00pt"/>
    </style:style>
    <style:style style:name="P213" style:family="paragraph">
      <style:paragraph-properties fo:line-height="100.00%" fo:text-align="left" fo:margin-left="24.00pt" fo:text-indent="0.00pt"/>
    </style:style>
    <style:style style:name="P214" style:family="paragraph">
      <style:paragraph-properties fo:line-height="100.00%" fo:text-align="left" fo:margin-left="24.00pt" fo:text-indent="0.00pt"/>
    </style:style>
    <style:style style:name="P215" style:family="paragraph">
      <style:paragraph-properties fo:line-height="100.00%" fo:text-align="left" fo:margin-left="24.00pt" fo:text-indent="0.00pt"/>
    </style:style>
    <style:style style:name="P216" style:family="paragraph">
      <style:paragraph-properties fo:line-height="100.00%" fo:text-align="left" fo:margin-left="24.00pt" fo:text-indent="0.00pt"/>
    </style:style>
    <style:style style:name="P217" style:family="paragraph">
      <style:paragraph-properties fo:line-height="100.00%" fo:text-align="left" fo:margin-left="24.00pt" fo:text-indent="0.00pt"/>
    </style:style>
    <style:style style:name="P218" style:family="paragraph">
      <style:paragraph-properties fo:line-height="100.00%" fo:text-align="left" fo:margin-left="24.00pt" fo:text-indent="0.00pt"/>
    </style:style>
    <style:style style:name="P219" style:family="paragraph">
      <style:paragraph-properties fo:line-height="100.00%" fo:text-align="left" fo:margin-left="24.00pt" fo:text-indent="0.00pt"/>
    </style:style>
    <style:style style:name="P220" style:family="paragraph">
      <style:paragraph-properties fo:line-height="100.00%" fo:text-align="left" fo:margin-left="24.00pt" fo:text-indent="0.00pt"/>
    </style:style>
    <style:style style:name="P221" style:family="paragraph">
      <style:paragraph-properties fo:line-height="100.00%" fo:text-align="left" fo:margin-left="24.00pt" fo:text-indent="0.00pt"/>
    </style:style>
    <style:style style:name="P222" style:family="paragraph">
      <style:paragraph-properties fo:line-height="100.00%" fo:text-align="left" fo:margin-left="24.00pt" fo:text-indent="0.00pt"/>
    </style:style>
    <style:style style:name="P223" style:family="paragraph">
      <style:paragraph-properties fo:line-height="100.00%" fo:text-align="left" fo:margin-left="24.00pt" fo:text-indent="0.00pt"/>
    </style:style>
    <style:style style:name="P224" style:family="paragraph">
      <style:paragraph-properties fo:line-height="100.00%" fo:text-align="left" fo:margin-left="24.00pt" fo:text-indent="0.00pt"/>
    </style:style>
    <style:style style:name="P225" style:family="paragraph">
      <style:paragraph-properties fo:line-height="100.00%" fo:text-align="left" fo:margin-left="24.00pt" fo:text-indent="0.00pt"/>
    </style:style>
    <style:style style:name="P226" style:family="paragraph">
      <style:paragraph-properties fo:line-height="100.00%" fo:text-align="left" fo:margin-left="24.00pt" fo:text-indent="0.00pt"/>
    </style:style>
    <style:style style:name="P227" style:family="paragraph">
      <style:paragraph-properties fo:line-height="100.00%" fo:text-align="left" fo:margin-left="24.00pt" fo:text-indent="0.00pt"/>
    </style:style>
    <style:style style:name="P228" style:family="paragraph">
      <style:paragraph-properties fo:line-height="100.00%" fo:text-align="left" fo:margin-left="24.00pt" fo:text-indent="0.00pt"/>
    </style:style>
    <style:style style:name="P229" style:family="paragraph">
      <style:paragraph-properties fo:line-height="100.00%" fo:text-align="left"/>
    </style:style>
    <style:style style:name="P230" style:family="paragraph">
      <style:paragraph-properties fo:line-height="100.00%" fo:text-align="left" fo:margin-left="24.00pt" fo:text-indent="0.00pt"/>
    </style:style>
    <style:style style:name="P231" style:family="paragraph">
      <style:paragraph-properties fo:line-height="100.00%" fo:text-align="left" fo:margin-left="24.00pt" fo:text-indent="0.00pt"/>
    </style:style>
    <style:style style:name="P232" style:family="paragraph">
      <style:paragraph-properties fo:line-height="100.00%" fo:text-align="left" fo:margin-left="24.00pt" fo:text-indent="0.00pt"/>
    </style:style>
    <style:style style:name="P233" style:family="paragraph">
      <style:paragraph-properties fo:line-height="100.00%" fo:text-align="left" fo:margin-left="24.00pt" fo:text-indent="0.00pt"/>
    </style:style>
    <style:style style:name="P234" style:family="paragraph">
      <style:paragraph-properties fo:line-height="100.00%" fo:text-align="left" fo:margin-left="24.00pt" fo:text-indent="0.00pt"/>
    </style:style>
    <style:style style:name="P235" style:family="paragraph">
      <style:paragraph-properties fo:line-height="100.00%" fo:text-align="left" fo:margin-left="24.00pt" fo:text-indent="0.00pt"/>
    </style:style>
    <style:style style:name="P236" style:family="paragraph">
      <style:paragraph-properties fo:line-height="100.00%" fo:text-align="left" fo:margin-left="24.00pt" fo:text-indent="0.00pt"/>
    </style:style>
    <style:style style:name="P237" style:family="paragraph">
      <style:paragraph-properties fo:line-height="100.00%" fo:text-align="left" fo:margin-left="24.00pt" fo:text-indent="0.00pt"/>
    </style:style>
    <style:style style:name="P238" style:family="paragraph">
      <style:paragraph-properties fo:line-height="100.00%" fo:text-align="left" fo:margin-left="24.00pt" fo:text-indent="0.00pt"/>
    </style:style>
    <style:style style:name="P239" style:family="paragraph">
      <style:paragraph-properties fo:line-height="100.00%" fo:text-align="left" fo:margin-left="24.00pt" fo:text-indent="0.00pt"/>
    </style:style>
    <style:style style:name="P240" style:family="paragraph">
      <style:paragraph-properties fo:line-height="100.00%" fo:text-align="left" fo:margin-left="24.00pt" fo:text-indent="0.00pt"/>
    </style:style>
    <style:style style:name="P241" style:family="paragraph">
      <style:paragraph-properties fo:line-height="100.00%" fo:text-align="left"/>
    </style:style>
    <style:style style:name="P242" style:family="paragraph">
      <style:paragraph-properties fo:line-height="100.00%" fo:text-align="left" fo:margin-left="24.00pt" fo:text-indent="0.00pt"/>
    </style:style>
    <style:style style:name="P243" style:family="paragraph">
      <style:paragraph-properties fo:line-height="100.00%" fo:text-align="left" fo:margin-left="24.00pt" fo:text-indent="0.00pt"/>
    </style:style>
    <style:style style:name="P244" style:family="paragraph">
      <style:paragraph-properties fo:line-height="100.00%" fo:text-align="left" fo:margin-left="24.00pt" fo:text-indent="0.00pt"/>
    </style:style>
    <style:style style:name="P245" style:family="paragraph">
      <style:paragraph-properties fo:line-height="100.00%" fo:text-align="left" fo:margin-left="24.00pt" fo:text-indent="0.00pt"/>
    </style:style>
    <style:style style:name="P246" style:family="paragraph">
      <style:paragraph-properties fo:line-height="100.00%" fo:text-align="left" fo:margin-left="24.00pt" fo:text-indent="0.00pt"/>
    </style:style>
    <style:style style:name="P247" style:family="paragraph">
      <style:paragraph-properties fo:line-height="100.00%" fo:text-align="left" fo:margin-left="24.00pt" fo:text-indent="0.00pt"/>
    </style:style>
    <style:style style:name="P248" style:family="paragraph">
      <style:paragraph-properties fo:line-height="100.00%" fo:text-align="left" fo:margin-left="24.00pt" fo:text-indent="0.00pt"/>
    </style:style>
    <style:style style:name="P249" style:family="paragraph">
      <style:paragraph-properties fo:line-height="100.00%" fo:text-align="left" fo:margin-left="24.00pt" fo:text-indent="0.00pt"/>
    </style:style>
    <style:style style:name="P250" style:family="paragraph">
      <style:paragraph-properties fo:line-height="100.00%" fo:text-align="left" fo:margin-left="24.00pt" fo:text-indent="0.00pt"/>
    </style:style>
    <style:style style:name="P251" style:family="paragraph">
      <style:paragraph-properties fo:line-height="100.00%" fo:text-align="left"/>
    </style:style>
    <style:style style:name="P252" style:family="paragraph">
      <style:paragraph-properties fo:line-height="100.00%" fo:text-align="left" fo:margin-left="24.00pt" fo:text-indent="0.00pt"/>
    </style:style>
    <style:style style:name="P253" style:family="paragraph">
      <style:paragraph-properties fo:line-height="100.00%" fo:text-align="left" fo:margin-left="24.00pt" fo:text-indent="0.00pt"/>
    </style:style>
    <style:style style:name="P254" style:family="paragraph">
      <style:paragraph-properties fo:line-height="100.00%" fo:text-align="left" fo:margin-left="24.00pt" fo:text-indent="0.00pt"/>
    </style:style>
    <style:style style:name="P255" style:family="paragraph">
      <style:paragraph-properties fo:line-height="100.00%" fo:text-align="left" fo:margin-left="24.00pt" fo:text-indent="0.00pt"/>
    </style:style>
    <style:style style:name="P256" style:family="paragraph">
      <style:paragraph-properties fo:line-height="100.00%" fo:text-align="left" fo:margin-left="24.00pt" fo:text-indent="0.00pt"/>
    </style:style>
    <style:style style:name="P257" style:family="paragraph">
      <style:paragraph-properties fo:line-height="100.00%" fo:text-align="left" fo:margin-left="24.00pt" fo:text-indent="0.00pt"/>
    </style:style>
    <style:style style:name="P258" style:family="paragraph">
      <style:paragraph-properties fo:line-height="100.00%" fo:text-align="left" fo:margin-left="24.00pt" fo:text-indent="0.00pt"/>
    </style:style>
    <style:style style:name="P259" style:family="paragraph">
      <style:paragraph-properties fo:line-height="100.00%" fo:text-align="left" fo:margin-left="24.00pt" fo:text-indent="0.00pt"/>
    </style:style>
    <style:style style:name="P260" style:family="paragraph">
      <style:paragraph-properties fo:line-height="100.00%" fo:text-align="left" fo:margin-left="24.00pt" fo:text-indent="0.00pt"/>
    </style:style>
    <style:style style:name="P261" style:family="paragraph">
      <style:paragraph-properties fo:line-height="100.00%" fo:text-align="left" fo:margin-left="24.00pt" fo:text-indent="0.00pt"/>
    </style:style>
    <style:style style:name="P262" style:family="paragraph">
      <style:paragraph-properties fo:line-height="100.00%" fo:text-align="left" fo:margin-left="24.00pt" fo:text-indent="0.00pt"/>
    </style:style>
    <style:style style:name="P263" style:family="paragraph">
      <style:paragraph-properties fo:line-height="100.00%" fo:text-align="left" fo:margin-left="24.00pt" fo:text-indent="0.00pt"/>
    </style:style>
    <style:style style:name="P264" style:family="paragraph">
      <style:paragraph-properties fo:line-height="100.00%" fo:text-align="left" fo:margin-left="24.00pt" fo:text-indent="0.00pt"/>
    </style:style>
    <style:style style:name="P265" style:family="paragraph">
      <style:paragraph-properties fo:line-height="100.00%" fo:text-align="left" fo:margin-left="24.00pt" fo:text-indent="0.00pt"/>
    </style:style>
    <style:style style:name="P266" style:family="paragraph">
      <style:paragraph-properties fo:line-height="100.00%" fo:text-align="left" fo:margin-left="24.00pt" fo:text-indent="0.00pt"/>
    </style:style>
    <style:style style:name="P267" style:family="paragraph">
      <style:paragraph-properties fo:line-height="100.00%" fo:text-align="left"/>
    </style:style>
    <style:style style:name="P268" style:family="paragraph">
      <style:paragraph-properties fo:line-height="100.00%" fo:text-align="left" fo:margin-left="24.00pt" fo:text-indent="0.00pt"/>
    </style:style>
    <style:style style:name="P269" style:family="paragraph">
      <style:paragraph-properties fo:line-height="100.00%" fo:text-align="left" fo:margin-left="24.00pt" fo:text-indent="0.00pt"/>
    </style:style>
    <style:style style:name="P270" style:family="paragraph">
      <style:paragraph-properties fo:line-height="100.00%" fo:text-align="left" fo:margin-left="24.00pt" fo:text-indent="0.00pt"/>
    </style:style>
    <style:style style:name="P271" style:family="paragraph">
      <style:paragraph-properties fo:line-height="100.00%" fo:text-align="left" fo:margin-left="24.00pt" fo:text-indent="0.00pt"/>
    </style:style>
    <style:style style:name="P272" style:family="paragraph">
      <style:paragraph-properties fo:line-height="100.00%" fo:text-align="left" fo:margin-left="24.00pt" fo:text-indent="0.00pt"/>
    </style:style>
    <style:style style:name="P273" style:family="paragraph">
      <style:paragraph-properties fo:line-height="100.00%" fo:text-align="left" fo:margin-left="24.00pt" fo:text-indent="0.00pt"/>
    </style:style>
    <style:style style:name="P274" style:family="paragraph">
      <style:paragraph-properties fo:line-height="100.00%" fo:text-align="left" fo:margin-left="24.00pt" fo:text-indent="0.00pt"/>
    </style:style>
    <style:style style:name="P275" style:family="paragraph">
      <style:paragraph-properties fo:line-height="100.00%" fo:text-align="left" fo:margin-left="24.00pt" fo:text-indent="0.00pt"/>
    </style:style>
    <style:style style:name="P276" style:family="paragraph">
      <style:paragraph-properties fo:line-height="100.00%" fo:text-align="left" fo:margin-left="24.00pt" fo:text-indent="0.00pt"/>
    </style:style>
    <style:style style:name="P277" style:family="paragraph">
      <style:paragraph-properties fo:line-height="100.00%" fo:text-align="left"/>
    </style:style>
    <style:style style:name="P278" style:family="paragraph">
      <style:paragraph-properties fo:line-height="100.00%" fo:text-align="left" fo:margin-left="24.00pt" fo:text-indent="0.00pt"/>
    </style:style>
    <style:style style:name="P279" style:family="paragraph">
      <style:paragraph-properties fo:line-height="100.00%" fo:text-align="left" fo:margin-left="24.00pt" fo:text-indent="0.00pt"/>
    </style:style>
    <style:style style:name="P280" style:family="paragraph">
      <style:paragraph-properties fo:line-height="100.00%" fo:text-align="left" fo:margin-left="24.00pt" fo:text-indent="0.00pt"/>
    </style:style>
    <style:style style:name="P281" style:family="paragraph">
      <style:paragraph-properties fo:line-height="100.00%" fo:text-align="left" fo:margin-left="24.00pt" fo:text-indent="0.00pt"/>
    </style:style>
    <style:style style:name="P282" style:family="paragraph">
      <style:paragraph-properties fo:line-height="100.00%" fo:text-align="left" fo:margin-left="24.00pt" fo:text-indent="0.00pt"/>
    </style:style>
    <style:style style:name="P283" style:family="paragraph">
      <style:paragraph-properties fo:line-height="100.00%" fo:text-align="left" fo:margin-left="24.00pt" fo:text-indent="0.00pt"/>
    </style:style>
    <style:style style:name="P284" style:family="paragraph">
      <style:paragraph-properties fo:line-height="100.00%" fo:text-align="left" fo:margin-left="24.00pt" fo:text-indent="0.00pt"/>
    </style:style>
    <style:style style:name="P285" style:family="paragraph">
      <style:paragraph-properties fo:line-height="100.00%" fo:text-align="left" fo:margin-left="24.00pt" fo:text-indent="0.00pt"/>
    </style:style>
    <style:style style:name="P286" style:family="paragraph">
      <style:paragraph-properties fo:line-height="100.00%" fo:text-align="left" fo:margin-left="24.00pt" fo:text-indent="0.00pt"/>
    </style:style>
    <style:style style:name="P287" style:family="paragraph">
      <style:paragraph-properties fo:line-height="100.00%" fo:text-align="left" fo:margin-left="24.00pt" fo:text-indent="0.00pt"/>
    </style:style>
    <style:style style:name="P288" style:family="paragraph">
      <style:paragraph-properties fo:line-height="100.00%" fo:text-align="left" fo:margin-left="24.00pt" fo:text-indent="0.00pt"/>
    </style:style>
    <style:style style:name="P289" style:family="paragraph">
      <style:paragraph-properties fo:line-height="100.00%" fo:text-align="left"/>
    </style:style>
    <style:style style:name="P290" style:family="paragraph">
      <style:paragraph-properties fo:line-height="100.00%" fo:text-align="left" fo:margin-left="24.00pt" fo:text-indent="0.00pt"/>
    </style:style>
    <style:style style:name="P291" style:family="paragraph">
      <style:paragraph-properties fo:line-height="100.00%" fo:text-align="left" fo:margin-left="24.00pt" fo:text-indent="0.00pt"/>
    </style:style>
    <style:style style:name="P292" style:family="paragraph">
      <style:paragraph-properties fo:line-height="100.00%" fo:text-align="left" fo:margin-left="24.00pt" fo:text-indent="0.00pt"/>
    </style:style>
    <style:style style:name="P293" style:family="paragraph">
      <style:paragraph-properties fo:line-height="100.00%" fo:text-align="left" fo:margin-left="24.00pt" fo:text-indent="0.00pt"/>
    </style:style>
    <style:style style:name="P294" style:family="paragraph">
      <style:paragraph-properties fo:line-height="100.00%" fo:text-align="left" fo:margin-left="24.00pt" fo:text-indent="0.00pt"/>
    </style:style>
    <style:style style:name="P295" style:family="paragraph">
      <style:paragraph-properties fo:line-height="100.00%" fo:text-align="left" fo:margin-left="24.00pt" fo:text-indent="0.00pt"/>
    </style:style>
    <style:style style:name="P296" style:family="paragraph">
      <style:paragraph-properties fo:line-height="100.00%" fo:text-align="left" fo:margin-left="24.00pt" fo:text-indent="0.00pt"/>
    </style:style>
    <style:style style:name="P297" style:family="paragraph">
      <style:paragraph-properties fo:line-height="100.00%" fo:text-align="left" fo:margin-left="24.00pt" fo:text-indent="0.00pt"/>
    </style:style>
    <style:style style:name="P298" style:family="paragraph">
      <style:paragraph-properties fo:line-height="100.00%" fo:text-align="left" fo:margin-left="24.00pt" fo:text-indent="0.00pt"/>
    </style:style>
    <style:style style:name="P299" style:family="paragraph">
      <style:paragraph-properties fo:line-height="100.00%" fo:text-align="left"/>
    </style:style>
    <style:style style:name="P300" style:family="paragraph">
      <style:paragraph-properties fo:line-height="100.00%" fo:text-align="left" fo:margin-left="24.00pt" fo:text-indent="0.00pt"/>
    </style:style>
    <style:style style:name="P301" style:family="paragraph">
      <style:paragraph-properties fo:line-height="100.00%" fo:text-align="left" fo:margin-left="24.00pt" fo:text-indent="0.00pt"/>
    </style:style>
    <style:style style:name="P302" style:family="paragraph">
      <style:paragraph-properties fo:line-height="100.00%" fo:text-align="left" fo:margin-left="24.00pt" fo:text-indent="0.00pt"/>
    </style:style>
    <style:style style:name="P303" style:family="paragraph">
      <style:paragraph-properties fo:line-height="100.00%" fo:text-align="left" fo:margin-left="24.00pt" fo:text-indent="0.00pt"/>
    </style:style>
    <style:style style:name="P304" style:family="paragraph">
      <style:paragraph-properties fo:line-height="100.00%" fo:text-align="left" fo:margin-left="24.00pt" fo:text-indent="0.00pt"/>
    </style:style>
    <style:style style:name="P305" style:family="paragraph">
      <style:paragraph-properties fo:line-height="100.00%" fo:text-align="left" fo:margin-left="24.00pt" fo:text-indent="0.00pt"/>
    </style:style>
    <style:style style:name="P306" style:family="paragraph">
      <style:paragraph-properties fo:line-height="100.00%" fo:text-align="left" fo:margin-left="24.00pt" fo:text-indent="0.00pt"/>
    </style:style>
    <style:style style:name="P307" style:family="paragraph">
      <style:paragraph-properties fo:line-height="100.00%" fo:text-align="left" fo:margin-left="24.00pt" fo:text-indent="0.00pt"/>
    </style:style>
    <style:style style:name="P308" style:family="paragraph">
      <style:paragraph-properties fo:line-height="100.00%" fo:text-align="left" fo:margin-left="24.00pt" fo:text-indent="0.00pt"/>
    </style:style>
    <style:style style:name="P309" style:family="paragraph">
      <style:paragraph-properties fo:line-height="100.00%" fo:text-align="left"/>
    </style:style>
    <style:style style:name="P310" style:family="paragraph">
      <style:paragraph-properties fo:line-height="100.00%" fo:text-align="left" fo:margin-left="24.00pt" fo:text-indent="0.00pt"/>
    </style:style>
    <style:style style:name="P311" style:family="paragraph">
      <style:paragraph-properties fo:line-height="100.00%" fo:text-align="left" fo:margin-left="24.00pt" fo:text-indent="0.00pt"/>
    </style:style>
    <style:style style:name="P312" style:family="paragraph">
      <style:paragraph-properties fo:line-height="100.00%" fo:text-align="left" fo:margin-left="24.00pt" fo:text-indent="0.00pt"/>
    </style:style>
    <style:style style:name="P313" style:family="paragraph">
      <style:paragraph-properties fo:line-height="100.00%" fo:text-align="left" fo:margin-left="24.00pt" fo:text-indent="0.00pt"/>
    </style:style>
    <style:style style:name="P314" style:family="paragraph">
      <style:paragraph-properties fo:line-height="100.00%" fo:text-align="left" fo:margin-left="24.00pt" fo:text-indent="0.00pt"/>
    </style:style>
    <style:style style:name="P315" style:family="paragraph">
      <style:paragraph-properties fo:line-height="100.00%" fo:text-align="left" fo:margin-left="24.00pt" fo:text-indent="0.00pt"/>
    </style:style>
    <style:style style:name="P316" style:family="paragraph">
      <style:paragraph-properties fo:line-height="100.00%" fo:text-align="left" fo:margin-left="24.00pt" fo:text-indent="0.00pt"/>
    </style:style>
    <style:style style:name="P317" style:family="paragraph">
      <style:paragraph-properties fo:line-height="100.00%" fo:text-align="left" fo:margin-left="24.00pt" fo:text-indent="0.00pt"/>
    </style:style>
    <style:style style:name="P318" style:family="paragraph">
      <style:paragraph-properties fo:line-height="100.00%" fo:text-align="left" fo:margin-left="24.00pt" fo:text-indent="0.00pt"/>
    </style:style>
    <style:style style:name="P319" style:family="paragraph">
      <style:paragraph-properties fo:line-height="100.00%" fo:text-align="left" fo:margin-left="24.00pt" fo:text-indent="0.00pt"/>
    </style:style>
    <style:style style:name="P320" style:family="paragraph">
      <style:paragraph-properties fo:line-height="100.00%" fo:text-align="left" fo:margin-left="24.00pt" fo:text-indent="0.00pt"/>
    </style:style>
    <style:style style:name="P321" style:family="paragraph">
      <style:paragraph-properties fo:line-height="100.00%" fo:text-align="left" fo:margin-left="24.00pt" fo:text-indent="0.00pt"/>
    </style:style>
    <style:style style:name="P322" style:family="paragraph">
      <style:paragraph-properties fo:line-height="100.00%" fo:text-align="left" fo:margin-left="24.00pt" fo:text-indent="0.00pt"/>
    </style:style>
    <style:style style:name="P323" style:family="paragraph">
      <style:paragraph-properties fo:line-height="100.00%" fo:text-align="left" fo:margin-left="24.00pt" fo:text-indent="0.00pt"/>
    </style:style>
    <style:style style:name="P324" style:family="paragraph">
      <style:paragraph-properties fo:line-height="100.00%" fo:text-align="left" fo:margin-left="24.00pt" fo:text-indent="0.00pt"/>
    </style:style>
    <style:style style:name="P325" style:family="paragraph">
      <style:paragraph-properties fo:line-height="100.00%" fo:text-align="left" fo:margin-left="24.00pt" fo:text-indent="0.00pt"/>
    </style:style>
    <style:style style:name="P326" style:family="paragraph">
      <style:paragraph-properties fo:line-height="100.00%" fo:text-align="left" fo:margin-left="24.00pt" fo:text-indent="0.00pt"/>
    </style:style>
    <style:style style:name="P327" style:family="paragraph">
      <style:paragraph-properties fo:line-height="100.00%" fo:text-align="left" fo:margin-left="24.00pt" fo:text-indent="0.00pt"/>
    </style:style>
    <style:style style:name="P328" style:family="paragraph">
      <style:paragraph-properties fo:line-height="100.00%" fo:text-align="left" fo:margin-left="24.00pt" fo:text-indent="0.00pt"/>
    </style:style>
    <style:style style:name="P329" style:family="paragraph">
      <style:paragraph-properties fo:line-height="100.00%" fo:text-align="left"/>
    </style:style>
    <style:style style:name="P330" style:family="paragraph">
      <style:paragraph-properties fo:line-height="100.00%" fo:text-align="left" fo:margin-left="24.00pt" fo:text-indent="0.00pt"/>
    </style:style>
    <style:style style:name="P331" style:family="paragraph">
      <style:paragraph-properties fo:line-height="100.00%" fo:text-align="left" fo:margin-left="24.00pt" fo:text-indent="0.00pt"/>
    </style:style>
    <style:style style:name="P332" style:family="paragraph">
      <style:paragraph-properties fo:line-height="100.00%" fo:text-align="left" fo:margin-left="24.00pt" fo:text-indent="0.00pt"/>
    </style:style>
    <style:style style:name="P333" style:family="paragraph">
      <style:paragraph-properties fo:line-height="100.00%" fo:text-align="left" fo:margin-left="24.00pt" fo:text-indent="0.00pt"/>
    </style:style>
    <style:style style:name="P334" style:family="paragraph">
      <style:paragraph-properties fo:line-height="100.00%" fo:text-align="left" fo:margin-left="24.00pt" fo:text-indent="0.00pt"/>
    </style:style>
    <style:style style:name="P335" style:family="paragraph">
      <style:paragraph-properties fo:line-height="100.00%" fo:text-align="left" fo:margin-left="24.00pt" fo:text-indent="0.00pt"/>
    </style:style>
    <style:style style:name="P336" style:family="paragraph">
      <style:paragraph-properties fo:line-height="100.00%" fo:text-align="left" fo:margin-left="24.00pt" fo:text-indent="0.00pt"/>
    </style:style>
    <style:style style:name="P337" style:family="paragraph">
      <style:paragraph-properties fo:line-height="100.00%" fo:text-align="left" fo:margin-left="24.00pt" fo:text-indent="0.00pt"/>
    </style:style>
    <style:style style:name="P338" style:family="paragraph">
      <style:paragraph-properties fo:line-height="100.00%" fo:text-align="left" fo:margin-left="24.00pt" fo:text-indent="0.00pt"/>
    </style:style>
    <style:style style:name="P339" style:family="paragraph">
      <style:paragraph-properties fo:line-height="100.00%" fo:text-align="left" fo:margin-left="24.00pt" fo:text-indent="0.00pt"/>
    </style:style>
    <style:style style:name="P340" style:family="paragraph">
      <style:paragraph-properties fo:line-height="100.00%" fo:text-align="left" fo:margin-left="24.00pt" fo:text-indent="0.00pt"/>
    </style:style>
    <style:style style:name="P341" style:family="paragraph">
      <style:paragraph-properties fo:line-height="100.00%" fo:text-align="left" fo:margin-left="24.00pt" fo:text-indent="0.00pt"/>
    </style:style>
    <style:style style:name="P342" style:family="paragraph">
      <style:paragraph-properties fo:line-height="100.00%" fo:text-align="left" fo:margin-left="24.00pt" fo:text-indent="0.00pt"/>
    </style:style>
    <style:style style:name="P343" style:family="paragraph">
      <style:paragraph-properties fo:line-height="100.00%" fo:text-align="left" fo:margin-left="24.00pt" fo:text-indent="0.00pt"/>
    </style:style>
    <style:style style:name="P344" style:family="paragraph">
      <style:paragraph-properties fo:line-height="100.00%" fo:text-align="left" fo:margin-left="24.00pt" fo:text-indent="0.00pt"/>
    </style:style>
    <style:style style:name="P345" style:family="paragraph">
      <style:paragraph-properties fo:line-height="100.00%" fo:text-align="left"/>
    </style:style>
    <style:style style:name="P346" style:family="paragraph">
      <style:paragraph-properties fo:line-height="100.00%" fo:text-align="left" fo:margin-left="24.00pt" fo:text-indent="0.00pt"/>
    </style:style>
    <style:style style:name="P347" style:family="paragraph">
      <style:paragraph-properties fo:line-height="100.00%" fo:text-align="left" fo:margin-left="24.00pt" fo:text-indent="0.00pt"/>
    </style:style>
    <style:style style:name="P348" style:family="paragraph">
      <style:paragraph-properties fo:line-height="100.00%" fo:text-align="left" fo:margin-left="24.00pt" fo:text-indent="0.00pt"/>
    </style:style>
    <style:style style:name="P349" style:family="paragraph">
      <style:paragraph-properties fo:line-height="100.00%" fo:text-align="left" fo:margin-left="24.00pt" fo:text-indent="0.00pt"/>
    </style:style>
    <style:style style:name="P350" style:family="paragraph">
      <style:paragraph-properties fo:line-height="100.00%" fo:text-align="left" fo:margin-left="24.00pt" fo:text-indent="0.00pt"/>
    </style:style>
    <style:style style:name="P351" style:family="paragraph">
      <style:paragraph-properties fo:line-height="100.00%" fo:text-align="left" fo:margin-left="24.00pt" fo:text-indent="0.00pt"/>
    </style:style>
    <style:style style:name="P352" style:family="paragraph">
      <style:paragraph-properties fo:line-height="100.00%" fo:text-align="left" fo:margin-left="24.00pt" fo:text-indent="0.00pt"/>
    </style:style>
    <style:style style:name="P353" style:family="paragraph">
      <style:paragraph-properties fo:line-height="100.00%" fo:text-align="left" fo:margin-left="24.00pt" fo:text-indent="0.00pt"/>
    </style:style>
    <style:style style:name="P354" style:family="paragraph">
      <style:paragraph-properties fo:line-height="100.00%" fo:text-align="left" fo:margin-left="24.00pt" fo:text-indent="0.00pt"/>
    </style:style>
    <style:style style:name="P355" style:family="paragraph">
      <style:paragraph-properties fo:line-height="100.00%" fo:text-align="left"/>
    </style:style>
    <style:style style:name="P356" style:family="paragraph">
      <style:paragraph-properties fo:line-height="100.00%" fo:text-align="left" fo:margin-left="24.00pt" fo:text-indent="0.00pt"/>
    </style:style>
    <style:style style:name="P357" style:family="paragraph">
      <style:paragraph-properties fo:line-height="100.00%" fo:text-align="left" fo:margin-left="24.00pt" fo:text-indent="0.00pt"/>
    </style:style>
    <style:style style:name="P358" style:family="paragraph">
      <style:paragraph-properties fo:line-height="100.00%" fo:text-align="left" fo:margin-left="24.00pt" fo:text-indent="0.00pt"/>
    </style:style>
    <style:style style:name="P359" style:family="paragraph">
      <style:paragraph-properties fo:line-height="100.00%" fo:text-align="left" fo:margin-left="24.00pt" fo:text-indent="0.00pt"/>
    </style:style>
    <style:style style:name="P360" style:family="paragraph">
      <style:paragraph-properties fo:line-height="100.00%" fo:text-align="left" fo:margin-left="24.00pt" fo:text-indent="0.00pt"/>
    </style:style>
    <style:style style:name="P361" style:family="paragraph">
      <style:paragraph-properties fo:line-height="100.00%" fo:text-align="left" fo:margin-left="24.00pt" fo:text-indent="0.00pt"/>
    </style:style>
    <style:style style:name="P362" style:family="paragraph">
      <style:paragraph-properties fo:line-height="100.00%" fo:text-align="left" fo:margin-left="24.00pt" fo:text-indent="0.00pt"/>
    </style:style>
    <style:style style:name="P363" style:family="paragraph">
      <style:paragraph-properties fo:line-height="100.00%" fo:text-align="left" fo:margin-left="24.00pt" fo:text-indent="0.00pt"/>
    </style:style>
    <style:style style:name="P364" style:family="paragraph">
      <style:paragraph-properties fo:line-height="100.00%" fo:text-align="left" fo:margin-left="24.00pt" fo:text-indent="0.00pt"/>
    </style:style>
    <style:style style:name="P365" style:family="paragraph">
      <style:paragraph-properties fo:line-height="100.00%" fo:text-align="left" fo:margin-left="24.00pt" fo:text-indent="0.00pt"/>
    </style:style>
    <style:style style:name="P366" style:family="paragraph">
      <style:paragraph-properties fo:line-height="100.00%" fo:text-align="left" fo:margin-left="24.00pt" fo:text-indent="0.00pt"/>
    </style:style>
    <style:style style:name="P367" style:family="paragraph">
      <style:paragraph-properties fo:line-height="100.00%" fo:text-align="left" fo:margin-left="24.00pt" fo:text-indent="0.00pt"/>
    </style:style>
    <style:style style:name="P368" style:family="paragraph">
      <style:paragraph-properties fo:line-height="100.00%" fo:text-align="left" fo:margin-left="24.00pt" fo:text-indent="0.00pt"/>
    </style:style>
    <style:style style:name="P369" style:family="paragraph">
      <style:paragraph-properties fo:line-height="100.00%" fo:text-align="left" fo:margin-left="24.00pt" fo:text-indent="0.00pt"/>
    </style:style>
    <style:style style:name="P370" style:family="paragraph">
      <style:paragraph-properties fo:line-height="100.00%" fo:text-align="left" fo:margin-left="24.00pt" fo:text-indent="0.00pt"/>
    </style:style>
    <style:style style:name="P371" style:family="paragraph">
      <style:paragraph-properties fo:line-height="100.00%" fo:text-align="left" fo:margin-left="24.00pt" fo:text-indent="0.00pt"/>
    </style:style>
    <style:style style:name="P372" style:family="paragraph">
      <style:paragraph-properties fo:line-height="100.00%" fo:text-align="left" fo:margin-left="24.00pt" fo:text-indent="0.00pt"/>
    </style:style>
    <style:style style:name="P373" style:family="paragraph">
      <style:paragraph-properties fo:line-height="100.00%" fo:text-align="left" fo:margin-left="24.00pt" fo:text-indent="0.00pt"/>
    </style:style>
    <style:style style:name="P374" style:family="paragraph">
      <style:paragraph-properties fo:line-height="100.00%" fo:text-align="left" fo:margin-left="24.00pt" fo:text-indent="0.00pt"/>
    </style:style>
    <style:style style:name="P375" style:family="paragraph">
      <style:paragraph-properties fo:line-height="100.00%" fo:text-align="left" fo:margin-left="24.00pt" fo:text-indent="0.00pt"/>
    </style:style>
    <style:style style:name="P376" style:family="paragraph">
      <style:paragraph-properties fo:line-height="100.00%" fo:text-align="left" fo:margin-left="24.00pt" fo:text-indent="0.00pt"/>
    </style:style>
    <style:style style:name="P377" style:family="paragraph">
      <style:paragraph-properties fo:line-height="100.00%" fo:text-align="left" fo:margin-left="24.00pt" fo:text-indent="0.00pt"/>
    </style:style>
    <style:style style:name="P378" style:family="paragraph">
      <style:paragraph-properties fo:line-height="100.00%" fo:text-align="left" fo:margin-left="24.00pt" fo:text-indent="0.00pt"/>
    </style:style>
    <style:style style:name="P379" style:family="paragraph">
      <style:paragraph-properties fo:line-height="100.00%" fo:text-align="left" fo:margin-left="24.00pt" fo:text-indent="0.00pt"/>
    </style:style>
    <style:style style:name="P380" style:family="paragraph">
      <style:paragraph-properties fo:line-height="100.00%" fo:text-align="left" fo:margin-left="24.00pt" fo:text-indent="0.00pt"/>
    </style:style>
    <style:style style:name="P381" style:family="paragraph">
      <style:paragraph-properties fo:line-height="100.00%" fo:text-align="left" fo:margin-left="24.00pt" fo:text-indent="0.00pt"/>
    </style:style>
    <style:style style:name="P382" style:family="paragraph">
      <style:paragraph-properties fo:line-height="100.00%" fo:text-align="left" fo:margin-left="24.00pt" fo:text-indent="0.00pt"/>
    </style:style>
    <style:style style:name="P383" style:family="paragraph">
      <style:paragraph-properties fo:line-height="100.00%" fo:text-align="left" fo:margin-left="24.00pt" fo:text-indent="0.00pt"/>
    </style:style>
    <style:style style:name="P384" style:family="paragraph">
      <style:paragraph-properties fo:line-height="100.00%" fo:text-align="left" fo:margin-left="24.00pt" fo:text-indent="0.00pt"/>
    </style:style>
    <style:style style:name="P385" style:family="paragraph">
      <style:paragraph-properties fo:line-height="100.00%" fo:text-align="left" fo:margin-left="24.00pt" fo:text-indent="0.00pt"/>
    </style:style>
    <style:style style:name="P386" style:family="paragraph">
      <style:paragraph-properties fo:line-height="100.00%" fo:text-align="left" fo:margin-left="24.00pt" fo:text-indent="0.00pt"/>
    </style:style>
    <style:style style:name="P387" style:family="paragraph">
      <style:paragraph-properties fo:line-height="100.00%" fo:text-align="left" fo:margin-left="24.00pt" fo:text-indent="0.00pt"/>
    </style:style>
    <style:style style:name="P388" style:family="paragraph">
      <style:paragraph-properties fo:line-height="100.00%" fo:text-align="left" fo:margin-left="24.00pt" fo:text-indent="0.00pt"/>
    </style:style>
    <style:style style:name="P389" style:family="paragraph">
      <style:paragraph-properties fo:line-height="100.00%" fo:text-align="left" fo:margin-left="24.00pt" fo:text-indent="0.00pt"/>
    </style:style>
    <style:style style:name="P390" style:family="paragraph">
      <style:paragraph-properties fo:line-height="100.00%" fo:text-align="left" fo:margin-left="24.00pt" fo:text-indent="0.00pt"/>
    </style:style>
    <style:style style:name="P391" style:family="paragraph">
      <style:paragraph-properties fo:line-height="100.00%" fo:text-align="left" fo:margin-left="24.00pt" fo:text-indent="0.00pt"/>
    </style:style>
    <style:style style:name="P392" style:family="paragraph">
      <style:paragraph-properties fo:line-height="100.00%" fo:text-align="left" fo:margin-left="24.00pt" fo:text-indent="0.00pt"/>
    </style:style>
    <style:style style:name="P393" style:family="paragraph">
      <style:paragraph-properties fo:line-height="100.00%" fo:text-align="left"/>
    </style:style>
    <style:style style:name="P394" style:family="paragraph">
      <style:paragraph-properties fo:line-height="100.00%" fo:text-align="left" fo:margin-left="24.00pt" fo:text-indent="0.00pt"/>
    </style:style>
    <style:style style:name="P395" style:family="paragraph">
      <style:paragraph-properties fo:line-height="100.00%" fo:text-align="left" fo:margin-left="24.00pt" fo:text-indent="0.00pt"/>
    </style:style>
    <style:style style:name="P396" style:family="paragraph">
      <style:paragraph-properties fo:line-height="100.00%" fo:text-align="left" fo:margin-left="24.00pt" fo:text-indent="0.00pt"/>
    </style:style>
    <style:style style:name="P397" style:family="paragraph">
      <style:paragraph-properties fo:line-height="100.00%" fo:text-align="left" fo:margin-left="24.00pt" fo:text-indent="0.00pt"/>
    </style:style>
    <style:style style:name="P398" style:family="paragraph">
      <style:paragraph-properties fo:line-height="100.00%" fo:text-align="left" fo:margin-left="24.00pt" fo:text-indent="0.00pt"/>
    </style:style>
    <style:style style:name="P399" style:family="paragraph">
      <style:paragraph-properties fo:line-height="100.00%" fo:text-align="left" fo:margin-left="24.00pt" fo:text-indent="0.00pt"/>
    </style:style>
    <style:style style:name="P400" style:family="paragraph">
      <style:paragraph-properties fo:line-height="100.00%" fo:text-align="left" fo:margin-left="24.00pt" fo:text-indent="0.00pt"/>
    </style:style>
    <style:style style:name="P401" style:family="paragraph">
      <style:paragraph-properties fo:line-height="100.00%" fo:text-align="left" fo:margin-left="24.00pt" fo:text-indent="0.00pt"/>
    </style:style>
    <style:style style:name="P402" style:family="paragraph">
      <style:paragraph-properties fo:line-height="100.00%" fo:text-align="left" fo:margin-left="24.00pt" fo:text-indent="0.00pt"/>
    </style:style>
    <style:style style:name="P403" style:family="paragraph">
      <style:paragraph-properties fo:line-height="100.00%" fo:text-align="left" fo:margin-left="24.00pt" fo:text-indent="0.00pt"/>
    </style:style>
    <style:style style:name="P404" style:family="paragraph">
      <style:paragraph-properties fo:line-height="100.00%" fo:text-align="left" fo:margin-left="24.00pt" fo:text-indent="0.00pt"/>
    </style:style>
    <style:style style:name="P405" style:family="paragraph">
      <style:paragraph-properties fo:line-height="100.00%" fo:text-align="left" fo:margin-left="24.00pt" fo:text-indent="0.00pt"/>
    </style:style>
    <style:style style:name="P406" style:family="paragraph">
      <style:paragraph-properties fo:line-height="100.00%" fo:text-align="left" fo:margin-left="24.00pt" fo:text-indent="0.00pt"/>
    </style:style>
    <style:style style:name="P407" style:family="paragraph">
      <style:paragraph-properties fo:line-height="100.00%" fo:text-align="left" fo:margin-left="24.00pt" fo:text-indent="0.00pt"/>
    </style:style>
    <style:style style:name="P408" style:family="paragraph">
      <style:paragraph-properties fo:line-height="100.00%" fo:text-align="left" fo:margin-left="24.00pt" fo:text-indent="0.00pt"/>
    </style:style>
    <style:style style:name="P409" style:family="paragraph">
      <style:paragraph-properties fo:line-height="100.00%" fo:text-align="left" fo:margin-left="24.00pt" fo:text-indent="0.00pt"/>
    </style:style>
    <style:style style:name="P410" style:family="paragraph">
      <style:paragraph-properties fo:line-height="100.00%" fo:text-align="left" fo:margin-left="24.00pt" fo:text-indent="0.00pt"/>
    </style:style>
    <style:style style:name="P411" style:family="paragraph">
      <style:paragraph-properties fo:line-height="100.00%" fo:text-align="left"/>
    </style:style>
    <style:style style:name="P412" style:family="paragraph">
      <style:paragraph-properties fo:line-height="100.00%" fo:text-align="left" fo:margin-left="24.00pt" fo:text-indent="0.00pt"/>
    </style:style>
    <style:style style:name="P413" style:family="paragraph">
      <style:paragraph-properties fo:line-height="100.00%" fo:text-align="left" fo:margin-left="24.00pt" fo:text-indent="0.00pt"/>
    </style:style>
    <style:style style:name="P414" style:family="paragraph">
      <style:paragraph-properties fo:line-height="100.00%" fo:text-align="left" fo:margin-left="24.00pt" fo:text-indent="0.00pt"/>
    </style:style>
    <style:style style:name="P415" style:family="paragraph">
      <style:paragraph-properties fo:line-height="100.00%" fo:text-align="left" fo:margin-left="24.00pt" fo:text-indent="0.00pt"/>
    </style:style>
    <style:style style:name="P416" style:family="paragraph">
      <style:paragraph-properties fo:line-height="100.00%" fo:text-align="left" fo:margin-left="24.00pt" fo:text-indent="0.00pt"/>
    </style:style>
    <style:style style:name="P417" style:family="paragraph">
      <style:paragraph-properties fo:line-height="100.00%" fo:text-align="left" fo:margin-left="24.00pt" fo:text-indent="0.00pt"/>
    </style:style>
    <style:style style:name="P418" style:family="paragraph">
      <style:paragraph-properties fo:line-height="100.00%" fo:text-align="left" fo:margin-left="24.00pt" fo:text-indent="0.00pt"/>
    </style:style>
    <style:style style:name="P419" style:family="paragraph">
      <style:paragraph-properties fo:line-height="100.00%" fo:text-align="left" fo:margin-left="24.00pt" fo:text-indent="0.00pt"/>
    </style:style>
    <style:style style:name="P420" style:family="paragraph">
      <style:paragraph-properties fo:line-height="100.00%" fo:text-align="left" fo:margin-left="24.00pt" fo:text-indent="0.00pt"/>
    </style:style>
    <style:style style:name="P421" style:family="paragraph">
      <style:paragraph-properties fo:line-height="100.00%" fo:text-align="left" fo:margin-left="24.00pt" fo:text-indent="0.00pt"/>
    </style:style>
    <style:style style:name="P422" style:family="paragraph">
      <style:paragraph-properties fo:line-height="100.00%" fo:text-align="left" fo:margin-left="24.00pt" fo:text-indent="0.00pt"/>
    </style:style>
    <style:style style:name="P423" style:family="paragraph">
      <style:paragraph-properties fo:line-height="100.00%" fo:text-align="left" fo:margin-left="24.00pt" fo:text-indent="0.00pt"/>
    </style:style>
    <style:style style:name="P424" style:family="paragraph">
      <style:paragraph-properties fo:line-height="100.00%" fo:text-align="left" fo:margin-left="24.00pt" fo:text-indent="0.00pt"/>
    </style:style>
    <style:style style:name="P425" style:family="paragraph">
      <style:paragraph-properties fo:line-height="100.00%" fo:text-align="left" fo:margin-left="24.00pt" fo:text-indent="0.00pt"/>
    </style:style>
    <style:style style:name="P426" style:family="paragraph">
      <style:paragraph-properties fo:line-height="100.00%" fo:text-align="left" fo:margin-left="24.00pt" fo:text-indent="0.00pt"/>
    </style:style>
    <style:style style:name="P427" style:family="paragraph">
      <style:paragraph-properties fo:line-height="100.00%" fo:text-align="left" fo:margin-left="24.00pt" fo:text-indent="0.00pt"/>
    </style:style>
    <style:style style:name="P428" style:family="paragraph">
      <style:paragraph-properties fo:line-height="100.00%" fo:text-align="left" fo:margin-left="24.00pt" fo:text-indent="0.00pt"/>
    </style:style>
    <style:style style:name="P429" style:family="paragraph">
      <style:paragraph-properties fo:line-height="100.00%" fo:text-align="left" fo:margin-left="24.00pt" fo:text-indent="0.00pt"/>
    </style:style>
    <style:style style:name="P430" style:family="paragraph">
      <style:paragraph-properties fo:line-height="100.00%" fo:text-align="left" fo:margin-left="24.00pt" fo:text-indent="0.00pt"/>
    </style:style>
    <style:style style:name="P431" style:family="paragraph">
      <style:paragraph-properties fo:line-height="100.00%" fo:text-align="left" fo:margin-left="24.00pt" fo:text-indent="0.00pt"/>
    </style:style>
    <style:style style:name="P432" style:family="paragraph">
      <style:paragraph-properties fo:line-height="100.00%" fo:text-align="left" fo:margin-left="24.00pt" fo:text-indent="0.00pt"/>
    </style:style>
    <style:style style:name="P433" style:family="paragraph">
      <style:paragraph-properties fo:line-height="100.00%" fo:text-align="left" fo:margin-left="24.00pt" fo:text-indent="0.00pt"/>
    </style:style>
    <style:style style:name="P434" style:family="paragraph">
      <style:paragraph-properties fo:line-height="100.00%" fo:text-align="left" fo:margin-left="24.00pt" fo:text-indent="0.00pt"/>
    </style:style>
    <style:style style:name="P435" style:family="paragraph">
      <style:paragraph-properties fo:line-height="100.00%" fo:text-align="left" fo:margin-left="24.00pt" fo:text-indent="0.00pt"/>
    </style:style>
    <style:style style:name="P436" style:family="paragraph">
      <style:paragraph-properties fo:line-height="100.00%" fo:text-align="left" fo:margin-left="24.00pt" fo:text-indent="0.00pt"/>
    </style:style>
    <style:style style:name="P437" style:family="paragraph">
      <style:paragraph-properties fo:line-height="100.00%" fo:text-align="left" fo:margin-left="24.00pt" fo:text-indent="0.00pt"/>
    </style:style>
    <style:style style:name="P438" style:family="paragraph">
      <style:paragraph-properties fo:line-height="100.00%" fo:text-align="left" fo:margin-left="24.00pt" fo:text-indent="0.00pt"/>
    </style:style>
    <style:style style:name="P439" style:family="paragraph">
      <style:paragraph-properties fo:line-height="100.00%" fo:text-align="left" fo:margin-left="24.00pt" fo:text-indent="0.00pt"/>
    </style:style>
    <style:style style:name="P440" style:family="paragraph">
      <style:paragraph-properties fo:line-height="100.00%" fo:text-align="left" fo:margin-left="24.00pt" fo:text-indent="0.00pt"/>
    </style:style>
    <style:style style:name="P441" style:family="paragraph">
      <style:paragraph-properties fo:line-height="100.00%" fo:text-align="left" fo:margin-left="24.00pt" fo:text-indent="0.00pt"/>
    </style:style>
    <style:style style:name="P442" style:family="paragraph">
      <style:paragraph-properties fo:line-height="100.00%" fo:text-align="left" fo:margin-left="24.00pt" fo:text-indent="0.00pt"/>
    </style:style>
    <style:style style:name="P443" style:family="paragraph">
      <style:paragraph-properties fo:line-height="100.00%" fo:text-align="left" fo:margin-left="24.00pt" fo:text-indent="0.00pt"/>
    </style:style>
    <style:style style:name="P444" style:family="paragraph">
      <style:paragraph-properties fo:line-height="100.00%" fo:text-align="left" fo:margin-left="24.00pt" fo:text-indent="0.00pt"/>
    </style:style>
    <style:style style:name="P445" style:family="paragraph">
      <style:paragraph-properties fo:line-height="100.00%" fo:text-align="left" fo:margin-left="24.00pt" fo:text-indent="0.00pt"/>
    </style:style>
    <style:style style:name="P446" style:family="paragraph">
      <style:paragraph-properties fo:line-height="100.00%" fo:text-align="left" fo:margin-left="24.00pt" fo:text-indent="0.00pt"/>
    </style:style>
    <style:style style:name="P447" style:family="paragraph">
      <style:paragraph-properties fo:line-height="100.00%" fo:text-align="left" fo:margin-left="24.00pt" fo:text-indent="0.00pt"/>
    </style:style>
    <style:style style:name="P448" style:family="paragraph">
      <style:paragraph-properties fo:line-height="100.00%" fo:text-align="left" fo:margin-left="24.00pt" fo:text-indent="0.00pt"/>
    </style:style>
    <style:style style:name="P449" style:family="paragraph">
      <style:paragraph-properties fo:line-height="100.00%" fo:text-align="left" fo:margin-left="24.00pt" fo:text-indent="0.00pt"/>
    </style:style>
    <style:style style:name="P450" style:family="paragraph">
      <style:paragraph-properties fo:line-height="100.00%" fo:text-align="left" fo:margin-left="24.00pt" fo:text-indent="0.00pt"/>
    </style:style>
    <style:style style:name="P451" style:family="paragraph">
      <style:paragraph-properties fo:line-height="100.00%" fo:text-align="left" fo:margin-left="24.00pt" fo:text-indent="0.00pt"/>
    </style:style>
    <style:style style:name="P452" style:family="paragraph">
      <style:paragraph-properties fo:line-height="100.00%" fo:text-align="left" fo:margin-left="24.00pt" fo:text-indent="0.00pt"/>
    </style:style>
    <style:style style:name="P453" style:family="paragraph">
      <style:paragraph-properties fo:line-height="100.00%" fo:text-align="left" fo:margin-left="24.00pt" fo:text-indent="0.00pt"/>
    </style:style>
    <style:style style:name="P454" style:family="paragraph">
      <style:paragraph-properties fo:line-height="100.00%" fo:text-align="left" fo:margin-left="24.00pt" fo:text-indent="0.00pt"/>
    </style:style>
    <style:style style:name="P455" style:family="paragraph">
      <style:paragraph-properties fo:line-height="100.00%" fo:text-align="left"/>
    </style:style>
    <style:style style:name="P456" style:family="paragraph">
      <style:paragraph-properties fo:line-height="100.00%" fo:text-align="left" fo:margin-left="24.00pt" fo:text-indent="0.00pt"/>
    </style:style>
    <style:style style:name="P457" style:family="paragraph">
      <style:paragraph-properties fo:line-height="100.00%" fo:text-align="left" fo:margin-left="24.00pt" fo:text-indent="0.00pt"/>
    </style:style>
    <style:style style:name="P458" style:family="paragraph">
      <style:paragraph-properties fo:line-height="100.00%" fo:text-align="left" fo:margin-left="24.00pt" fo:text-indent="0.00pt"/>
    </style:style>
    <style:style style:name="P459" style:family="paragraph">
      <style:paragraph-properties fo:line-height="100.00%" fo:text-align="left" fo:margin-left="24.00pt" fo:text-indent="0.00pt"/>
    </style:style>
    <style:style style:name="P460" style:family="paragraph">
      <style:paragraph-properties fo:line-height="100.00%" fo:text-align="left" fo:margin-left="24.00pt" fo:text-indent="0.00pt"/>
    </style:style>
    <style:style style:name="P461" style:family="paragraph">
      <style:paragraph-properties fo:line-height="100.00%" fo:text-align="left" fo:margin-left="24.00pt" fo:text-indent="0.00pt"/>
    </style:style>
    <style:style style:name="P462" style:family="paragraph">
      <style:paragraph-properties fo:line-height="100.00%" fo:text-align="left" fo:margin-left="24.00pt" fo:text-indent="0.00pt"/>
    </style:style>
    <style:style style:name="P463" style:family="paragraph">
      <style:paragraph-properties fo:line-height="100.00%" fo:text-align="left" fo:margin-left="24.00pt" fo:text-indent="0.00pt"/>
    </style:style>
    <style:style style:name="P464" style:family="paragraph">
      <style:paragraph-properties fo:line-height="100.00%" fo:text-align="left" fo:margin-left="24.00pt" fo:text-indent="0.00pt"/>
    </style:style>
    <style:style style:name="P465" style:family="paragraph">
      <style:paragraph-properties fo:line-height="100.00%" fo:text-align="left" fo:margin-left="24.00pt" fo:text-indent="0.00pt"/>
    </style:style>
    <style:style style:name="P466" style:family="paragraph">
      <style:paragraph-properties fo:line-height="100.00%" fo:text-align="left" fo:margin-left="24.00pt" fo:text-indent="0.00pt"/>
    </style:style>
    <style:style style:name="P467" style:family="paragraph">
      <style:paragraph-properties fo:line-height="100.00%" fo:text-align="left" fo:margin-left="24.00pt" fo:text-indent="0.00pt"/>
    </style:style>
    <style:style style:name="P468" style:family="paragraph">
      <style:paragraph-properties fo:line-height="100.00%" fo:text-align="left" fo:margin-left="24.00pt" fo:text-indent="0.00pt"/>
    </style:style>
    <style:style style:name="P469" style:family="paragraph">
      <style:paragraph-properties fo:line-height="100.00%" fo:text-align="left" fo:margin-left="24.00pt" fo:text-indent="0.00pt"/>
    </style:style>
    <style:style style:name="P470" style:family="paragraph">
      <style:paragraph-properties fo:line-height="100.00%" fo:text-align="left" fo:margin-left="24.00pt" fo:text-indent="0.00pt"/>
    </style:style>
    <style:style style:name="P471" style:family="paragraph">
      <style:paragraph-properties fo:line-height="100.00%" fo:text-align="left" fo:margin-left="24.00pt" fo:text-indent="0.00pt"/>
    </style:style>
    <style:style style:name="P472" style:family="paragraph">
      <style:paragraph-properties fo:line-height="100.00%" fo:text-align="left" fo:margin-left="24.00pt" fo:text-indent="0.00pt"/>
    </style:style>
    <style:style style:name="P473" style:family="paragraph">
      <style:paragraph-properties fo:line-height="100.00%" fo:text-align="left" fo:margin-left="24.00pt" fo:text-indent="0.00pt"/>
    </style:style>
    <style:style style:name="P474" style:family="paragraph">
      <style:paragraph-properties fo:line-height="100.00%" fo:text-align="left" fo:margin-left="24.00pt" fo:text-indent="0.00pt"/>
    </style:style>
    <style:style style:name="P475" style:family="paragraph">
      <style:paragraph-properties fo:line-height="100.00%" fo:text-align="left" fo:margin-left="24.00pt" fo:text-indent="0.00pt"/>
    </style:style>
    <style:style style:name="P476" style:family="paragraph">
      <style:paragraph-properties fo:line-height="100.00%" fo:text-align="left" fo:margin-left="24.00pt" fo:text-indent="0.00pt"/>
    </style:style>
    <style:style style:name="P477" style:family="paragraph">
      <style:paragraph-properties fo:line-height="100.00%" fo:text-align="left" fo:margin-left="24.00pt" fo:text-indent="0.00pt"/>
    </style:style>
    <style:style style:name="P478" style:family="paragraph">
      <style:paragraph-properties fo:line-height="100.00%" fo:text-align="left" fo:margin-left="24.00pt" fo:text-indent="0.00pt"/>
    </style:style>
    <style:style style:name="P479" style:family="paragraph">
      <style:paragraph-properties fo:line-height="100.00%" fo:text-align="left" fo:margin-left="24.00pt" fo:text-indent="0.00pt"/>
    </style:style>
    <style:style style:name="P480" style:family="paragraph">
      <style:paragraph-properties fo:line-height="100.00%" fo:text-align="left" fo:margin-left="24.00pt" fo:text-indent="0.00pt"/>
    </style:style>
    <style:style style:name="P481" style:family="paragraph">
      <style:paragraph-properties fo:line-height="100.00%" fo:text-align="left"/>
    </style:style>
  </office:automatic-styles>
  <office:body>
    <office:text>
      <text:p text:style-name="P1"><text:span text:style-name="T1">PC Nummer:826300952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package</text:span><text:span text:style-name="T4"><text:s/>day01variables;</text:span></text:p>
      <text:p text:style-name="P1"><text:span text:style-name="T5">​</text:span></text:p>
      <text:p text:style-name="P1"><text:span text:style-name="T6">public</text:span><text:span text:style-name="T7"><text:s/></text:span><text:span text:style-name="T8">class</text:span><text:span text:style-name="T9"><text:s/></text:span><text:span text:style-name="T10">Variables01</text:span><text:span text:style-name="T11"><text:s/>{</text:span></text:p>
      <text:p text:style-name="P1"><text:span text:style-name="T12">​</text:span></text:p>
      <text:p text:style-name="P2"><text:span text:style-name="T12"><text:s text:c="36"/></text:span><text:span text:style-name="T13">//Variable nasil olusturulur?</text:span></text:p>
      <text:p text:style-name="P3"><text:span text:style-name="T14">​</text:span></text:p>
      <text:p text:style-name="P4"><text:span text:style-name="T14"><text:s text:c="4"/></text:span><text:span text:style-name="T15">//1)Access Modifier<text:s text:c="3"/>2)Data Type<text:s text:c="5"/>3)Variable ismi<text:s text:c="5"/>4) =<text:s text:c="7"/>5)Deger<text:s text:c="4"/>6);</text:span></text:p>
      <text:p text:style-name="P5"><text:span text:style-name="T16">​</text:span></text:p>
      <text:p text:style-name="P6"><text:span text:style-name="T16"><text:s text:c="4"/></text:span><text:span text:style-name="T17">// Java'da ";" Ingilizce'deki "." gibidir</text:span></text:p>
      <text:p text:style-name="P6"><text:span text:style-name="T18"><text:s text:c="4"/></text:span><text:span text:style-name="T19">// Ingiliozce'de "cumle" deriz, Java'da "statement" deriz</text:span></text:p>
      <text:p text:style-name="P7"><text:span text:style-name="T20">​</text:span></text:p>
      <text:p text:style-name="P8"><text:span text:style-name="T20"><text:s text:c="4"/></text:span><text:span text:style-name="T21">// "=" sembolu "Assignment(Atama) Operator" olarak adlandirilir</text:span></text:p>
      <text:p text:style-name="P8"><text:span text:style-name="T22"><text:s text:c="4"/></text:span><text:span text:style-name="T23">// "Assignment(Atama) Operator" sagdaki degeri alir soldaki variable'in icine koyar</text:span></text:p>
      <text:p text:style-name="P9"><text:span text:style-name="T24">​</text:span></text:p>
      <text:p text:style-name="P10"><text:span text:style-name="T24"><text:s text:c="4"/></text:span><text:span text:style-name="T25">public</text:span><text:span text:style-name="T26"><text:s/></text:span><text:span text:style-name="T27">int</text:span><text:span text:style-name="T28"><text:s/>age =<text:s/></text:span><text:span text:style-name="T29">13</text:span><text:span text:style-name="T30">;</text:span></text:p>
      <text:p text:style-name="P10"><text:span text:style-name="T31"><text:s text:c="4"/></text:span><text:span text:style-name="T32">public</text:span><text:span text:style-name="T33"><text:s/></text:span><text:span text:style-name="T34">int</text:span><text:span text:style-name="T35"><text:s/>height =<text:s/></text:span><text:span text:style-name="T36">183</text:span><text:span text:style-name="T37">;</text:span></text:p>
      <text:p text:style-name="P11"><text:span text:style-name="T38">​</text:span></text:p>
      <text:p text:style-name="P12"><text:span text:style-name="T38"><text:s text:c="36"/></text:span><text:span text:style-name="T39">//Java'da Data Type'lari</text:span></text:p>
      <text:p text:style-name="P12"><text:span text:style-name="T40"><text:s text:c="4"/></text:span><text:span text:style-name="T41">/*</text:span></text:p>
      <text:p text:style-name="P12"><text:span text:style-name="T42"><text:s text:c="40"/></text:span><text:span text:style-name="T43">Primitive Data Types</text:span></text:p>
      <text:p text:style-name="P12"><text:span text:style-name="T44"><text:s text:c="8"/></text:span><text:span text:style-name="T45">1)int: Integer'in kisaltmasi. Integer tamsayi demektir. 32 bit kullanir.</text:span></text:p>
      <text:p text:style-name="P12"><text:span text:style-name="T46"><text:s text:c="15"/></text:span><text:span text:style-name="T47">Matematik'de tamsayilarin basi ve sonu yoktur fakat Java'da tamsayilarin basi ve sonu vardir.</text:span></text:p>
      <text:p text:style-name="P12"><text:span text:style-name="T48"><text:s text:c="15"/></text:span><text:span text:style-name="T49">En kucuk int = -2,147,483,648</text:span></text:p>
      <text:p text:style-name="P12"><text:span text:style-name="T50"><text:s text:c="15"/></text:span><text:span text:style-name="T51">En buyuk int =<text:s text:c="2"/>2,147,483,647</text:span></text:p>
      <text:p text:style-name="P13"><text:span text:style-name="T52">​</text:span></text:p>
      <text:p text:style-name="P14"><text:span text:style-name="T52"><text:s text:c="8"/></text:span><text:span text:style-name="T53">2)byte: Tamsayilar icin kullanilir. 8 bit kullanir.</text:span></text:p>
      <text:p text:style-name="P14"><text:span text:style-name="T54"><text:s text:c="16"/></text:span><text:span text:style-name="T55">En kucuk byte = -128</text:span></text:p>
      <text:p text:style-name="P14"><text:span text:style-name="T56"><text:s text:c="16"/></text:span><text:span text:style-name="T57">En buyuk byte = 127</text:span></text:p>
      <text:p text:style-name="P15"><text:span text:style-name="T58">​</text:span></text:p>
      <text:p text:style-name="P16"><text:span text:style-name="T58"><text:s text:c="7"/></text:span><text:span text:style-name="T59">3)short: Tamsayilar icin. 16 bit kullanir.</text:span></text:p>
      <text:p text:style-name="P16"><text:span text:style-name="T60"><text:s text:c="16"/></text:span><text:span text:style-name="T61">En kucuk short = -32768</text:span></text:p>
      <text:p text:style-name="P16"><text:span text:style-name="T62"><text:s text:c="16"/></text:span><text:span text:style-name="T63">En buyuk short = 32767</text:span></text:p>
      <text:p text:style-name="P17"><text:span text:style-name="T64">​</text:span></text:p>
      <text:p text:style-name="P18"><text:span text:style-name="T64"><text:s text:c="7"/></text:span><text:span text:style-name="T65">4)long: Tamsayilar icindir. 64 bit kullanir.</text:span></text:p>
      <text:p text:style-name="P18"><text:span text:style-name="T66"><text:s text:c="15"/></text:span><text:span text:style-name="T67">En kucuk long = -9,223,372,036,854,755,808</text:span></text:p>
      <text:p text:style-name="P18"><text:span text:style-name="T68"><text:s text:c="15"/></text:span><text:span text:style-name="T69">En buyuk long =<text:s text:c="2"/>9,223,372,036,854,755,807</text:span></text:p>
      <text:p text:style-name="P19"><text:span text:style-name="T70">​</text:span></text:p>
      <text:p text:style-name="P20"><text:span text:style-name="T70"><text:s text:c="6"/></text:span><text:span text:style-name="T71">5)float: Ondalikli sayilar icindir. 32 bit kullanir</text:span></text:p>
      <text:p text:style-name="P20"><text:span text:style-name="T72"><text:s text:c="15"/></text:span><text:span text:style-name="T73">"float" virgulden sonra 7 basamak icerebilir</text:span></text:p>
      <text:p text:style-name="P20"><text:span text:style-name="T74"><text:s text:c="15"/></text:span><text:span text:style-name="T75">"float" degerlerinde sona "f" veya "F" koymaniz gerekir</text:span></text:p>
      <text:p text:style-name="P21"><text:span text:style-name="T76">​</text:span></text:p>
      <text:p text:style-name="P22"><text:span text:style-name="T76"><text:s text:c="6"/></text:span><text:span text:style-name="T77">6)double: Ondalikli sayilar icindir. 64 bit kullanir.</text:span></text:p>
      <text:p text:style-name="P22"><text:span text:style-name="T78"><text:s text:c="16"/></text:span><text:span text:style-name="T79">"double" virgulden sonra 16 basamak icerebilir</text:span></text:p>
      <text:p text:style-name="P23"><text:span text:style-name="T80">​</text:span></text:p>
      <text:p text:style-name="P24"><text:span text:style-name="T80"><text:s text:c="6"/></text:span><text:span text:style-name="T81">7)boolean: "true" veya "false" degerleri icin kullanilir. 1 bit kullanir.</text:span></text:p>
      <text:p text:style-name="P25"><text:span text:style-name="T82">​</text:span></text:p>
      <text:p text:style-name="P26"><text:span text:style-name="T82"><text:s text:c="6"/></text:span><text:span text:style-name="T83">8)char: Tek karakterler icin kullanilir. 16 bit kullanir</text:span></text:p>
      <text:p text:style-name="P26"><text:span text:style-name="T84"><text:s text:c="14"/></text:span><text:span text:style-name="T85">A, c, 2, ?, _, =</text:span></text:p>
      <text:p text:style-name="P26"><text:span text:style-name="T86"><text:s text:c="14"/></text:span><text:span text:style-name="T87">Note: "char" lara deger verirken, degeri tek tirnak arasina koyunuz. Yoksa hata verir.</text:span></text:p>
      <text:p text:style-name="P27"><text:span text:style-name="T88">​</text:span></text:p>
      <text:p text:style-name="P28"><text:span text:style-name="T88"><text:s text:c="14"/></text:span><text:span text:style-name="T89">Note: Java buyuk ve kucuk harflere duyarlidir.</text:span></text:p>
      <text:p text:style-name="P28"><text:span text:style-name="T90"><text:s text:c="20"/></text:span><text:span text:style-name="T91">Java icin TRUE ile true tamamen farklidir</text:span></text:p>
      <text:p text:style-name="P29"><text:span text:style-name="T92">​</text:span></text:p>
      <text:p text:style-name="P30"><text:span text:style-name="T92"><text:s text:c="5"/></text:span><text:span text:style-name="T93">Note: Numeric Data Types: byte &lt; short &lt; int &lt; long &lt; float &lt; double</text:span></text:p>
      <text:p text:style-name="P30"><text:span text:style-name="T94"><text:s text:c="11"/></text:span><text:span text:style-name="T95">Numeric Olmayan Data Types: boolean - char</text:span></text:p>
      <text:p text:style-name="P31"><text:span text:style-name="T96">​</text:span></text:p>
      <text:p text:style-name="P32"><text:span text:style-name="T96"><text:s text:c="44"/></text:span><text:span text:style-name="T97">Non-Primitive Data Types</text:span></text:p>
      <text:p text:style-name="P32"><text:span text:style-name="T98"><text:s text:c="6"/></text:span><text:span text:style-name="T99">String: Isim, adres, kimlik numarasi gibi bir veya birden fazla karakter iceren degerlerde kullanilir.</text:span></text:p>
      <text:p text:style-name="P32"><text:span text:style-name="T100"><text:s text:c="14"/></text:span><text:span text:style-name="T101">String degerleri mutlaka cift tirnak arasina konulmalidir.</text:span></text:p>
      <text:p text:style-name="P32"><text:span text:style-name="T102"><text:s text:c="14"/></text:span><text:span text:style-name="T103">String non-primitive dir. Yani bir String olusturdugunuzda Java size bir suru method verir.</text:span></text:p>
      <text:p text:style-name="P33"><text:span text:style-name="T104">​</text:span></text:p>
      <text:p text:style-name="P34"><text:span text:style-name="T104"><text:s text:c="14"/></text:span><text:span text:style-name="T105">Primitive ile Non-Primitive lerin farki nedir?<text:s text:c="34"/></text:span></text:p>
      <text:p text:style-name="P34"><text:span text:style-name="T106"><text:s text:c="5"/></text:span><text:span text:style-name="T107">*/</text:span></text:p>
      <text:p text:style-name="P34"><text:span text:style-name="T108"><text:s text:c="4"/></text:span><text:span text:style-name="T109">public</text:span><text:span text:style-name="T110"><text:s/></text:span><text:span text:style-name="T111">byte</text:span><text:span text:style-name="T112"><text:s/>price =<text:s/></text:span><text:span text:style-name="T113">12</text:span><text:span text:style-name="T114">;</text:span></text:p>
      <text:p text:style-name="P34"><text:span text:style-name="T115"><text:s text:c="4"/></text:span><text:span text:style-name="T116">public</text:span><text:span text:style-name="T117"><text:s/></text:span><text:span text:style-name="T118">short</text:span><text:span text:style-name="T119"><text:s/>populationOfVillage =<text:s/></text:span><text:span text:style-name="T120">23000</text:span><text:span text:style-name="T121">;</text:span></text:p>
      <text:p text:style-name="P35"><text:span text:style-name="T122">​</text:span></text:p>
      <text:p text:style-name="P36"><text:span text:style-name="T122"><text:s text:c="4"/></text:span><text:span text:style-name="T123">public</text:span><text:span text:style-name="T124"><text:s/></text:span><text:span text:style-name="T125">float</text:span><text:span text:style-name="T126"><text:s/>priceOfShirt =<text:s/></text:span><text:span text:style-name="T127">13.99F</text:span><text:span text:style-name="T128">;</text:span></text:p>
      <text:p text:style-name="P36"><text:span text:style-name="T129"><text:s text:c="4"/></text:span><text:span text:style-name="T130">public</text:span><text:span text:style-name="T131"><text:s/></text:span><text:span text:style-name="T132">double</text:span><text:span text:style-name="T133"><text:s/>weightOfCell =<text:s/></text:span><text:span text:style-name="T134">0.000012045</text:span><text:span text:style-name="T135">;</text:span></text:p>
      <text:p text:style-name="P37"><text:span text:style-name="T136">​</text:span></text:p>
      <text:p text:style-name="P38"><text:span text:style-name="T136"><text:s text:c="4"/></text:span><text:span text:style-name="T137">//Siz "long" demenize ragmen Java verilen sayiyi "int" kabul eder</text:span></text:p>
      <text:p text:style-name="P38"><text:span text:style-name="T138"><text:s text:c="4"/></text:span><text:span text:style-name="T139">//Bu yuzden, long bir variable'a "int" araliginin disinda bir sayi verirseniz mutlaka sonuna "L" veya "l" koyunuz</text:span></text:p>
      <text:p text:style-name="P38"><text:span text:style-name="T140"><text:s text:c="4"/></text:span><text:span text:style-name="T141">public</text:span><text:span text:style-name="T142"><text:s/></text:span><text:span text:style-name="T143">long</text:span><text:span text:style-name="T144"><text:s/>populationOfWorld =<text:s/></text:span><text:span text:style-name="T145">7000000000L</text:span><text:span text:style-name="T146">;</text:span></text:p>
      <text:p text:style-name="P39"><text:span text:style-name="T147">​</text:span></text:p>
      <text:p text:style-name="P40"><text:span text:style-name="T147"><text:s text:c="4"/></text:span><text:span text:style-name="T148">//Burada "L" koymadigimiz halde problem yok cunku "1234" int araligina uyar.</text:span></text:p>
      <text:p text:style-name="P40"><text:span text:style-name="T149"><text:s text:c="4"/></text:span><text:span text:style-name="T150">public</text:span><text:span text:style-name="T151"><text:s/></text:span><text:span text:style-name="T152">long</text:span><text:span text:style-name="T153"><text:s/>x =<text:s/></text:span><text:span text:style-name="T154">1234</text:span><text:span text:style-name="T155">;</text:span></text:p>
      <text:p text:style-name="P41"><text:span text:style-name="T156">​</text:span></text:p>
      <text:p text:style-name="P42"><text:span text:style-name="T156"><text:s text:c="4"/></text:span><text:span text:style-name="T157">public</text:span><text:span text:style-name="T158"><text:s/></text:span><text:span text:style-name="T159">boolean</text:span><text:span text:style-name="T160"><text:s/>isOld =<text:s/></text:span><text:span text:style-name="T161">true</text:span><text:span text:style-name="T162">;</text:span></text:p>
      <text:p text:style-name="P42"><text:span text:style-name="T163"><text:s text:c="4"/></text:span><text:span text:style-name="T164">public</text:span><text:span text:style-name="T165"><text:s/></text:span><text:span text:style-name="T166">boolean</text:span><text:span text:style-name="T167"><text:s/>isRich =<text:s/></text:span><text:span text:style-name="T168">false</text:span><text:span text:style-name="T169">;</text:span></text:p>
      <text:p text:style-name="P43"><text:span text:style-name="T170">​</text:span></text:p>
      <text:p text:style-name="P44"><text:span text:style-name="T170"><text:s text:c="4"/></text:span><text:span text:style-name="T171">public</text:span><text:span text:style-name="T172"><text:s/></text:span><text:span text:style-name="T173">char</text:span><text:span text:style-name="T174"><text:s/>initial =<text:s/></text:span><text:span text:style-name="T175">'S'</text:span><text:span text:style-name="T176">;</text:span></text:p>
      <text:p text:style-name="P45"><text:span text:style-name="T177">​</text:span></text:p>
      <text:p text:style-name="P46"><text:span text:style-name="T177"><text:s text:c="4"/></text:span><text:span text:style-name="T178">public</text:span><text:span text:style-name="T179"><text:s/></text:span><text:span text:style-name="T180">String</text:span><text:span text:style-name="T181"><text:s/>name =<text:s/></text:span><text:span text:style-name="T182">"Tom Hanks"</text:span><text:span text:style-name="T183">;</text:span></text:p>
      <text:p text:style-name="P47"><text:span text:style-name="T184">​</text:span></text:p>
      <text:p text:style-name="P48"><text:span text:style-name="T184"><text:s text:c="4"/></text:span><text:span text:style-name="T185">//Note: "main method" arabanin motoru gibidir.</text:span></text:p>
      <text:p text:style-name="P48"><text:span text:style-name="T186"><text:s text:c="4"/></text:span><text:span text:style-name="T187">//<text:s text:c="6"/>"main method" calismadan hicbirsey calismaz</text:span></text:p>
      <text:p text:style-name="P48"><text:span text:style-name="T188"><text:s text:c="4"/></text:span><text:span text:style-name="T189">public</text:span><text:span text:style-name="T190"><text:s/></text:span><text:span text:style-name="T191">static</text:span><text:span text:style-name="T192"><text:s/></text:span><text:span text:style-name="T193">void</text:span><text:span text:style-name="T194"><text:s/>main(</text:span><text:span text:style-name="T195">String</text:span><text:span text:style-name="T196">[] args) {</text:span></text:p>
      <text:p text:style-name="P49"><text:span text:style-name="T197">​</text:span></text:p>
      <text:p text:style-name="P50"><text:span text:style-name="T197"><text:s text:c="4"/></text:span><text:span text:style-name="T198">}</text:span></text:p>
      <text:p text:style-name="P51"><text:span text:style-name="T199">***</text:span></text:p>
      <text:p text:style-name="P51"><text:span text:style-name="T200"/></text:p>
      <text:p text:style-name="P51"><text:span text:style-name="T200"/></text:p>
      <text:p text:style-name="P51"><text:span text:style-name="T201">package</text:span><text:span text:style-name="T202"><text:s/>day02methodcreation;</text:span></text:p>
      <text:p text:style-name="P52"><text:span text:style-name="T203">​</text:span></text:p>
      <text:p text:style-name="P52"><text:span text:style-name="T204">public</text:span><text:span text:style-name="T205"><text:s/></text:span><text:span text:style-name="T206">class</text:span><text:span text:style-name="T207"><text:s/></text:span><text:span text:style-name="T208">MethodCreation</text:span><text:span text:style-name="T209"><text:s/>{</text:span></text:p>
      <text:p text:style-name="P52"><text:span text:style-name="T210">​</text:span></text:p>
      <text:p text:style-name="P53"><text:span text:style-name="T210"><text:s text:c="4"/></text:span><text:span text:style-name="T211">//main method icinde kullanacaginiz hersey "static" olmalidir.</text:span></text:p>
      <text:p text:style-name="P53"><text:span text:style-name="T212"><text:s text:c="4"/></text:span><text:span text:style-name="T213">public</text:span><text:span text:style-name="T214"><text:s/></text:span><text:span text:style-name="T215">static</text:span><text:span text:style-name="T216"><text:s/></text:span><text:span text:style-name="T217">void</text:span><text:span text:style-name="T218"><text:s/>main(</text:span><text:span text:style-name="T219">String</text:span><text:span text:style-name="T220">[] args) {</text:span></text:p>
      <text:p text:style-name="P54"><text:span text:style-name="T221">​</text:span></text:p>
      <text:p text:style-name="P55"><text:span text:style-name="T221"><text:s text:c="8"/></text:span><text:span text:style-name="T222">System.out.println(toplamaYap(</text:span><text:span text:style-name="T223">1.2</text:span><text:span text:style-name="T224">,<text:s/></text:span><text:span text:style-name="T225">5</text:span><text:span text:style-name="T226">));</text:span></text:p>
      <text:p text:style-name="P55"><text:span text:style-name="T227"><text:s text:c="8"/></text:span><text:span text:style-name="T228">System.out.println(ucSayiyiCarp(</text:span><text:span text:style-name="T229">2</text:span><text:span text:style-name="T230">,<text:s/></text:span><text:span text:style-name="T231">1.5</text:span><text:span text:style-name="T232">,<text:s/></text:span><text:span text:style-name="T233">6</text:span><text:span text:style-name="T234">));</text:span></text:p>
      <text:p text:style-name="P56"><text:span text:style-name="T235">​</text:span></text:p>
      <text:p text:style-name="P57"><text:span text:style-name="T235"><text:s text:c="8"/></text:span><text:span text:style-name="T236">System.out.println(ilkIkiyiToplaUcuncuIleCarp(</text:span><text:span text:style-name="T237">2</text:span><text:span text:style-name="T238">,<text:s/></text:span><text:span text:style-name="T239">8</text:span><text:span text:style-name="T240">,<text:s/></text:span><text:span text:style-name="T241">3.2</text:span><text:span text:style-name="T242">));</text:span></text:p>
      <text:p text:style-name="P58"><text:span text:style-name="T243">​</text:span></text:p>
      <text:p text:style-name="P59"><text:span text:style-name="T243"><text:s text:c="8"/></text:span><text:span text:style-name="T244">//sout yazip "Enter" a basiniz System.out.println() otomatik olarak yazilir.</text:span></text:p>
      <text:p text:style-name="P59"><text:span text:style-name="T245"><text:s text:c="8"/></text:span><text:span text:style-name="T246">//Ekrana bir sey yazdirmak icin iki tane kod var i)System.out.println() ==&gt; Satirbasi yapar<text:s text:c="6"/>ii)System.out.print() ==&gt; Satirbasi yapmaz</text:span></text:p>
      <text:p text:style-name="P60"><text:span text:style-name="T247">​</text:span></text:p>
      <text:p text:style-name="P60"><text:span text:style-name="T247">​</text:span></text:p>
      <text:p text:style-name="P61"><text:span text:style-name="T247"><text:s text:c="4"/></text:span><text:span text:style-name="T248">}</text:span></text:p>
      <text:p text:style-name="P62"><text:span text:style-name="T249">​</text:span></text:p>
      <text:p text:style-name="P63"><text:span text:style-name="T249"><text:s text:c="4"/></text:span><text:span text:style-name="T250">//Example 1: Toplama islemi yapan bir method olusturunuz</text:span></text:p>
      <text:p text:style-name="P63"><text:span text:style-name="T251"><text:s text:c="4"/></text:span><text:span text:style-name="T252">public</text:span><text:span text:style-name="T253"><text:s/></text:span><text:span text:style-name="T254">static</text:span><text:span text:style-name="T255"><text:s/></text:span><text:span text:style-name="T256">double</text:span><text:span text:style-name="T257"><text:s/>toplamaYap(</text:span><text:span text:style-name="T258">double</text:span><text:span text:style-name="T259"><text:s/>a,<text:s/></text:span><text:span text:style-name="T260">double</text:span><text:span text:style-name="T261"><text:s/>b){</text:span></text:p>
      <text:p text:style-name="P63"><text:span text:style-name="T262"><text:s text:c="8"/></text:span><text:span text:style-name="T263">return</text:span><text:span text:style-name="T264"><text:s/>a+b;</text:span></text:p>
      <text:p text:style-name="P63"><text:span text:style-name="T265"><text:s text:c="4"/></text:span><text:span text:style-name="T266">}</text:span></text:p>
      <text:p text:style-name="P63"><text:span text:style-name="T267"><text:s text:c="4"/></text:span><text:span text:style-name="T268">//Example 2: Uc sayiyi birbiri ile carpan bir method olusturunuz</text:span></text:p>
      <text:p text:style-name="P63"><text:span text:style-name="T269"><text:s text:c="4"/></text:span><text:span text:style-name="T270">public</text:span><text:span text:style-name="T271"><text:s/></text:span><text:span text:style-name="T272">static</text:span><text:span text:style-name="T273"><text:s/></text:span><text:span text:style-name="T274">double</text:span><text:span text:style-name="T275"><text:s/>ucSayiyiCarp(</text:span><text:span text:style-name="T276">double</text:span><text:span text:style-name="T277"><text:s/>a,<text:s/></text:span><text:span text:style-name="T278">double</text:span><text:span text:style-name="T279"><text:s/>b,<text:s/></text:span><text:span text:style-name="T280">double</text:span><text:span text:style-name="T281"><text:s/>c){</text:span></text:p>
      <text:p text:style-name="P63"><text:span text:style-name="T282"><text:s text:c="8"/></text:span><text:span text:style-name="T283">return</text:span><text:span text:style-name="T284"><text:s/>a*b*c;</text:span></text:p>
      <text:p text:style-name="P63"><text:span text:style-name="T285"><text:s text:c="4"/></text:span><text:span text:style-name="T286">}</text:span></text:p>
      <text:p text:style-name="P63"><text:span text:style-name="T287"><text:s text:c="4"/></text:span><text:span text:style-name="T288">//Example 3: Us sayidan ilk ikisini toplayip ucuncu ile carpan method olusturup, sonucu ekrana yazdiriniz</text:span></text:p>
      <text:p text:style-name="P63"><text:span text:style-name="T289"><text:s text:c="4"/></text:span><text:span text:style-name="T290">public</text:span><text:span text:style-name="T291"><text:s/></text:span><text:span text:style-name="T292">static</text:span><text:span text:style-name="T293"><text:s/></text:span><text:span text:style-name="T294">double</text:span><text:span text:style-name="T295"><text:s/>ilkIkiyiToplaUcuncuIleCarp(</text:span><text:span text:style-name="T296">double</text:span><text:span text:style-name="T297"><text:s/>a,<text:s/></text:span><text:span text:style-name="T298">double</text:span><text:span text:style-name="T299"><text:s/>b,<text:s/></text:span><text:span text:style-name="T300">double</text:span><text:span text:style-name="T301"><text:s/>c){</text:span></text:p>
      <text:p text:style-name="P63"><text:span text:style-name="T302"><text:s text:c="8"/></text:span><text:span text:style-name="T303">return</text:span><text:span text:style-name="T304"><text:s/>(a+b) * c;</text:span></text:p>
      <text:p text:style-name="P63"><text:span text:style-name="T305"><text:s text:c="4"/></text:span><text:span text:style-name="T306">}</text:span></text:p>
      <text:p text:style-name="P64"><text:span text:style-name="T307">​</text:span></text:p>
      <text:p text:style-name="P64"><text:span text:style-name="T308">}</text:span></text:p>
      <text:p text:style-name="P65"><text:span text:style-name="T309"/></text:p>
      <text:p text:style-name="P65"><text:span text:style-name="T309"/></text:p>
      <text:p text:style-name="P65"><text:span text:style-name="T310">***************************</text:span></text:p>
      <text:p text:style-name="P65"><text:span text:style-name="T311"/></text:p>
      <text:p text:style-name="P65"><text:span text:style-name="T312">package</text:span><text:span text:style-name="T313"><text:s/>day02methodcreation;</text:span></text:p>
      <text:p text:style-name="P66"><text:span text:style-name="T314">​</text:span></text:p>
      <text:p text:style-name="P66"><text:span text:style-name="T315">public</text:span><text:span text:style-name="T316"><text:s/></text:span><text:span text:style-name="T317">class</text:span><text:span text:style-name="T318"><text:s/></text:span><text:span text:style-name="T319">MemoryKullanimi</text:span><text:span text:style-name="T320"><text:s/>{</text:span></text:p>
      <text:p text:style-name="P66"><text:span text:style-name="T321">​</text:span></text:p>
      <text:p text:style-name="P67"><text:span text:style-name="T321"><text:s text:c="4"/></text:span><text:span text:style-name="T322">/*</text:span></text:p>
      <text:p text:style-name="P67"><text:span text:style-name="T323"><text:s text:c="8"/></text:span><text:span text:style-name="T324">1)Java'da iki turlu "memory" var</text:span></text:p>
      <text:p text:style-name="P67"><text:span text:style-name="T325"><text:s text:c="12"/></text:span><text:span text:style-name="T326">i)Stack Memory:</text:span></text:p>
      <text:p text:style-name="P67"><text:span text:style-name="T327"><text:s text:c="16"/></text:span><text:span text:style-name="T328">a)Kucuk memory'dir</text:span></text:p>
      <text:p text:style-name="P67"><text:span text:style-name="T329"><text:s text:c="16"/></text:span><text:span text:style-name="T330">b)Primitve ve Non-Primitive'lerin adreslerini(Reference) icerir</text:span></text:p>
      <text:p text:style-name="P67"><text:span text:style-name="T331"><text:s text:c="11"/></text:span><text:span text:style-name="T332">ii)Heap Memory:</text:span></text:p>
      <text:p text:style-name="P67"><text:span text:style-name="T333"><text:s text:c="16"/></text:span><text:span text:style-name="T334">a)Buyuk Memory'dir</text:span></text:p>
      <text:p text:style-name="P67"><text:span text:style-name="T335"><text:s text:c="16"/></text:span><text:span text:style-name="T336">b)Non-Primitive'leri icerir</text:span></text:p>
      <text:p text:style-name="P67"><text:span text:style-name="T337"><text:s text:c="8"/></text:span><text:span text:style-name="T338">2)Java Heap Memory'ye yerlestirilen her non-primitve data icin bir address(Reference) olusturur ve bu adresi(Reference) Stack Memory'ye koyar.</text:span></text:p>
      <text:p text:style-name="P67"><text:span text:style-name="T339"><text:s text:c="10"/></text:span><text:span text:style-name="T340">Herhangi bir sebeple address(Reference) silinirse Java adresi(Reference) olmayan Heap deki non-primitive data yi otomatik siler.</text:span></text:p>
      <text:p text:style-name="P67"><text:span text:style-name="T341"><text:s text:c="10"/></text:span><text:span text:style-name="T342">Memory'nin temizligini saglayan "Garbage Collector" vardir.</text:span></text:p>
      <text:p text:style-name="P67"><text:span text:style-name="T343"><text:s text:c="5"/></text:span><text:span text:style-name="T344">*/</text:span></text:p>
      <text:p text:style-name="P68"><text:span text:style-name="T345">​</text:span></text:p>
      <text:p text:style-name="P68"><text:span text:style-name="T346">}</text:span></text:p>
      <text:p text:style-name="P69"><text:span text:style-name="T347"/></text:p>
      <text:p text:style-name="P69"><text:span text:style-name="T348">******************</text:span></text:p>
      <text:p text:style-name="P69"><text:span text:style-name="T349"/></text:p>
      <text:p text:style-name="P69"><text:span text:style-name="T349"/></text:p>
      <text:p text:style-name="P69"><text:span text:style-name="T350">package</text:span><text:span text:style-name="T351"><text:s/>day02methodcreation;</text:span></text:p>
      <text:p text:style-name="P70"><text:span text:style-name="T352">​</text:span></text:p>
      <text:p text:style-name="P70"><text:span text:style-name="T353">public</text:span><text:span text:style-name="T354"><text:s/></text:span><text:span text:style-name="T355">class</text:span><text:span text:style-name="T356"><text:s/></text:span><text:span text:style-name="T357">Car</text:span><text:span text:style-name="T358"><text:s/>{</text:span></text:p>
      <text:p text:style-name="P70"><text:span text:style-name="T359">​</text:span></text:p>
      <text:p text:style-name="P71"><text:span text:style-name="T359"><text:s text:c="4"/></text:span><text:span text:style-name="T360">public</text:span><text:span text:style-name="T361"><text:s/></text:span><text:span text:style-name="T362">String</text:span><text:span text:style-name="T363"><text:s/>marka =<text:s/></text:span><text:span text:style-name="T364">"Honda"</text:span><text:span text:style-name="T365">;</text:span></text:p>
      <text:p text:style-name="P71"><text:span text:style-name="T366"><text:s text:c="4"/></text:span><text:span text:style-name="T367">public</text:span><text:span text:style-name="T368"><text:s/></text:span><text:span text:style-name="T369">int</text:span><text:span text:style-name="T370"><text:s/>fiyat =<text:s/></text:span><text:span text:style-name="T371">20000</text:span><text:span text:style-name="T372">;</text:span></text:p>
      <text:p text:style-name="P72"><text:span text:style-name="T373">​</text:span></text:p>
      <text:p text:style-name="P73"><text:span text:style-name="T373"><text:s text:c="5"/></text:span><text:span text:style-name="T374">/*</text:span></text:p>
      <text:p text:style-name="P73"><text:span text:style-name="T375"><text:s text:c="12"/></text:span><text:span text:style-name="T376">Note: Class ==&gt; Variable ==&gt; Object ==&gt; Kullanacagiz</text:span></text:p>
      <text:p text:style-name="P73"><text:span text:style-name="T377"><text:s text:c="28"/></text:span><text:span text:style-name="T378">Method</text:span></text:p>
      <text:p text:style-name="P73"><text:span text:style-name="T379"><text:s text:c="5"/></text:span><text:span text:style-name="T380">*/</text:span></text:p>
      <text:p text:style-name="P74"><text:span text:style-name="T381">​</text:span></text:p>
      <text:p text:style-name="P74"><text:span text:style-name="T381">​</text:span></text:p>
      <text:p text:style-name="P75"><text:span text:style-name="T381"><text:s text:c="4"/></text:span><text:span text:style-name="T382">public</text:span><text:span text:style-name="T383"><text:s/></text:span><text:span text:style-name="T384">static</text:span><text:span text:style-name="T385"><text:s/></text:span><text:span text:style-name="T386">void</text:span><text:span text:style-name="T387"><text:s/>main(</text:span><text:span text:style-name="T388">String</text:span><text:span text:style-name="T389">[] args) {</text:span></text:p>
      <text:p text:style-name="P76"><text:span text:style-name="T390">​</text:span></text:p>
      <text:p text:style-name="P77"><text:span text:style-name="T390"><text:s text:c="8"/></text:span><text:span text:style-name="T391">//Object nasil olusturulur?</text:span></text:p>
      <text:p text:style-name="P77"><text:span text:style-name="T392"><text:s text:c="8"/></text:span><text:span text:style-name="T393">//1)Class ismini yaziniz<text:s text:c="5"/>2)Objeye bir isim veriniz<text:s text:c="5"/>3) =<text:s text:c="8"/>4)new keyword'unu kullan<text:s text:c="8"/>5)Class ismi parantezle beraber(Constructor)</text:span></text:p>
      <text:p text:style-name="P77"><text:span text:style-name="T394"><text:s text:c="18"/></text:span><text:span text:style-name="T395">Car<text:s text:c="25"/>myHonda<text:s text:c="17"/>=<text:s text:c="16"/></text:span><text:span text:style-name="T396">new</text:span><text:span text:style-name="T397"><text:s text:c="28"/>Car();</text:span></text:p>
      <text:p text:style-name="P77"><text:span text:style-name="T398"><text:s text:c="8"/></text:span><text:span text:style-name="T399">System.out.println(myHonda.fiyat);</text:span><text:span text:style-name="T400">//20000</text:span></text:p>
      <text:p text:style-name="P77"><text:span text:style-name="T401"><text:s text:c="8"/></text:span><text:span text:style-name="T402">System.out.println(myHonda.marka);</text:span><text:span text:style-name="T403">//Honda</text:span></text:p>
      <text:p text:style-name="P77"><text:span text:style-name="T404"><text:s text:c="8"/></text:span><text:span text:style-name="T405">myHonda.hareketEt();</text:span></text:p>
      <text:p text:style-name="P77"><text:span text:style-name="T406"><text:s text:c="8"/></text:span><text:span text:style-name="T407">myHonda.dur();</text:span></text:p>
      <text:p text:style-name="P78"><text:span text:style-name="T408">​</text:span></text:p>
      <text:p text:style-name="P78"><text:span text:style-name="T408">​</text:span></text:p>
      <text:p text:style-name="P79"><text:span text:style-name="T408"><text:s text:c="8"/></text:span><text:span text:style-name="T409">//MethodCreation class'indan object olusturduk</text:span></text:p>
      <text:p text:style-name="P79"><text:span text:style-name="T410"><text:s text:c="8"/></text:span><text:span text:style-name="T411">MethodCreation obj =<text:s/></text:span><text:span text:style-name="T412">new</text:span><text:span text:style-name="T413"><text:s/>MethodCreation();</text:span></text:p>
      <text:p text:style-name="P79"><text:span text:style-name="T414"><text:s text:c="8"/></text:span><text:span text:style-name="T415">System.out.println(obj.toplamaYap(</text:span><text:span text:style-name="T416">3</text:span><text:span text:style-name="T417">,<text:s/></text:span><text:span text:style-name="T418">5</text:span><text:span text:style-name="T419">));</text:span><text:span text:style-name="T420">//8.0</text:span></text:p>
      <text:p text:style-name="P80"><text:span text:style-name="T421">​</text:span></text:p>
      <text:p text:style-name="P81"><text:span text:style-name="T421"><text:s text:c="4"/></text:span><text:span text:style-name="T422">}</text:span></text:p>
      <text:p text:style-name="P82"><text:span text:style-name="T423">​</text:span></text:p>
      <text:p text:style-name="P83"><text:span text:style-name="T423"><text:s text:c="4"/></text:span><text:span text:style-name="T424">public</text:span><text:span text:style-name="T425"><text:s/></text:span><text:span text:style-name="T426">void</text:span><text:span text:style-name="T427"><text:s/>hareketEt(){</text:span></text:p>
      <text:p text:style-name="P83"><text:span text:style-name="T428"><text:s text:c="8"/></text:span><text:span text:style-name="T429">System.out.println(</text:span><text:span text:style-name="T430">"Honda guzel hareket eder..."</text:span><text:span text:style-name="T431">);</text:span></text:p>
      <text:p text:style-name="P83"><text:span text:style-name="T432"><text:s text:c="4"/></text:span><text:span text:style-name="T433">}</text:span></text:p>
      <text:p text:style-name="P84"><text:span text:style-name="T434">​</text:span></text:p>
      <text:p text:style-name="P85"><text:span text:style-name="T434"><text:s text:c="4"/></text:span><text:span text:style-name="T435">public</text:span><text:span text:style-name="T436"><text:s/></text:span><text:span text:style-name="T437">void</text:span><text:span text:style-name="T438"><text:s/>dur(){</text:span></text:p>
      <text:p text:style-name="P85"><text:span text:style-name="T439"><text:s text:c="8"/></text:span><text:span text:style-name="T440">System.out.println(</text:span><text:span text:style-name="T441">"Honda guvenli durur..."</text:span><text:span text:style-name="T442">);</text:span></text:p>
      <text:p text:style-name="P85"><text:span text:style-name="T443"><text:s text:c="4"/></text:span><text:span text:style-name="T444">}</text:span></text:p>
      <text:p text:style-name="P86"><text:span text:style-name="T445">​</text:span></text:p>
      <text:p text:style-name="P86"><text:span text:style-name="T445">​</text:span></text:p>
      <text:p text:style-name="P86"><text:span text:style-name="T445">​</text:span></text:p>
      <text:p text:style-name="P86"><text:span text:style-name="T446">}</text:span></text:p>
      <text:p text:style-name="P86"><text:span text:style-name="T447"/></text:p>
      <text:p text:style-name="P86"><text:span text:style-name="T447"/></text:p>
      <text:p text:style-name="P87"><text:span text:style-name="T448">************************************************</text:span></text:p>
      <text:p text:style-name="P87"><text:span text:style-name="T449"/></text:p>
      <text:p text:style-name="P87"><text:span text:style-name="T450">package</text:span><text:span text:style-name="T451"><text:s/>day03typecastingwrapperscanner;</text:span></text:p>
      <text:p text:style-name="P88"><text:span text:style-name="T452">​</text:span></text:p>
      <text:p text:style-name="P88"><text:span text:style-name="T453">public</text:span><text:span text:style-name="T454"><text:s/></text:span><text:span text:style-name="T455">class</text:span><text:span text:style-name="T456"><text:s/></text:span><text:span text:style-name="T457">TypeCasting01</text:span><text:span text:style-name="T458"><text:s/>{</text:span></text:p>
      <text:p text:style-name="P88"><text:span text:style-name="T459">​</text:span></text:p>
      <text:p text:style-name="P89"><text:span text:style-name="T459"><text:s text:c="4"/></text:span><text:span text:style-name="T460">//Type Casting: Bir numeric data type'ini diger numeric data type'ina cevirmek demektir.</text:span></text:p>
      <text:p text:style-name="P89"><text:span text:style-name="T461"><text:s text:c="4"/></text:span><text:span text:style-name="T462">//<text:s text:c="14"/>byte &lt; short &lt; int &lt; long &lt; float &lt; double</text:span></text:p>
      <text:p text:style-name="P90"><text:span text:style-name="T463">​</text:span></text:p>
      <text:p text:style-name="P91"><text:span text:style-name="T463"><text:s text:c="4"/></text:span><text:span text:style-name="T464">//Note 1: Kucuk data type'ini buyuk data type'ine cevirmeye "Auto Widening" denir</text:span></text:p>
      <text:p text:style-name="P91"><text:span text:style-name="T465"><text:s text:c="4"/></text:span><text:span text:style-name="T466">//Note 2: Buyuk data type'ini kucuk data type'ine cevirmeye "Explicit Narrowing" denir</text:span></text:p>
      <text:p text:style-name="P92"><text:span text:style-name="T467">​</text:span></text:p>
      <text:p text:style-name="P93"><text:span text:style-name="T467"><text:s text:c="4"/></text:span><text:span text:style-name="T468">public</text:span><text:span text:style-name="T469"><text:s/></text:span><text:span text:style-name="T470">static</text:span><text:span text:style-name="T471"><text:s/></text:span><text:span text:style-name="T472">void</text:span><text:span text:style-name="T473"><text:s/>main(</text:span><text:span text:style-name="T474">String</text:span><text:span text:style-name="T475">[] args) {</text:span></text:p>
      <text:p text:style-name="P94"><text:span text:style-name="T476">​</text:span></text:p>
      <text:p text:style-name="P95"><text:span text:style-name="T476"><text:s text:c="8"/></text:span><text:span text:style-name="T477">byte</text:span><text:span text:style-name="T478"><text:s/>age =<text:s/></text:span><text:span text:style-name="T479">23</text:span><text:span text:style-name="T480">;</text:span></text:p>
      <text:p text:style-name="P95"><text:span text:style-name="T481"><text:s text:c="8"/></text:span><text:span text:style-name="T482">int</text:span><text:span text:style-name="T483"><text:s/>newAge = age;</text:span></text:p>
      <text:p text:style-name="P96"><text:span text:style-name="T484">​</text:span></text:p>
      <text:p text:style-name="P97"><text:span text:style-name="T484"><text:s text:c="8"/></text:span><text:span text:style-name="T485">long</text:span><text:span text:style-name="T486"><text:s/>population =<text:s/></text:span><text:span text:style-name="T487">1234</text:span><text:span text:style-name="T488">;</text:span></text:p>
      <text:p text:style-name="P97"><text:span text:style-name="T489"><text:s text:c="8"/></text:span><text:span text:style-name="T490">int</text:span><text:span text:style-name="T491"><text:s/>newPopulation = (</text:span><text:span text:style-name="T492">int</text:span><text:span text:style-name="T493">)population;</text:span></text:p>
      <text:p text:style-name="P98"><text:span text:style-name="T494">​</text:span></text:p>
      <text:p text:style-name="P99"><text:span text:style-name="T494"><text:s text:c="8"/></text:span><text:span text:style-name="T495">//Example 1: short'u double'a ceviren kodu yaziniz</text:span></text:p>
      <text:p text:style-name="P99"><text:span text:style-name="T496"><text:s text:c="8"/></text:span><text:span text:style-name="T497">short</text:span><text:span text:style-name="T498"><text:s/>numOfStudents =<text:s/></text:span><text:span text:style-name="T499">235</text:span><text:span text:style-name="T500">;</text:span></text:p>
      <text:p text:style-name="P99"><text:span text:style-name="T501"><text:s text:c="8"/></text:span><text:span text:style-name="T502">double</text:span><text:span text:style-name="T503"><text:s/>newNumOfStudents = numOfStudents;</text:span><text:span text:style-name="T504">//Auto Widening</text:span></text:p>
      <text:p text:style-name="P100"><text:span text:style-name="T505">​</text:span></text:p>
      <text:p text:style-name="P101"><text:span text:style-name="T505"><text:s text:c="8"/></text:span><text:span text:style-name="T506">// Example 2: float'i byte yapan kodu yaziniz.</text:span></text:p>
      <text:p text:style-name="P101"><text:span text:style-name="T507"><text:s text:c="8"/></text:span><text:span text:style-name="T508">float</text:span><text:span text:style-name="T509"><text:s/>price =<text:s/></text:span><text:span text:style-name="T510">12.99F</text:span><text:span text:style-name="T511">;</text:span></text:p>
      <text:p text:style-name="P101"><text:span text:style-name="T512"><text:s text:c="8"/></text:span><text:span text:style-name="T513">byte</text:span><text:span text:style-name="T514"><text:s/>newPrice = (</text:span><text:span text:style-name="T515">byte</text:span><text:span text:style-name="T516">)price;</text:span><text:span text:style-name="T517">//Explicit Narrowing</text:span></text:p>
      <text:p text:style-name="P102"><text:span text:style-name="T518">​</text:span></text:p>
      <text:p text:style-name="P103"><text:span text:style-name="T518"><text:s text:c="8"/></text:span><text:span text:style-name="T519">System.out.println(newPrice);</text:span><text:span text:style-name="T520">//12 ==&gt; Java ondalik sayiyi, tam sayiya cevirirken yuvarlama islemi yapmaz.</text:span></text:p>
      <text:p text:style-name="P103"><text:span text:style-name="T521"><text:s text:c="37"/></text:span><text:span text:style-name="T522">//<text:s text:c="7"/>Java ondalik sayiyi, tam sayiya cevirirken ondalik kismini siler.</text:span></text:p>
      <text:p text:style-name="P104"><text:span text:style-name="T523">​</text:span></text:p>
      <text:p text:style-name="P105"><text:span text:style-name="T523"><text:s text:c="8"/></text:span><text:span text:style-name="T524">int</text:span><text:span text:style-name="T525"><text:s/>number =<text:s/></text:span><text:span text:style-name="T526">515</text:span><text:span text:style-name="T527">;</text:span></text:p>
      <text:p text:style-name="P105"><text:span text:style-name="T528"><text:s text:c="8"/></text:span><text:span text:style-name="T529">byte</text:span><text:span text:style-name="T530"><text:s/>newNumber = (</text:span><text:span text:style-name="T531">byte</text:span><text:span text:style-name="T532">)number;</text:span></text:p>
      <text:p text:style-name="P105"><text:span text:style-name="T533"><text:s text:c="8"/></text:span><text:span text:style-name="T534">System.out.println(newNumber);</text:span><text:span text:style-name="T535">//3 ==&gt; Java 515'i 256(byte daki sayilarin sayisi)'ya boldu kalani return etti.</text:span></text:p>
      <text:p text:style-name="P106"><text:span text:style-name="T536">​</text:span></text:p>
      <text:p text:style-name="P107"><text:span text:style-name="T536"><text:s text:c="8"/></text:span><text:span text:style-name="T537">int</text:span><text:span text:style-name="T538"><text:s/>num =<text:s/></text:span><text:span text:style-name="T539">510</text:span><text:span text:style-name="T540">;</text:span></text:p>
      <text:p text:style-name="P107"><text:span text:style-name="T541"><text:s text:c="8"/></text:span><text:span text:style-name="T542">byte</text:span><text:span text:style-name="T543"><text:s/>newNum = (</text:span><text:span text:style-name="T544">byte</text:span><text:span text:style-name="T545">)num;</text:span></text:p>
      <text:p text:style-name="P107"><text:span text:style-name="T546"><text:s text:c="8"/></text:span><text:span text:style-name="T547">System.out.println(newNum);</text:span><text:span text:style-name="T548">// -2</text:span></text:p>
      <text:p text:style-name="P107"><text:span text:style-name="T549"><text:s text:c="4"/></text:span><text:span text:style-name="T550">}</text:span></text:p>
      <text:p text:style-name="P108"><text:span text:style-name="T550">}</text:span></text:p>
      <text:p text:style-name="P109"><text:span text:style-name="T551"/></text:p>
      <text:p text:style-name="P109"><text:span text:style-name="T551"/></text:p>
      <text:p text:style-name="P109"><text:span text:style-name="T552">**********************************************</text:span></text:p>
      <text:p text:style-name="P109"><text:span text:style-name="T553"/></text:p>
      <text:p text:style-name="P109"><text:span text:style-name="T554">package</text:span><text:span text:style-name="T555"><text:s/>day03typecastingwrapperscanner;</text:span></text:p>
      <text:p text:style-name="P110"><text:span text:style-name="T556">​</text:span></text:p>
      <text:p text:style-name="P110"><text:span text:style-name="T557">public</text:span><text:span text:style-name="T558"><text:s/></text:span><text:span text:style-name="T559">class</text:span><text:span text:style-name="T560"><text:s/></text:span><text:span text:style-name="T561">WrapperClass01</text:span><text:span text:style-name="T562"><text:s/>{</text:span></text:p>
      <text:p text:style-name="P110"><text:span text:style-name="T563">​</text:span></text:p>
      <text:p text:style-name="P111"><text:span text:style-name="T563"><text:s text:c="4"/></text:span><text:span text:style-name="T564">public</text:span><text:span text:style-name="T565"><text:s/></text:span><text:span text:style-name="T566">static</text:span><text:span text:style-name="T567"><text:s/></text:span><text:span text:style-name="T568">void</text:span><text:span text:style-name="T569"><text:s/>main(</text:span><text:span text:style-name="T570">String</text:span><text:span text:style-name="T571">[] args) {</text:span></text:p>
      <text:p text:style-name="P112"><text:span text:style-name="T572">​</text:span></text:p>
      <text:p text:style-name="P113"><text:span text:style-name="T572"><text:s text:c="8"/></text:span><text:span text:style-name="T573">/*</text:span></text:p>
      <text:p text:style-name="P113"><text:span text:style-name="T574"><text:s text:c="12"/></text:span><text:span text:style-name="T575">Note: Java primitive lere method'lar ekleyerek yeni bir</text:span></text:p>
      <text:p text:style-name="P113"><text:span text:style-name="T576"><text:s text:c="18"/></text:span><text:span text:style-name="T577">yapi olusturdu, bu yapiya "Wrapper Class"</text:span></text:p>
      <text:p text:style-name="P114"><text:span text:style-name="T578">​</text:span></text:p>
      <text:p text:style-name="P115"><text:span text:style-name="T578"><text:s text:c="18"/></text:span><text:span text:style-name="T579">Primitive<text:s text:c="9"/>Wrapper</text:span></text:p>
      <text:p text:style-name="P115"><text:span text:style-name="T580"><text:s text:c="21"/></text:span><text:span text:style-name="T581">byte<text:s text:c="5"/>==&gt;<text:s text:c="4"/>Byte</text:span></text:p>
      <text:p text:style-name="P115"><text:span text:style-name="T582"><text:s text:c="21"/></text:span><text:span text:style-name="T583">short<text:s text:c="4"/>==&gt;<text:s text:c="4"/>Short</text:span></text:p>
      <text:p text:style-name="P115"><text:span text:style-name="T584"><text:s text:c="21"/></text:span><text:span text:style-name="T585">** int<text:s text:c="3"/>==&gt;<text:s text:c="4"/>Integer</text:span></text:p>
      <text:p text:style-name="P115"><text:span text:style-name="T586"><text:s text:c="21"/></text:span><text:span text:style-name="T587">long<text:s text:c="5"/>==&gt;<text:s text:c="4"/>Long</text:span></text:p>
      <text:p text:style-name="P115"><text:span text:style-name="T588"><text:s text:c="21"/></text:span><text:span text:style-name="T589">float<text:s text:c="4"/>==&gt;<text:s text:c="4"/>Float</text:span></text:p>
      <text:p text:style-name="P115"><text:span text:style-name="T590"><text:s text:c="21"/></text:span><text:span text:style-name="T591">double<text:s text:c="3"/>==&gt;<text:s text:c="4"/>Double</text:span></text:p>
      <text:p text:style-name="P115"><text:span text:style-name="T592"><text:s text:c="21"/></text:span><text:span text:style-name="T593">boolean<text:s text:c="2"/>==&gt;<text:s text:c="4"/>Boolean</text:span></text:p>
      <text:p text:style-name="P115"><text:span text:style-name="T594"><text:s text:c="21"/></text:span><text:span text:style-name="T595">** char<text:s text:c="2"/>==&gt;<text:s text:c="4"/>Character</text:span></text:p>
      <text:p text:style-name="P115"><text:span text:style-name="T596"><text:s text:c="9"/></text:span><text:span text:style-name="T597">*/</text:span></text:p>
      <text:p text:style-name="P115"><text:span text:style-name="T598"><text:s text:c="8"/></text:span><text:span text:style-name="T599">byte</text:span><text:span text:style-name="T600"><text:s/>primitiveByte =<text:s/></text:span><text:span text:style-name="T601">12</text:span><text:span text:style-name="T602">;</text:span><text:span text:style-name="T603">//"primitiveByte" yazip nokta koydugunuzda hic method goremezsiniz, cunku primitive'ler method icermez sadece deger icerir</text:span></text:p>
      <text:p text:style-name="P115"><text:span text:style-name="T604"><text:s text:c="8"/></text:span><text:span text:style-name="T605">Byte</text:span><text:span text:style-name="T606"><text:s/>wrapperByte =<text:s/></text:span><text:span text:style-name="T607">12</text:span><text:span text:style-name="T608">;</text:span><text:span text:style-name="T609">//"wrapperByte" yazip nokta koydugunuzda bir cok method gorursunuz, cunku "wrapper" lar method icerir</text:span></text:p>
      <text:p text:style-name="P116"><text:span text:style-name="T610">​</text:span></text:p>
      <text:p text:style-name="P117"><text:span text:style-name="T610"><text:s text:c="8"/></text:span><text:span text:style-name="T611">//Example 1: byte data type'inin en kucuk ve en buyuk degerlerini ekrana yazdiriniz.</text:span></text:p>
      <text:p text:style-name="P117"><text:span text:style-name="T612"><text:s text:c="8"/></text:span><text:span text:style-name="T613">System.out.println(</text:span><text:span text:style-name="T614">Byte</text:span><text:span text:style-name="T615">.MIN_VALUE);</text:span><text:span text:style-name="T616">//-128</text:span></text:p>
      <text:p text:style-name="P117"><text:span text:style-name="T617"><text:s text:c="8"/></text:span><text:span text:style-name="T618">System.out.println(</text:span><text:span text:style-name="T619">Byte</text:span><text:span text:style-name="T620">.MAX_VALUE);</text:span><text:span text:style-name="T621">//127</text:span></text:p>
      <text:p text:style-name="P118"><text:span text:style-name="T622">​</text:span></text:p>
      <text:p text:style-name="P119"><text:span text:style-name="T622"><text:s text:c="8"/></text:span><text:span text:style-name="T623">//Example 2: short, int, long data type'larinin en buyuk ve en kucuk degerlerini ekrana yazdiriniz</text:span></text:p>
      <text:p text:style-name="P119"><text:span text:style-name="T624"><text:s text:c="8"/></text:span><text:span text:style-name="T625">System.out.println(</text:span><text:span text:style-name="T626">Short</text:span><text:span text:style-name="T627">.MIN_VALUE);</text:span><text:span text:style-name="T628">//-32768</text:span></text:p>
      <text:p text:style-name="P119"><text:span text:style-name="T629"><text:s text:c="8"/></text:span><text:span text:style-name="T630">System.out.println(</text:span><text:span text:style-name="T631">Short</text:span><text:span text:style-name="T632">.MAX_VALUE);</text:span><text:span text:style-name="T633">//32767</text:span></text:p>
      <text:p text:style-name="P120"><text:span text:style-name="T634">​</text:span></text:p>
      <text:p text:style-name="P121"><text:span text:style-name="T634"><text:s text:c="8"/></text:span><text:span text:style-name="T635">System.out.println(</text:span><text:span text:style-name="T636">Integer</text:span><text:span text:style-name="T637">.MIN_VALUE);</text:span><text:span text:style-name="T638">//-2147483648</text:span></text:p>
      <text:p text:style-name="P121"><text:span text:style-name="T639"><text:s text:c="8"/></text:span><text:span text:style-name="T640">System.out.println(</text:span><text:span text:style-name="T641">Integer</text:span><text:span text:style-name="T642">.MAX_VALUE);</text:span><text:span text:style-name="T643">//2147483647</text:span></text:p>
      <text:p text:style-name="P122"><text:span text:style-name="T644">​</text:span></text:p>
      <text:p text:style-name="P123"><text:span text:style-name="T644"><text:s text:c="8"/></text:span><text:span text:style-name="T645">System.out.println(</text:span><text:span text:style-name="T646">Long</text:span><text:span text:style-name="T647">.MIN_VALUE);</text:span><text:span text:style-name="T648">//-9223372036854775808</text:span></text:p>
      <text:p text:style-name="P123"><text:span text:style-name="T649"><text:s text:c="8"/></text:span><text:span text:style-name="T650">System.out.println(</text:span><text:span text:style-name="T651">Long</text:span><text:span text:style-name="T652">.MAX_VALUE);</text:span><text:span text:style-name="T653">//9223372036854775807</text:span></text:p>
      <text:p text:style-name="P124"><text:span text:style-name="T654">​</text:span></text:p>
      <text:p text:style-name="P125"><text:span text:style-name="T654"><text:s text:c="8"/></text:span><text:span text:style-name="T655">//"primitive"ler nasil "wrapper"lara cevrilir(Autoboxing)</text:span></text:p>
      <text:p text:style-name="P125"><text:span text:style-name="T656"><text:s text:c="8"/></text:span><text:span text:style-name="T657">float</text:span><text:span text:style-name="T658"><text:s/>f1 =<text:s/></text:span><text:span text:style-name="T659">13.99F</text:span><text:span text:style-name="T660">;</text:span></text:p>
      <text:p text:style-name="P125"><text:span text:style-name="T661"><text:s text:c="8"/></text:span><text:span text:style-name="T662">Float</text:span><text:span text:style-name="T663"><text:s/>wrapperF1 = f1;</text:span></text:p>
      <text:p text:style-name="P126"><text:span text:style-name="T664">​</text:span></text:p>
      <text:p text:style-name="P127"><text:span text:style-name="T664"><text:s text:c="8"/></text:span><text:span text:style-name="T665">//"wrapper"lar nasil "primitive"lere cevrilir(Unboxing)</text:span></text:p>
      <text:p text:style-name="P127"><text:span text:style-name="T666"><text:s text:c="8"/></text:span><text:span text:style-name="T667">Character</text:span><text:span text:style-name="T668"><text:s/>w1 =<text:s/></text:span><text:span text:style-name="T669">'s'</text:span><text:span text:style-name="T670">;</text:span></text:p>
      <text:p text:style-name="P127"><text:span text:style-name="T671"><text:s text:c="8"/></text:span><text:span text:style-name="T672">char</text:span><text:span text:style-name="T673"><text:s/>primitiveW1 = w1;</text:span></text:p>
      <text:p text:style-name="P128"><text:span text:style-name="T674">​</text:span></text:p>
      <text:p text:style-name="P129"><text:span text:style-name="T674"><text:s text:c="8"/></text:span><text:span text:style-name="T675">//Note: Autoboxing ve Unboxing Java tarafindan otomatik olarak yapilir</text:span></text:p>
      <text:p text:style-name="P129"><text:span text:style-name="T676"><text:s text:c="4"/></text:span><text:span text:style-name="T677">}</text:span></text:p>
      <text:p text:style-name="P130"><text:span text:style-name="T677">}</text:span></text:p>
      <text:p text:style-name="P131"><text:span text:style-name="T678"/></text:p>
      <text:p text:style-name="P131"><text:span text:style-name="T679">******************************</text:span></text:p>
      <text:p text:style-name="P131"><text:span text:style-name="T680"/></text:p>
      <text:p text:style-name="P131"><text:span text:style-name="T681">package</text:span><text:span text:style-name="T682"><text:s/>day03typecastingwrapperscanner;</text:span></text:p>
      <text:p text:style-name="P132"><text:span text:style-name="T683">​</text:span></text:p>
      <text:p text:style-name="P132"><text:span text:style-name="T684">import</text:span><text:span text:style-name="T685"><text:s/>java.util.Scanner;</text:span></text:p>
      <text:p text:style-name="P132"><text:span text:style-name="T686">​</text:span></text:p>
      <text:p text:style-name="P132"><text:span text:style-name="T687">public</text:span><text:span text:style-name="T688"><text:s/></text:span><text:span text:style-name="T689">class</text:span><text:span text:style-name="T690"><text:s/></text:span><text:span text:style-name="T691">Scanner01</text:span><text:span text:style-name="T692"><text:s/>{</text:span></text:p>
      <text:p text:style-name="P132"><text:span text:style-name="T693">​</text:span></text:p>
      <text:p text:style-name="P133"><text:span text:style-name="T693"><text:s text:c="4"/></text:span><text:span text:style-name="T694">//Scanner kullanicidan data almaya yarar, Scanner kullanici ile etkilesim kurmamizi saglar</text:span></text:p>
      <text:p text:style-name="P133"><text:span text:style-name="T695"><text:s text:c="4"/></text:span><text:span text:style-name="T696">//Scanner bir Java Class'idir, bu Class'i kullanabilmek icin "import" etmek gerekir.</text:span></text:p>
      <text:p text:style-name="P133"><text:span text:style-name="T697"><text:s text:c="4"/></text:span><text:span text:style-name="T698">//Scanner Class'i Java nin util kutuphanesindedir.</text:span></text:p>
      <text:p text:style-name="P134"><text:span text:style-name="T699">​</text:span></text:p>
      <text:p text:style-name="P135"><text:span text:style-name="T699"><text:s text:c="4"/></text:span><text:span text:style-name="T700">public</text:span><text:span text:style-name="T701"><text:s/></text:span><text:span text:style-name="T702">static</text:span><text:span text:style-name="T703"><text:s/></text:span><text:span text:style-name="T704">void</text:span><text:span text:style-name="T705"><text:s/>main(</text:span><text:span text:style-name="T706">String</text:span><text:span text:style-name="T707">[] args) {</text:span></text:p>
      <text:p text:style-name="P136"><text:span text:style-name="T708">​</text:span></text:p>
      <text:p text:style-name="P137"><text:span text:style-name="T708"><text:s text:c="8"/></text:span><text:span text:style-name="T709">//Kullanicidan data almak icin yapilmasi gerekenler</text:span></text:p>
      <text:p text:style-name="P138"><text:span text:style-name="T710">​</text:span></text:p>
      <text:p text:style-name="P139"><text:span text:style-name="T710"><text:s text:c="8"/></text:span><text:span text:style-name="T711">//1.Adim: Scanner Class'indan object olusturun</text:span></text:p>
      <text:p text:style-name="P139"><text:span text:style-name="T712"><text:s text:c="8"/></text:span><text:span text:style-name="T713">Scanner input =<text:s/></text:span><text:span text:style-name="T714">new</text:span><text:span text:style-name="T715"><text:s/>Scanner(System.in);</text:span></text:p>
      <text:p text:style-name="P140"><text:span text:style-name="T716">​</text:span></text:p>
      <text:p text:style-name="P141"><text:span text:style-name="T716"><text:s text:c="8"/></text:span><text:span text:style-name="T717">//2.Adim:Kullaniciya ne yapacagini soyle</text:span></text:p>
      <text:p text:style-name="P141"><text:span text:style-name="T718"><text:s text:c="8"/></text:span><text:span text:style-name="T719">System.out.println(</text:span><text:span text:style-name="T720">"Hey kullanici yasini gir..."</text:span><text:span text:style-name="T721">);</text:span></text:p>
      <text:p text:style-name="P142"><text:span text:style-name="T722">​</text:span></text:p>
      <text:p text:style-name="P143"><text:span text:style-name="T722"><text:s text:c="8"/></text:span><text:span text:style-name="T723">//3.Adim: Kullanicidan aldiginiz data'yi bir variable'in icine koyun</text:span></text:p>
      <text:p text:style-name="P143"><text:span text:style-name="T724"><text:s text:c="8"/></text:span><text:span text:style-name="T725">byte</text:span><text:span text:style-name="T726"><text:s/>age = input.nextByte();</text:span></text:p>
      <text:p text:style-name="P143"><text:span text:style-name="T727"><text:s text:c="8"/></text:span><text:span text:style-name="T728">System.out.println(</text:span><text:span text:style-name="T729">"Hey kullanici senin yasin "</text:span><text:span text:style-name="T730"><text:s/>+ age);</text:span></text:p>
      <text:p text:style-name="P144"><text:span text:style-name="T731">​</text:span></text:p>
      <text:p text:style-name="P145"><text:span text:style-name="T731"><text:s text:c="4"/></text:span><text:span text:style-name="T732">}</text:span></text:p>
      <text:p text:style-name="P146"><text:span text:style-name="T733">​</text:span></text:p>
      <text:p text:style-name="P146"><text:span text:style-name="T734">}</text:span></text:p>
      <text:p text:style-name="P147"><text:span text:style-name="T735"/></text:p>
      <text:p text:style-name="P147"><text:span text:style-name="T736">*********************************************</text:span></text:p>
      <text:p text:style-name="P147"><text:span text:style-name="T737"/></text:p>
      <text:p text:style-name="P147"><text:span text:style-name="T738">package</text:span><text:span text:style-name="T739"><text:s/>day03typecastingwrapperscanner;</text:span></text:p>
      <text:p text:style-name="P148"><text:span text:style-name="T740">​</text:span></text:p>
      <text:p text:style-name="P148"><text:span text:style-name="T741">import</text:span><text:span text:style-name="T742"><text:s/>java.util.Scanner;</text:span></text:p>
      <text:p text:style-name="P148"><text:span text:style-name="T743">​</text:span></text:p>
      <text:p text:style-name="P148"><text:span text:style-name="T744">public</text:span><text:span text:style-name="T745"><text:s/></text:span><text:span text:style-name="T746">class</text:span><text:span text:style-name="T747"><text:s/></text:span><text:span text:style-name="T748">Scanner02</text:span><text:span text:style-name="T749"><text:s/>{</text:span></text:p>
      <text:p text:style-name="P148"><text:span text:style-name="T750">​</text:span></text:p>
      <text:p text:style-name="P149"><text:span text:style-name="T750"><text:s text:c="4"/></text:span><text:span text:style-name="T751">public</text:span><text:span text:style-name="T752"><text:s/></text:span><text:span text:style-name="T753">static</text:span><text:span text:style-name="T754"><text:s/></text:span><text:span text:style-name="T755">void</text:span><text:span text:style-name="T756"><text:s/>main(</text:span><text:span text:style-name="T757">String</text:span><text:span text:style-name="T758">[] args) {</text:span></text:p>
      <text:p text:style-name="P150"><text:span text:style-name="T759">​</text:span></text:p>
      <text:p text:style-name="P151"><text:span text:style-name="T759"><text:s text:c="8"/></text:span><text:span text:style-name="T760">//Example 1: Sayilari kullanicidan alan ve toplama islemi yapan kodu yaziniz</text:span></text:p>
      <text:p text:style-name="P152"><text:span text:style-name="T761">​</text:span></text:p>
      <text:p text:style-name="P153"><text:span text:style-name="T761"><text:s text:c="8"/></text:span><text:span text:style-name="T762">//1.Adim:Scanner Class'indan object olustur</text:span></text:p>
      <text:p text:style-name="P153"><text:span text:style-name="T763"><text:s text:c="8"/></text:span><text:span text:style-name="T764">Scanner input =<text:s/></text:span><text:span text:style-name="T765">new</text:span><text:span text:style-name="T766"><text:s/>Scanner(System.in);</text:span></text:p>
      <text:p text:style-name="P154"><text:span text:style-name="T767">​</text:span></text:p>
      <text:p text:style-name="P155"><text:span text:style-name="T767"><text:s text:c="8"/></text:span><text:span text:style-name="T768">//2.Adim:Kullaniciya ne yapacagini soyle</text:span></text:p>
      <text:p text:style-name="P155"><text:span text:style-name="T769"><text:s text:c="8"/></text:span><text:span text:style-name="T770">System.out.println(</text:span><text:span text:style-name="T771">"Ilk sayiyi giriniz..."</text:span><text:span text:style-name="T772">);</text:span></text:p>
      <text:p text:style-name="P155"><text:span text:style-name="T773"><text:s text:c="8"/></text:span><text:span text:style-name="T774">double</text:span><text:span text:style-name="T775"><text:s/>sayi1 = input.nextDouble();</text:span></text:p>
      <text:p text:style-name="P156"><text:span text:style-name="T776">​</text:span></text:p>
      <text:p text:style-name="P157"><text:span text:style-name="T776"><text:s text:c="8"/></text:span><text:span text:style-name="T777">System.out.println(</text:span><text:span text:style-name="T778">"Ikinci sayiyi giriniz..."</text:span><text:span text:style-name="T779">);</text:span></text:p>
      <text:p text:style-name="P157"><text:span text:style-name="T780"><text:s text:c="8"/></text:span><text:span text:style-name="T781">double</text:span><text:span text:style-name="T782"><text:s/>sayi2 = input.nextDouble();</text:span></text:p>
      <text:p text:style-name="P158"><text:span text:style-name="T783">​</text:span></text:p>
      <text:p text:style-name="P159"><text:span text:style-name="T783"><text:s text:c="8"/></text:span><text:span text:style-name="T784">System.out.println(sayi1 + sayi2);</text:span></text:p>
      <text:p text:style-name="P159"><text:span text:style-name="T785"><text:s text:c="4"/></text:span><text:span text:style-name="T786">}</text:span></text:p>
      <text:p text:style-name="P160"><text:span text:style-name="T786">}</text:span></text:p>
      <text:p text:style-name="P161"><text:span text:style-name="T787"/></text:p>
      <text:p text:style-name="P161"><text:span text:style-name="T787"/></text:p>
      <text:p text:style-name="P161"><text:span text:style-name="T788">**************************************************</text:span></text:p>
      <text:p text:style-name="P161"><text:span text:style-name="T789"/></text:p>
      <text:p text:style-name="P161"><text:span text:style-name="T790">package</text:span><text:span text:style-name="T791"><text:s/>day03typecastingwrapperscanner;</text:span></text:p>
      <text:p text:style-name="P162"><text:span text:style-name="T792">​</text:span></text:p>
      <text:p text:style-name="P162"><text:span text:style-name="T793">import</text:span><text:span text:style-name="T794"><text:s/>java.util.Scanner;</text:span></text:p>
      <text:p text:style-name="P162"><text:span text:style-name="T795">​</text:span></text:p>
      <text:p text:style-name="P162"><text:span text:style-name="T796">public</text:span><text:span text:style-name="T797"><text:s/></text:span><text:span text:style-name="T798">class</text:span><text:span text:style-name="T799"><text:s/></text:span><text:span text:style-name="T800">Scanner03</text:span><text:span text:style-name="T801"><text:s/>{</text:span></text:p>
      <text:p text:style-name="P162"><text:span text:style-name="T802">​</text:span></text:p>
      <text:p text:style-name="P163"><text:span text:style-name="T802"><text:s text:c="4"/></text:span><text:span text:style-name="T803">public</text:span><text:span text:style-name="T804"><text:s/></text:span><text:span text:style-name="T805">static</text:span><text:span text:style-name="T806"><text:s/></text:span><text:span text:style-name="T807">void</text:span><text:span text:style-name="T808"><text:s/>main(</text:span><text:span text:style-name="T809">String</text:span><text:span text:style-name="T810">[] args) {</text:span></text:p>
      <text:p text:style-name="P164"><text:span text:style-name="T811">​</text:span></text:p>
      <text:p text:style-name="P165"><text:span text:style-name="T811"><text:s text:c="8"/></text:span><text:span text:style-name="T812">//Example 1: Kullanicidan bir diktorgenin en ve boyunu alip alan ve cevresini hesaplayan kodu yaziniz</text:span></text:p>
      <text:p text:style-name="P166"><text:span text:style-name="T813">​</text:span></text:p>
      <text:p text:style-name="P167"><text:span text:style-name="T813"><text:s text:c="8"/></text:span><text:span text:style-name="T814">Scanner input =<text:s/></text:span><text:span text:style-name="T815">new</text:span><text:span text:style-name="T816"><text:s/>Scanner(System.in);</text:span></text:p>
      <text:p text:style-name="P168"><text:span text:style-name="T817">​</text:span></text:p>
      <text:p text:style-name="P169"><text:span text:style-name="T817"><text:s text:c="8"/></text:span><text:span text:style-name="T818">System.out.println(</text:span><text:span text:style-name="T819">"Dikdortgenin kisa kenarini giriniz..."</text:span><text:span text:style-name="T820">);</text:span></text:p>
      <text:p text:style-name="P169"><text:span text:style-name="T821"><text:s text:c="8"/></text:span><text:span text:style-name="T822">int</text:span><text:span text:style-name="T823"><text:s/>en = input.nextInt();</text:span></text:p>
      <text:p text:style-name="P170"><text:span text:style-name="T824">​</text:span></text:p>
      <text:p text:style-name="P170"><text:span text:style-name="T824">​</text:span></text:p>
      <text:p text:style-name="P170"><text:span text:style-name="T824">​</text:span></text:p>
      <text:p text:style-name="P171"><text:span text:style-name="T824"><text:s text:c="8"/></text:span><text:span text:style-name="T825">System.out.println(</text:span><text:span text:style-name="T826">"Dikdirgenin uzun kenarini giriniz..."</text:span><text:span text:style-name="T827">);</text:span></text:p>
      <text:p text:style-name="P171"><text:span text:style-name="T828"><text:s text:c="8"/></text:span><text:span text:style-name="T829">int</text:span><text:span text:style-name="T830"><text:s/>boy = input.nextInt();</text:span></text:p>
      <text:p text:style-name="P172"><text:span text:style-name="T831">​</text:span></text:p>
      <text:p text:style-name="P172"><text:span text:style-name="T831">​</text:span></text:p>
      <text:p text:style-name="P172"><text:span text:style-name="T831">​</text:span></text:p>
      <text:p text:style-name="P173"><text:span text:style-name="T831"><text:s text:c="8"/></text:span><text:span text:style-name="T832">System.out.println(</text:span><text:span text:style-name="T833">"Alan "</text:span><text:span text:style-name="T834"><text:s/>+ en*boy);</text:span></text:p>
      <text:p text:style-name="P174"><text:span text:style-name="T835">​</text:span></text:p>
      <text:p text:style-name="P174"><text:span text:style-name="T835">​</text:span></text:p>
      <text:p text:style-name="P174"><text:span text:style-name="T835">​</text:span></text:p>
      <text:p text:style-name="P175"><text:span text:style-name="T835"><text:s text:c="8"/></text:span><text:span text:style-name="T836">System.out.println(</text:span><text:span text:style-name="T837">"Cevre "</text:span><text:span text:style-name="T838"><text:s/>+<text:s/></text:span><text:span text:style-name="T839">2</text:span><text:span text:style-name="T840">*(en+boy));</text:span></text:p>
      <text:p text:style-name="P176"><text:span text:style-name="T841">​</text:span></text:p>
      <text:p text:style-name="P177"><text:span text:style-name="T841"><text:s text:c="4"/></text:span><text:span text:style-name="T842">}</text:span></text:p>
      <text:p text:style-name="P178"><text:span text:style-name="T843">​</text:span></text:p>
      <text:p text:style-name="P178"><text:span text:style-name="T844">}</text:span></text:p>
      <text:p text:style-name="P179"><text:span text:style-name="T845"/></text:p>
      <text:p text:style-name="P179"><text:span text:style-name="T846">**********************************************</text:span></text:p>
      <text:p text:style-name="P179"><text:span text:style-name="T847"/></text:p>
      <text:p text:style-name="P179"><text:span text:style-name="T848">package</text:span><text:span text:style-name="T849"><text:s/>day04ifstatement;</text:span></text:p>
      <text:p text:style-name="P180"><text:span text:style-name="T850">​</text:span></text:p>
      <text:p text:style-name="P180"><text:span text:style-name="T851">import</text:span><text:span text:style-name="T852"><text:s/>java.util.Scanner;</text:span></text:p>
      <text:p text:style-name="P180"><text:span text:style-name="T853">​</text:span></text:p>
      <text:p text:style-name="P180"><text:span text:style-name="T854">public</text:span><text:span text:style-name="T855"><text:s/></text:span><text:span text:style-name="T856">class</text:span><text:span text:style-name="T857"><text:s/></text:span><text:span text:style-name="T858">Scanner01</text:span><text:span text:style-name="T859"><text:s/>{</text:span></text:p>
      <text:p text:style-name="P180"><text:span text:style-name="T860">​</text:span></text:p>
      <text:p text:style-name="P181"><text:span text:style-name="T860"><text:s text:c="4"/></text:span><text:span text:style-name="T861">public</text:span><text:span text:style-name="T862"><text:s/></text:span><text:span text:style-name="T863">static</text:span><text:span text:style-name="T864"><text:s/></text:span><text:span text:style-name="T865">void</text:span><text:span text:style-name="T866"><text:s/>main(</text:span><text:span text:style-name="T867">String</text:span><text:span text:style-name="T868">[] args) {</text:span></text:p>
      <text:p text:style-name="P182"><text:span text:style-name="T869">​</text:span></text:p>
      <text:p text:style-name="P183"><text:span text:style-name="T869"><text:s text:c="10"/></text:span><text:span text:style-name="T870">/*</text:span></text:p>
      <text:p text:style-name="P183"><text:span text:style-name="T871"><text:s text:c="12"/></text:span><text:span text:style-name="T872">Kullanicidan ilk, orta ve soy ismini, kimlik numarasini aliniz ve asagidaki formatta ekrana yazdiriniz</text:span></text:p>
      <text:p text:style-name="P183"><text:span text:style-name="T873"><text:s text:c="12"/></text:span><text:span text:style-name="T874">Ali Mert Can</text:span></text:p>
      <text:p text:style-name="P183"><text:span text:style-name="T875"><text:s text:c="12"/></text:span><text:span text:style-name="T876">123456789</text:span></text:p>
      <text:p text:style-name="P183"><text:span text:style-name="T877"><text:s text:c="9"/></text:span><text:span text:style-name="T878">*/</text:span></text:p>
      <text:p text:style-name="P183"><text:span text:style-name="T879"><text:s text:c="8"/></text:span><text:span text:style-name="T880">Scanner input =<text:s/></text:span><text:span text:style-name="T881">new</text:span><text:span text:style-name="T882"><text:s/>Scanner(System.in);</text:span></text:p>
      <text:p text:style-name="P184"><text:span text:style-name="T883">​</text:span></text:p>
      <text:p text:style-name="P185"><text:span text:style-name="T883"><text:s text:c="8"/></text:span><text:span text:style-name="T884">//1.Yol:</text:span></text:p>
      <text:p text:style-name="P185"><text:span text:style-name="T885"><text:s text:c="8"/></text:span><text:span text:style-name="T886">System.out.println(</text:span><text:span text:style-name="T887">"Ilk isminizi giriniz..."</text:span><text:span text:style-name="T888">);</text:span></text:p>
      <text:p text:style-name="P185"><text:span text:style-name="T889"><text:s text:c="8"/></text:span><text:span text:style-name="T890">String</text:span><text:span text:style-name="T891"><text:s/>ilkIsim = input.next();</text:span><text:span text:style-name="T892">// next() methodu kullanicidan String datasi almak icin kullanilir</text:span></text:p>
      <text:p text:style-name="P186"><text:span text:style-name="T893">​</text:span></text:p>
      <text:p text:style-name="P187"><text:span text:style-name="T893"><text:s text:c="8"/></text:span><text:span text:style-name="T894">System.out.println(</text:span><text:span text:style-name="T895">"Orta isminizi giriniz..."</text:span><text:span text:style-name="T896">);</text:span></text:p>
      <text:p text:style-name="P187"><text:span text:style-name="T897"><text:s text:c="8"/></text:span><text:span text:style-name="T898">String</text:span><text:span text:style-name="T899"><text:s/>ortaIsim = input.next();</text:span></text:p>
      <text:p text:style-name="P188"><text:span text:style-name="T900">​</text:span></text:p>
      <text:p text:style-name="P189"><text:span text:style-name="T900"><text:s text:c="8"/></text:span><text:span text:style-name="T901">System.out.println(</text:span><text:span text:style-name="T902">"Soy isminizi giriniz..."</text:span><text:span text:style-name="T903">);</text:span></text:p>
      <text:p text:style-name="P189"><text:span text:style-name="T904"><text:s text:c="8"/></text:span><text:span text:style-name="T905">String</text:span><text:span text:style-name="T906"><text:s/>soyIsim = input.next();</text:span></text:p>
      <text:p text:style-name="P190"><text:span text:style-name="T907">​</text:span></text:p>
      <text:p text:style-name="P191"><text:span text:style-name="T907"><text:s text:c="8"/></text:span><text:span text:style-name="T908">System.out.println(</text:span><text:span text:style-name="T909">"Kimlik numaranizi giriniz..."</text:span><text:span text:style-name="T910">);</text:span></text:p>
      <text:p text:style-name="P191"><text:span text:style-name="T911"><text:s text:c="8"/></text:span><text:span text:style-name="T912">String</text:span><text:span text:style-name="T913"><text:s/>kimlikNo = input.next();</text:span></text:p>
      <text:p text:style-name="P192"><text:span text:style-name="T914">​</text:span></text:p>
      <text:p text:style-name="P193"><text:span text:style-name="T914"><text:s text:c="8"/></text:span><text:span text:style-name="T915">System.out.println(ilkIsim +<text:s/></text:span><text:span text:style-name="T916">" "</text:span><text:span text:style-name="T917"><text:s/>+ ortaIsim +<text:s/></text:span><text:span text:style-name="T918">" "</text:span><text:span text:style-name="T919"><text:s/>+ soyIsim);</text:span></text:p>
      <text:p text:style-name="P193"><text:span text:style-name="T920"><text:s text:c="8"/></text:span><text:span text:style-name="T921">System.out.println(kimlikNo);</text:span></text:p>
      <text:p text:style-name="P194"><text:span text:style-name="T922">​</text:span></text:p>
      <text:p text:style-name="P195"><text:span text:style-name="T922"><text:s text:c="8"/></text:span><text:span text:style-name="T923">//2.Yol:</text:span></text:p>
      <text:p text:style-name="P195"><text:span text:style-name="T924"><text:s text:c="8"/></text:span><text:span text:style-name="T925">System.out.println(</text:span><text:span text:style-name="T926">"Ilk, orta, soy isminizi ve kimlik numaranizi giriniz..."</text:span><text:span text:style-name="T927">);</text:span></text:p>
      <text:p text:style-name="P195"><text:span text:style-name="T928"><text:s text:c="8"/></text:span><text:span text:style-name="T929">String</text:span><text:span text:style-name="T930"><text:s/>ilk = input.next();</text:span></text:p>
      <text:p text:style-name="P195"><text:span text:style-name="T931"><text:s text:c="8"/></text:span><text:span text:style-name="T932">String</text:span><text:span text:style-name="T933"><text:s/>orta = input.next();</text:span></text:p>
      <text:p text:style-name="P195"><text:span text:style-name="T934"><text:s text:c="8"/></text:span><text:span text:style-name="T935">String</text:span><text:span text:style-name="T936"><text:s/>soy = input.next();</text:span></text:p>
      <text:p text:style-name="P195"><text:span text:style-name="T937"><text:s text:c="8"/></text:span><text:span text:style-name="T938">String</text:span><text:span text:style-name="T939"><text:s/>kimlik = input.next();</text:span></text:p>
      <text:p text:style-name="P196"><text:span text:style-name="T940">​</text:span></text:p>
      <text:p text:style-name="P197"><text:span text:style-name="T940"><text:s text:c="8"/></text:span><text:span text:style-name="T941">System.out.println(ilk +<text:s/></text:span><text:span text:style-name="T942">" "</text:span><text:span text:style-name="T943"><text:s/>+ orta +<text:s/></text:span><text:span text:style-name="T944">" "</text:span><text:span text:style-name="T945"><text:s/>+ soy);</text:span></text:p>
      <text:p text:style-name="P197"><text:span text:style-name="T946"><text:s text:c="8"/></text:span><text:span text:style-name="T947">System.out.println(kimlik);</text:span></text:p>
      <text:p text:style-name="P198"><text:span text:style-name="T948">​</text:span></text:p>
      <text:p text:style-name="P199"><text:span text:style-name="T948"><text:s text:c="8"/></text:span><text:span text:style-name="T949">/*</text:span></text:p>
      <text:p text:style-name="P199"><text:span text:style-name="T950"><text:s text:c="12"/></text:span><text:span text:style-name="T951">next() ile nextLine() in farki nedir?</text:span></text:p>
      <text:p text:style-name="P199"><text:span text:style-name="T952"><text:s text:c="12"/></text:span><text:span text:style-name="T953">next() methodu kulanicidan gelen String'in sadece ilk kelimeisni alir.</text:span></text:p>
      <text:p text:style-name="P199"><text:span text:style-name="T954"><text:s text:c="12"/></text:span><text:span text:style-name="T955">nextLine() methodu kulanicidan gelen String'in tamamini alir.</text:span></text:p>
      <text:p text:style-name="P199"><text:span text:style-name="T956"><text:s text:c="8"/></text:span><text:span text:style-name="T957">*/</text:span></text:p>
      <text:p text:style-name="P200"><text:span text:style-name="T958">​</text:span></text:p>
      <text:p text:style-name="P201"><text:span text:style-name="T958"><text:s text:c="8"/></text:span><text:span text:style-name="T959">//3.Yol:</text:span></text:p>
      <text:p text:style-name="P201"><text:span text:style-name="T960"><text:s text:c="8"/></text:span><text:span text:style-name="T961">System.out.println(</text:span><text:span text:style-name="T962">"Ilk, orta ve soy isminizi giriniz"</text:span><text:span text:style-name="T963">);</text:span></text:p>
      <text:p text:style-name="P201"><text:span text:style-name="T964"><text:s text:c="8"/></text:span><text:span text:style-name="T965">String</text:span><text:span text:style-name="T966"><text:s/>tamIsim = input.nextLine();</text:span></text:p>
      <text:p text:style-name="P201"><text:span text:style-name="T967"><text:s text:c="8"/></text:span><text:span text:style-name="T968">System.out.println(tamIsim);</text:span></text:p>
      <text:p text:style-name="P202"><text:span text:style-name="T969">​</text:span></text:p>
      <text:p text:style-name="P203"><text:span text:style-name="T969"><text:s text:c="8"/></text:span><text:span text:style-name="T970">System.out.println(</text:span><text:span text:style-name="T971">"Kimlik numaranizi giriniz"</text:span><text:span text:style-name="T972">);</text:span></text:p>
      <text:p text:style-name="P203"><text:span text:style-name="T973"><text:s text:c="8"/></text:span><text:span text:style-name="T974">String</text:span><text:span text:style-name="T975"><text:s/>kimlikNumarasi = input.next();</text:span></text:p>
      <text:p text:style-name="P203"><text:span text:style-name="T976"><text:s text:c="8"/></text:span><text:span text:style-name="T977">System.out.println(kimlikNumarasi);</text:span></text:p>
      <text:p text:style-name="P203"><text:span text:style-name="T978"><text:s text:c="4"/></text:span><text:span text:style-name="T979">}</text:span></text:p>
      <text:p text:style-name="P204"><text:span text:style-name="T979">}</text:span></text:p>
      <text:p text:style-name="P205"><text:span text:style-name="T980"/></text:p>
      <text:p text:style-name="P205"><text:span text:style-name="T981">***********************************</text:span></text:p>
      <text:p text:style-name="P205"><text:span text:style-name="T982"/></text:p>
      <text:p text:style-name="P205"><text:span text:style-name="T983">package</text:span><text:span text:style-name="T984"><text:s/>day04ifstatement;</text:span></text:p>
      <text:p text:style-name="P206"><text:span text:style-name="T985">​</text:span></text:p>
      <text:p text:style-name="P206"><text:span text:style-name="T986">import</text:span><text:span text:style-name="T987"><text:s/>java.util.Scanner;</text:span></text:p>
      <text:p text:style-name="P206"><text:span text:style-name="T988">​</text:span></text:p>
      <text:p text:style-name="P206"><text:span text:style-name="T989">public</text:span><text:span text:style-name="T990"><text:s/></text:span><text:span text:style-name="T991">class</text:span><text:span text:style-name="T992"><text:s/></text:span><text:span text:style-name="T993">Scanner02</text:span><text:span text:style-name="T994"><text:s/>{</text:span></text:p>
      <text:p text:style-name="P206"><text:span text:style-name="T995">​</text:span></text:p>
      <text:p text:style-name="P207"><text:span text:style-name="T995"><text:s text:c="4"/></text:span><text:span text:style-name="T996">/*</text:span></text:p>
      <text:p text:style-name="P207"><text:span text:style-name="T997"><text:s text:c="8"/></text:span><text:span text:style-name="T998">Not: char variable'lari matematiksel islemlerde kullanirsaniz, Java onlarin ASCII degerlerini kullanir.</text:span></text:p>
      <text:p text:style-name="P207"><text:span text:style-name="T999"><text:s text:c="13"/></text:span><text:span text:style-name="T1000">Ornegin; System.out.println('A' + 'C'); ekrana AC yerine 132 yazdirir</text:span></text:p>
      <text:p text:style-name="P207"><text:span text:style-name="T1001"><text:s text:c="8"/></text:span><text:span text:style-name="T1002">Note: Java'da "+" sembolunun iki anlami vardir. i)Toplama islemi ii)Birlestirme Islemi(Concatenation)</text:span></text:p>
      <text:p text:style-name="P207"><text:span text:style-name="T1003"><text:s text:c="14"/></text:span><text:span text:style-name="T1004">Java "+" sembolu gorunce once toplama yapmaya calisir, yapamazsa birlestirme islemi yapmaya calisir, o da olmazsa hata verir.</text:span></text:p>
      <text:p text:style-name="P207"><text:span text:style-name="T1005"><text:s text:c="5"/></text:span><text:span text:style-name="T1006">*/</text:span></text:p>
      <text:p text:style-name="P208"><text:span text:style-name="T1007">​</text:span></text:p>
      <text:p text:style-name="P209"><text:span text:style-name="T1007"><text:s text:c="4"/></text:span><text:span text:style-name="T1008">public</text:span><text:span text:style-name="T1009"><text:s/></text:span><text:span text:style-name="T1010">static</text:span><text:span text:style-name="T1011"><text:s/></text:span><text:span text:style-name="T1012">void</text:span><text:span text:style-name="T1013"><text:s/>main(</text:span><text:span text:style-name="T1014">String</text:span><text:span text:style-name="T1015">[] args) {</text:span></text:p>
      <text:p text:style-name="P210"><text:span text:style-name="T1016">​</text:span></text:p>
      <text:p text:style-name="P211"><text:span text:style-name="T1016"><text:s text:c="8"/></text:span><text:span text:style-name="T1017">//Example 1: Kullanicidan ilk ve soy ismini aliniz, ilk ve soy isminin ilk harflerini ekrana yazdiriniz</text:span></text:p>
      <text:p text:style-name="P211"><text:span text:style-name="T1018"><text:s text:c="8"/></text:span><text:span text:style-name="T1019">//<text:s text:c="11"/>Ali Can ==&gt; AC</text:span></text:p>
      <text:p text:style-name="P212"><text:span text:style-name="T1020">​</text:span></text:p>
      <text:p text:style-name="P213"><text:span text:style-name="T1020"><text:s text:c="8"/></text:span><text:span text:style-name="T1021">Scanner input =<text:s/></text:span><text:span text:style-name="T1022">new</text:span><text:span text:style-name="T1023"><text:s/>Scanner(System.in);</text:span></text:p>
      <text:p text:style-name="P214"><text:span text:style-name="T1024">​</text:span></text:p>
      <text:p text:style-name="P215"><text:span text:style-name="T1024"><text:s text:c="8"/></text:span><text:span text:style-name="T1025">//1.Yol:</text:span></text:p>
      <text:p text:style-name="P215"><text:span text:style-name="T1026"><text:s text:c="8"/></text:span><text:span text:style-name="T1027">System.out.println(</text:span><text:span text:style-name="T1028">"Ilk isminizi giriniz..."</text:span><text:span text:style-name="T1029">);</text:span></text:p>
      <text:p text:style-name="P215"><text:span text:style-name="T1030"><text:s text:c="8"/></text:span><text:span text:style-name="T1031">char</text:span><text:span text:style-name="T1032"><text:s/>ilk = input.next().charAt(</text:span><text:span text:style-name="T1033">0</text:span><text:span text:style-name="T1034">);</text:span><text:span text:style-name="T1035">//A</text:span></text:p>
      <text:p text:style-name="P216"><text:span text:style-name="T1036">​</text:span></text:p>
      <text:p text:style-name="P217"><text:span text:style-name="T1036"><text:s text:c="8"/></text:span><text:span text:style-name="T1037">System.out.println(</text:span><text:span text:style-name="T1038">"Soy isminizi giriniz..."</text:span><text:span text:style-name="T1039">);</text:span></text:p>
      <text:p text:style-name="P217"><text:span text:style-name="T1040"><text:s text:c="8"/></text:span><text:span text:style-name="T1041">char</text:span><text:span text:style-name="T1042"><text:s/>son = input.next().charAt(</text:span><text:span text:style-name="T1043">0</text:span><text:span text:style-name="T1044">);</text:span><text:span text:style-name="T1045">//C</text:span></text:p>
      <text:p text:style-name="P218"><text:span text:style-name="T1046">​</text:span></text:p>
      <text:p text:style-name="P219"><text:span text:style-name="T1046"><text:s text:c="8"/></text:span><text:span text:style-name="T1047">System.out.println(</text:span><text:span text:style-name="T1048">""</text:span><text:span text:style-name="T1049"><text:s/>+ ilk + son);</text:span></text:p>
      <text:p text:style-name="P220"><text:span text:style-name="T1050">​</text:span></text:p>
      <text:p text:style-name="P221"><text:span text:style-name="T1050"><text:s text:c="8"/></text:span><text:span text:style-name="T1051">//2.Yol:</text:span></text:p>
      <text:p text:style-name="P221"><text:span text:style-name="T1052"><text:s text:c="8"/></text:span><text:span text:style-name="T1053">System.out.println(</text:span><text:span text:style-name="T1054">"Tam isminizi giriniz..."</text:span><text:span text:style-name="T1055">);</text:span></text:p>
      <text:p text:style-name="P222"><text:span text:style-name="T1056">​</text:span></text:p>
      <text:p text:style-name="P223"><text:span text:style-name="T1056"><text:s text:c="8"/></text:span><text:span text:style-name="T1057">String</text:span><text:span text:style-name="T1058"><text:s/>tamIsim = input.nextLine();</text:span><text:span text:style-name="T1059">// Ali Can</text:span></text:p>
      <text:p text:style-name="P224"><text:span text:style-name="T1060">​</text:span></text:p>
      <text:p text:style-name="P225"><text:span text:style-name="T1060"><text:s text:c="8"/></text:span><text:span text:style-name="T1061">char</text:span><text:span text:style-name="T1062"><text:s/>ilkHarf = tamIsim.charAt(</text:span><text:span text:style-name="T1063">0</text:span><text:span text:style-name="T1064">);</text:span></text:p>
      <text:p text:style-name="P225"><text:span text:style-name="T1065"><text:s text:c="8"/></text:span><text:span text:style-name="T1066">System.out.print(ilkHarf);</text:span></text:p>
      <text:p text:style-name="P226"><text:span text:style-name="T1067">​</text:span></text:p>
      <text:p text:style-name="P227"><text:span text:style-name="T1067"><text:s text:c="8"/></text:span><text:span text:style-name="T1068">char</text:span><text:span text:style-name="T1069"><text:s/>soyIsminIlkHarfi = tamIsim.split(</text:span><text:span text:style-name="T1070">" "</text:span><text:span text:style-name="T1071">)[</text:span><text:span text:style-name="T1072">1</text:span><text:span text:style-name="T1073">].charAt(</text:span><text:span text:style-name="T1074">0</text:span><text:span text:style-name="T1075">);</text:span></text:p>
      <text:p text:style-name="P227"><text:span text:style-name="T1076"><text:s text:c="8"/></text:span><text:span text:style-name="T1077">System.out.println(soyIsminIlkHarfi);</text:span></text:p>
      <text:p text:style-name="P227"><text:span text:style-name="T1078"><text:s text:c="4"/></text:span><text:span text:style-name="T1079">}</text:span></text:p>
      <text:p text:style-name="P228"><text:span text:style-name="T1079">}</text:span></text:p>
      <text:p text:style-name="P229"><text:span text:style-name="T1080"/></text:p>
      <text:p text:style-name="P229"><text:span text:style-name="T1080"/></text:p>
      <text:p text:style-name="P229"><text:span text:style-name="T1081">*************************************</text:span></text:p>
      <text:p text:style-name="P229"><text:span text:style-name="T1082"/></text:p>
      <text:p text:style-name="P229"><text:span text:style-name="T1083">package</text:span><text:span text:style-name="T1084"><text:s/>day05ifstatement;</text:span></text:p>
      <text:p text:style-name="P230"><text:span text:style-name="T1085">​</text:span></text:p>
      <text:p text:style-name="P230"><text:span text:style-name="T1086">import</text:span><text:span text:style-name="T1087"><text:s/>java.util.Scanner;</text:span></text:p>
      <text:p text:style-name="P230"><text:span text:style-name="T1088">​</text:span></text:p>
      <text:p text:style-name="P230"><text:span text:style-name="T1089">public</text:span><text:span text:style-name="T1090"><text:s/></text:span><text:span text:style-name="T1091">class</text:span><text:span text:style-name="T1092"><text:s/></text:span><text:span text:style-name="T1093">IfStatement01</text:span><text:span text:style-name="T1094"><text:s/>{</text:span></text:p>
      <text:p text:style-name="P230"><text:span text:style-name="T1095">​</text:span></text:p>
      <text:p text:style-name="P231"><text:span text:style-name="T1095"><text:s text:c="4"/></text:span><text:span text:style-name="T1096">public</text:span><text:span text:style-name="T1097"><text:s/></text:span><text:span text:style-name="T1098">static</text:span><text:span text:style-name="T1099"><text:s/></text:span><text:span text:style-name="T1100">void</text:span><text:span text:style-name="T1101"><text:s/>main(</text:span><text:span text:style-name="T1102">String</text:span><text:span text:style-name="T1103">[] args) {</text:span></text:p>
      <text:p text:style-name="P232"><text:span text:style-name="T1104">​</text:span></text:p>
      <text:p text:style-name="P233"><text:span text:style-name="T1104"><text:s text:c="8"/></text:span><text:span text:style-name="T1105">//Example 1: Kullanicidan alinan sayinin tek mi cift mi oldugunu ekrana yazan kodu yaziniz.</text:span></text:p>
      <text:p text:style-name="P233"><text:span text:style-name="T1106"><text:s text:c="8"/></text:span><text:span text:style-name="T1107">Scanner input =<text:s/></text:span><text:span text:style-name="T1108">new</text:span><text:span text:style-name="T1109"><text:s/>Scanner(System.in);</text:span></text:p>
      <text:p text:style-name="P233"><text:span text:style-name="T1110"><text:s text:c="8"/></text:span><text:span text:style-name="T1111">System.out.println(</text:span><text:span text:style-name="T1112">"Bir sayi giriniz..."</text:span><text:span text:style-name="T1113">);</text:span></text:p>
      <text:p text:style-name="P233"><text:span text:style-name="T1114"><text:s text:c="8"/></text:span><text:span text:style-name="T1115">int</text:span><text:span text:style-name="T1116"><text:s/>s = input.nextInt();</text:span></text:p>
      <text:p text:style-name="P233"><text:span text:style-name="T1117"><text:s text:c="8"/></text:span><text:span text:style-name="T1118">//1.Yol:</text:span></text:p>
      <text:p text:style-name="P233"><text:span text:style-name="T1119"><text:s text:c="8"/></text:span><text:span text:style-name="T1120">if</text:span><text:span text:style-name="T1121">(s%</text:span><text:span text:style-name="T1122">2</text:span><text:span text:style-name="T1123">==</text:span><text:span text:style-name="T1124">0</text:span><text:span text:style-name="T1125">){</text:span></text:p>
      <text:p text:style-name="P233"><text:span text:style-name="T1126"><text:s text:c="12"/></text:span><text:span text:style-name="T1127">System.out.println(</text:span><text:span text:style-name="T1128">"Cift sayi..."</text:span><text:span text:style-name="T1129">);</text:span></text:p>
      <text:p text:style-name="P233"><text:span text:style-name="T1130"><text:s text:c="8"/></text:span><text:span text:style-name="T1131">}</text:span></text:p>
      <text:p text:style-name="P233"><text:span text:style-name="T1132"><text:s text:c="8"/></text:span><text:span text:style-name="T1133">if</text:span><text:span text:style-name="T1134">(s%</text:span><text:span text:style-name="T1135">2</text:span><text:span text:style-name="T1136">!=</text:span><text:span text:style-name="T1137">0</text:span><text:span text:style-name="T1138">){</text:span><text:span text:style-name="T1139">//"!=" demek "esit degil" demektir.</text:span></text:p>
      <text:p text:style-name="P233"><text:span text:style-name="T1140"><text:s text:c="12"/></text:span><text:span text:style-name="T1141">System.out.println(</text:span><text:span text:style-name="T1142">"Tek sayi..."</text:span><text:span text:style-name="T1143">);</text:span></text:p>
      <text:p text:style-name="P233"><text:span text:style-name="T1144"><text:s text:c="8"/></text:span><text:span text:style-name="T1145">}</text:span></text:p>
      <text:p text:style-name="P233"><text:span text:style-name="T1146"><text:s text:c="8"/></text:span><text:span text:style-name="T1147">//2.Yol:</text:span></text:p>
      <text:p text:style-name="P233"><text:span text:style-name="T1148"><text:s text:c="8"/></text:span><text:span text:style-name="T1149">if</text:span><text:span text:style-name="T1150">(s%</text:span><text:span text:style-name="T1151">2</text:span><text:span text:style-name="T1152">==</text:span><text:span text:style-name="T1153">0</text:span><text:span text:style-name="T1154">){</text:span></text:p>
      <text:p text:style-name="P233"><text:span text:style-name="T1155"><text:s text:c="12"/></text:span><text:span text:style-name="T1156">System.out.println(</text:span><text:span text:style-name="T1157">"Cift sayi..."</text:span><text:span text:style-name="T1158">);</text:span></text:p>
      <text:p text:style-name="P233"><text:span text:style-name="T1159"><text:s text:c="8"/></text:span><text:span text:style-name="T1160">}</text:span><text:span text:style-name="T1161">else</text:span><text:span text:style-name="T1162">{</text:span></text:p>
      <text:p text:style-name="P233"><text:span text:style-name="T1163"><text:s text:c="12"/></text:span><text:span text:style-name="T1164">System.out.println(</text:span><text:span text:style-name="T1165">"Tek sayi..."</text:span><text:span text:style-name="T1166">);</text:span></text:p>
      <text:p text:style-name="P233"><text:span text:style-name="T1167"><text:s text:c="8"/></text:span><text:span text:style-name="T1168">}</text:span></text:p>
      <text:p text:style-name="P234"><text:span text:style-name="T1169">​</text:span></text:p>
      <text:p text:style-name="P235"><text:span text:style-name="T1169"><text:s text:c="8"/></text:span><text:span text:style-name="T1170">//Example 2: Bir sayinin negatif, pozitif veya notr oldugunu soyleyen kodu yaziniz</text:span></text:p>
      <text:p text:style-name="P235"><text:span text:style-name="T1171"><text:s text:c="8"/></text:span><text:span text:style-name="T1172">System.out.println(</text:span><text:span text:style-name="T1173">"Bir sayi giriniz..."</text:span><text:span text:style-name="T1174">);</text:span></text:p>
      <text:p text:style-name="P235"><text:span text:style-name="T1175"><text:s text:c="8"/></text:span><text:span text:style-name="T1176">double</text:span><text:span text:style-name="T1177"><text:s/>d = input.nextDouble();</text:span></text:p>
      <text:p text:style-name="P236"><text:span text:style-name="T1178">​</text:span></text:p>
      <text:p text:style-name="P237"><text:span text:style-name="T1178"><text:s text:c="8"/></text:span><text:span text:style-name="T1179">if</text:span><text:span text:style-name="T1180">(d&gt;</text:span><text:span text:style-name="T1181">0</text:span><text:span text:style-name="T1182">){</text:span></text:p>
      <text:p text:style-name="P237"><text:span text:style-name="T1183"><text:s text:c="12"/></text:span><text:span text:style-name="T1184">System.out.println(</text:span><text:span text:style-name="T1185">"Pozitif"</text:span><text:span text:style-name="T1186">);</text:span></text:p>
      <text:p text:style-name="P237"><text:span text:style-name="T1187"><text:s text:c="8"/></text:span><text:span text:style-name="T1188">}</text:span><text:span text:style-name="T1189">else</text:span><text:span text:style-name="T1190"><text:s/></text:span><text:span text:style-name="T1191">if</text:span><text:span text:style-name="T1192">(d==</text:span><text:span text:style-name="T1193">0</text:span><text:span text:style-name="T1194">){</text:span></text:p>
      <text:p text:style-name="P237"><text:span text:style-name="T1195"><text:s text:c="12"/></text:span><text:span text:style-name="T1196">System.out.println(</text:span><text:span text:style-name="T1197">"Notr"</text:span><text:span text:style-name="T1198">);</text:span></text:p>
      <text:p text:style-name="P237"><text:span text:style-name="T1199"><text:s text:c="8"/></text:span><text:span text:style-name="T1200">}</text:span><text:span text:style-name="T1201">else</text:span><text:span text:style-name="T1202">{</text:span></text:p>
      <text:p text:style-name="P237"><text:span text:style-name="T1203"><text:s text:c="12"/></text:span><text:span text:style-name="T1204">System.out.println(</text:span><text:span text:style-name="T1205">"Negatif"</text:span><text:span text:style-name="T1206">);</text:span></text:p>
      <text:p text:style-name="P237"><text:span text:style-name="T1207"><text:s text:c="8"/></text:span><text:span text:style-name="T1208">}</text:span></text:p>
      <text:p text:style-name="P238"><text:span text:style-name="T1209">​</text:span></text:p>
      <text:p text:style-name="P239"><text:span text:style-name="T1209"><text:s text:c="4"/></text:span><text:span text:style-name="T1210">}</text:span></text:p>
      <text:p text:style-name="P240"><text:span text:style-name="T1211">​</text:span></text:p>
      <text:p text:style-name="P240"><text:span text:style-name="T1212">}</text:span></text:p>
      <text:p text:style-name="P241"><text:span text:style-name="T1213"/></text:p>
      <text:p text:style-name="P241"><text:span text:style-name="T1214">************************</text:span></text:p>
      <text:p text:style-name="P241"><text:span text:style-name="T1215"/></text:p>
      <text:p text:style-name="P241"><text:span text:style-name="T1216">package</text:span><text:span text:style-name="T1217"><text:s/>day05ifstatement;</text:span></text:p>
      <text:p text:style-name="P242"><text:span text:style-name="T1218">​</text:span></text:p>
      <text:p text:style-name="P242"><text:span text:style-name="T1219">import</text:span><text:span text:style-name="T1220"><text:s/>java.util.Scanner;</text:span></text:p>
      <text:p text:style-name="P242"><text:span text:style-name="T1221">​</text:span></text:p>
      <text:p text:style-name="P242"><text:span text:style-name="T1222">public</text:span><text:span text:style-name="T1223"><text:s/></text:span><text:span text:style-name="T1224">class</text:span><text:span text:style-name="T1225"><text:s/></text:span><text:span text:style-name="T1226">IfStatement02</text:span><text:span text:style-name="T1227"><text:s/>{</text:span></text:p>
      <text:p text:style-name="P242"><text:span text:style-name="T1228">​</text:span></text:p>
      <text:p text:style-name="P243"><text:span text:style-name="T1228"><text:s text:c="4"/></text:span><text:span text:style-name="T1229">public</text:span><text:span text:style-name="T1230"><text:s/></text:span><text:span text:style-name="T1231">static</text:span><text:span text:style-name="T1232"><text:s/></text:span><text:span text:style-name="T1233">void</text:span><text:span text:style-name="T1234"><text:s/>main(</text:span><text:span text:style-name="T1235">String</text:span><text:span text:style-name="T1236">[] args) {</text:span></text:p>
      <text:p text:style-name="P244"><text:span text:style-name="T1237">​</text:span></text:p>
      <text:p text:style-name="P245"><text:span text:style-name="T1237"><text:s text:c="8"/></text:span><text:span text:style-name="T1238">//Example 1: Kullanici gun numarasini girsin kod gun ismini yazsin</text:span></text:p>
      <text:p text:style-name="P245"><text:span text:style-name="T1239"><text:s text:c="8"/></text:span><text:span text:style-name="T1240">//<text:s text:c="11"/>2==&gt;Pazartesi<text:s text:c="6"/>5==&gt;Persembe ...</text:span></text:p>
      <text:p text:style-name="P245"><text:span text:style-name="T1241"><text:s text:c="8"/></text:span><text:span text:style-name="T1242">Scanner input =<text:s/></text:span><text:span text:style-name="T1243">new</text:span><text:span text:style-name="T1244"><text:s/>Scanner(System.in);</text:span></text:p>
      <text:p text:style-name="P245"><text:span text:style-name="T1245"><text:s text:c="8"/></text:span><text:span text:style-name="T1246">System.out.println(</text:span><text:span text:style-name="T1247">"Gun numarasini giriniz..."</text:span><text:span text:style-name="T1248">);</text:span></text:p>
      <text:p text:style-name="P245"><text:span text:style-name="T1249"><text:s text:c="8"/></text:span><text:span text:style-name="T1250">byte</text:span><text:span text:style-name="T1251"><text:s/>gunNo = input.nextByte();</text:span></text:p>
      <text:p text:style-name="P246"><text:span text:style-name="T1252">​</text:span></text:p>
      <text:p text:style-name="P247"><text:span text:style-name="T1252"><text:s text:c="8"/></text:span><text:span text:style-name="T1253">if</text:span><text:span text:style-name="T1254">(gunNo==</text:span><text:span text:style-name="T1255">1</text:span><text:span text:style-name="T1256">){</text:span></text:p>
      <text:p text:style-name="P247"><text:span text:style-name="T1257"><text:s text:c="12"/></text:span><text:span text:style-name="T1258">System.out.println(</text:span><text:span text:style-name="T1259">"Pazar"</text:span><text:span text:style-name="T1260">);</text:span></text:p>
      <text:p text:style-name="P247"><text:span text:style-name="T1261"><text:s text:c="8"/></text:span><text:span text:style-name="T1262">}</text:span><text:span text:style-name="T1263">else</text:span><text:span text:style-name="T1264"><text:s/></text:span><text:span text:style-name="T1265">if</text:span><text:span text:style-name="T1266">(gunNo==</text:span><text:span text:style-name="T1267">2</text:span><text:span text:style-name="T1268">){</text:span></text:p>
      <text:p text:style-name="P247"><text:span text:style-name="T1269"><text:s text:c="12"/></text:span><text:span text:style-name="T1270">System.out.println(</text:span><text:span text:style-name="T1271">"Pazartesi"</text:span><text:span text:style-name="T1272">);</text:span></text:p>
      <text:p text:style-name="P247"><text:span text:style-name="T1273"><text:s text:c="8"/></text:span><text:span text:style-name="T1274">}</text:span><text:span text:style-name="T1275">else</text:span><text:span text:style-name="T1276"><text:s/></text:span><text:span text:style-name="T1277">if</text:span><text:span text:style-name="T1278">(gunNo==</text:span><text:span text:style-name="T1279">3</text:span><text:span text:style-name="T1280">){</text:span></text:p>
      <text:p text:style-name="P247"><text:span text:style-name="T1281"><text:s text:c="12"/></text:span><text:span text:style-name="T1282">System.out.println(</text:span><text:span text:style-name="T1283">"Sali"</text:span><text:span text:style-name="T1284">);</text:span></text:p>
      <text:p text:style-name="P247"><text:span text:style-name="T1285"><text:s text:c="8"/></text:span><text:span text:style-name="T1286">}</text:span><text:span text:style-name="T1287">else</text:span><text:span text:style-name="T1288"><text:s/></text:span><text:span text:style-name="T1289">if</text:span><text:span text:style-name="T1290">(gunNo==</text:span><text:span text:style-name="T1291">4</text:span><text:span text:style-name="T1292">){</text:span></text:p>
      <text:p text:style-name="P247"><text:span text:style-name="T1293"><text:s text:c="12"/></text:span><text:span text:style-name="T1294">System.out.println(</text:span><text:span text:style-name="T1295">"Carsamba"</text:span><text:span text:style-name="T1296">);</text:span></text:p>
      <text:p text:style-name="P247"><text:span text:style-name="T1297"><text:s text:c="8"/></text:span><text:span text:style-name="T1298">}</text:span><text:span text:style-name="T1299">else</text:span><text:span text:style-name="T1300"><text:s/></text:span><text:span text:style-name="T1301">if</text:span><text:span text:style-name="T1302">(gunNo==</text:span><text:span text:style-name="T1303">5</text:span><text:span text:style-name="T1304">){</text:span></text:p>
      <text:p text:style-name="P247"><text:span text:style-name="T1305"><text:s text:c="12"/></text:span><text:span text:style-name="T1306">System.out.println(</text:span><text:span text:style-name="T1307">"Persembe"</text:span><text:span text:style-name="T1308">);</text:span></text:p>
      <text:p text:style-name="P247"><text:span text:style-name="T1309"><text:s text:c="8"/></text:span><text:span text:style-name="T1310">}</text:span><text:span text:style-name="T1311">else</text:span><text:span text:style-name="T1312"><text:s/></text:span><text:span text:style-name="T1313">if</text:span><text:span text:style-name="T1314">(gunNo==</text:span><text:span text:style-name="T1315">6</text:span><text:span text:style-name="T1316">){</text:span></text:p>
      <text:p text:style-name="P247"><text:span text:style-name="T1317"><text:s text:c="12"/></text:span><text:span text:style-name="T1318">System.out.println(</text:span><text:span text:style-name="T1319">"Cuma"</text:span><text:span text:style-name="T1320">);</text:span></text:p>
      <text:p text:style-name="P247"><text:span text:style-name="T1321"><text:s text:c="8"/></text:span><text:span text:style-name="T1322">}</text:span><text:span text:style-name="T1323">else</text:span><text:span text:style-name="T1324"><text:s/></text:span><text:span text:style-name="T1325">if</text:span><text:span text:style-name="T1326">(gunNo==</text:span><text:span text:style-name="T1327">7</text:span><text:span text:style-name="T1328">){</text:span></text:p>
      <text:p text:style-name="P247"><text:span text:style-name="T1329"><text:s text:c="12"/></text:span><text:span text:style-name="T1330">System.out.println(</text:span><text:span text:style-name="T1331">"Cumartesi"</text:span><text:span text:style-name="T1332">);</text:span></text:p>
      <text:p text:style-name="P247"><text:span text:style-name="T1333"><text:s text:c="8"/></text:span><text:span text:style-name="T1334">}</text:span><text:span text:style-name="T1335">else</text:span><text:span text:style-name="T1336">{</text:span></text:p>
      <text:p text:style-name="P247"><text:span text:style-name="T1337"><text:s text:c="12"/></text:span><text:span text:style-name="T1338">System.out.println(</text:span><text:span text:style-name="T1339">"Gecerli bir gun numarasi giriniz. Gecerli gun numaralari 1, 2, 3, 4, 5, 6, 7 den birisidir."</text:span><text:span text:style-name="T1340">);</text:span></text:p>
      <text:p text:style-name="P247"><text:span text:style-name="T1341"><text:s text:c="8"/></text:span><text:span text:style-name="T1342">}</text:span></text:p>
      <text:p text:style-name="P248"><text:span text:style-name="T1343">​</text:span></text:p>
      <text:p text:style-name="P248"><text:span text:style-name="T1343">​</text:span></text:p>
      <text:p text:style-name="P249"><text:span text:style-name="T1343"><text:s text:c="4"/></text:span><text:span text:style-name="T1344">}</text:span></text:p>
      <text:p text:style-name="P250"><text:span text:style-name="T1345">​</text:span></text:p>
      <text:p text:style-name="P250"><text:span text:style-name="T1346">}</text:span></text:p>
      <text:p text:style-name="P251"><text:span text:style-name="T1347"/></text:p>
      <text:p text:style-name="P251"><text:span text:style-name="T1347"/></text:p>
      <text:p text:style-name="P251"><text:span text:style-name="T1348">********************</text:span></text:p>
      <text:p text:style-name="P251"><text:span text:style-name="T1349"/></text:p>
      <text:p text:style-name="P251"><text:span text:style-name="T1349"/></text:p>
      <text:p text:style-name="P251"><text:span text:style-name="T1350">package</text:span><text:span text:style-name="T1351"><text:s/>day05ifstatement;</text:span></text:p>
      <text:p text:style-name="P252"><text:span text:style-name="T1352">​</text:span></text:p>
      <text:p text:style-name="P252"><text:span text:style-name="T1353">import</text:span><text:span text:style-name="T1354"><text:s/>java.util.Scanner;</text:span></text:p>
      <text:p text:style-name="P252"><text:span text:style-name="T1355">​</text:span></text:p>
      <text:p text:style-name="P252"><text:span text:style-name="T1356">public</text:span><text:span text:style-name="T1357"><text:s/></text:span><text:span text:style-name="T1358">class</text:span><text:span text:style-name="T1359"><text:s/></text:span><text:span text:style-name="T1360">IfStatement03</text:span><text:span text:style-name="T1361"><text:s/>{</text:span></text:p>
      <text:p text:style-name="P252"><text:span text:style-name="T1362">​</text:span></text:p>
      <text:p text:style-name="P253"><text:span text:style-name="T1362"><text:s text:c="4"/></text:span><text:span text:style-name="T1363">/*</text:span></text:p>
      <text:p text:style-name="P253"><text:span text:style-name="T1364"><text:s text:c="8"/></text:span><text:span text:style-name="T1365">Iki tane String'in birbirine esit olup olmadigini anlamak icin "==" degil, "equals()" kullaniniz.</text:span></text:p>
      <text:p text:style-name="P253"><text:span text:style-name="T1366"><text:s text:c="8"/></text:span><text:span text:style-name="T1367">Iki tane String'in birbirine esit olup olmadigini kontrol etmek icin iki tane method kullanilabilir</text:span></text:p>
      <text:p text:style-name="P253"><text:span text:style-name="T1368"><text:s text:c="12"/></text:span><text:span text:style-name="T1369">i)equals() ==&gt; Buyuk harf ve kucuk harfi onemser. "A" ile "a" farklidir</text:span></text:p>
      <text:p text:style-name="P253"><text:span text:style-name="T1370"><text:s text:c="12"/></text:span><text:span text:style-name="T1371">ii)equalsIgnoreCase() ==&gt; Buyuk harf kucuk harfi onemsemez. "A" ile "a" aynidir.</text:span></text:p>
      <text:p text:style-name="P253"><text:span text:style-name="T1372"><text:s text:c="4"/></text:span><text:span text:style-name="T1373">*/</text:span></text:p>
      <text:p text:style-name="P254"><text:span text:style-name="T1374">​</text:span></text:p>
      <text:p text:style-name="P255"><text:span text:style-name="T1374"><text:s text:c="4"/></text:span><text:span text:style-name="T1375">public</text:span><text:span text:style-name="T1376"><text:s/></text:span><text:span text:style-name="T1377">static</text:span><text:span text:style-name="T1378"><text:s/></text:span><text:span text:style-name="T1379">void</text:span><text:span text:style-name="T1380"><text:s/>main(</text:span><text:span text:style-name="T1381">String</text:span><text:span text:style-name="T1382">[] args) {</text:span></text:p>
      <text:p text:style-name="P256"><text:span text:style-name="T1383">​</text:span></text:p>
      <text:p text:style-name="P257"><text:span text:style-name="T1383"><text:s text:c="8"/></text:span><text:span text:style-name="T1384">//Example 1: Kullanicidan gun isimlerini aliniz, o gunu hafta sonu mu hafta ici mi oldugunu kullaniciya soyleyiniz</text:span></text:p>
      <text:p text:style-name="P257"><text:span text:style-name="T1385"><text:s text:c="8"/></text:span><text:span text:style-name="T1386">//<text:s text:c="11"/>Pazartesi==&gt;Hafta ici<text:s text:c="8"/>Pazar==&gt;Hafta sonu</text:span></text:p>
      <text:p text:style-name="P257"><text:span text:style-name="T1387"><text:s text:c="8"/></text:span><text:span text:style-name="T1388">Scanner input =<text:s/></text:span><text:span text:style-name="T1389">new</text:span><text:span text:style-name="T1390"><text:s/>Scanner(System.in);</text:span></text:p>
      <text:p text:style-name="P257"><text:span text:style-name="T1391"><text:s text:c="8"/></text:span><text:span text:style-name="T1392">System.out.println(</text:span><text:span text:style-name="T1393">"Bir gun ismi giriniz..."</text:span><text:span text:style-name="T1394">);</text:span></text:p>
      <text:p text:style-name="P257"><text:span text:style-name="T1395"><text:s text:c="8"/></text:span><text:span text:style-name="T1396">String</text:span><text:span text:style-name="T1397"><text:s/>gun = input.next();</text:span></text:p>
      <text:p text:style-name="P258"><text:span text:style-name="T1398">​</text:span></text:p>
      <text:p text:style-name="P259"><text:span text:style-name="T1398"><text:s text:c="8"/></text:span><text:span text:style-name="T1399">//1.Yol:</text:span></text:p>
      <text:p text:style-name="P259"><text:span text:style-name="T1400"><text:s text:c="8"/></text:span><text:span text:style-name="T1401">if</text:span><text:span text:style-name="T1402">(gun.equalsIgnoreCase(</text:span><text:span text:style-name="T1403">"Pazar"</text:span><text:span text:style-name="T1404">)){</text:span></text:p>
      <text:p text:style-name="P259"><text:span text:style-name="T1405"><text:s text:c="12"/></text:span><text:span text:style-name="T1406">System.out.println(</text:span><text:span text:style-name="T1407">"Hafta sonu..."</text:span><text:span text:style-name="T1408">);</text:span></text:p>
      <text:p text:style-name="P259"><text:span text:style-name="T1409"><text:s text:c="8"/></text:span><text:span text:style-name="T1410">}</text:span><text:span text:style-name="T1411">else</text:span><text:span text:style-name="T1412"><text:s/></text:span><text:span text:style-name="T1413">if</text:span><text:span text:style-name="T1414">(gun.equalsIgnoreCase(</text:span><text:span text:style-name="T1415">"Pazartesi"</text:span><text:span text:style-name="T1416">)){</text:span></text:p>
      <text:p text:style-name="P259"><text:span text:style-name="T1417"><text:s text:c="12"/></text:span><text:span text:style-name="T1418">System.out.println(</text:span><text:span text:style-name="T1419">"Hafta ici..."</text:span><text:span text:style-name="T1420">);</text:span></text:p>
      <text:p text:style-name="P259"><text:span text:style-name="T1421"><text:s text:c="8"/></text:span><text:span text:style-name="T1422">}</text:span><text:span text:style-name="T1423">else</text:span><text:span text:style-name="T1424"><text:s/></text:span><text:span text:style-name="T1425">if</text:span><text:span text:style-name="T1426">(gun.equalsIgnoreCase(</text:span><text:span text:style-name="T1427">"Sali"</text:span><text:span text:style-name="T1428">)){</text:span></text:p>
      <text:p text:style-name="P259"><text:span text:style-name="T1429"><text:s text:c="12"/></text:span><text:span text:style-name="T1430">System.out.println(</text:span><text:span text:style-name="T1431">"Hafta ici..."</text:span><text:span text:style-name="T1432">);</text:span></text:p>
      <text:p text:style-name="P259"><text:span text:style-name="T1433"><text:s text:c="8"/></text:span><text:span text:style-name="T1434">}</text:span><text:span text:style-name="T1435">else</text:span><text:span text:style-name="T1436"><text:s/></text:span><text:span text:style-name="T1437">if</text:span><text:span text:style-name="T1438">(gun.equalsIgnoreCase(</text:span><text:span text:style-name="T1439">"Carsamba"</text:span><text:span text:style-name="T1440">)){</text:span></text:p>
      <text:p text:style-name="P259"><text:span text:style-name="T1441"><text:s text:c="12"/></text:span><text:span text:style-name="T1442">System.out.println(</text:span><text:span text:style-name="T1443">"Hafta ici..."</text:span><text:span text:style-name="T1444">);</text:span></text:p>
      <text:p text:style-name="P259"><text:span text:style-name="T1445"><text:s text:c="8"/></text:span><text:span text:style-name="T1446">}</text:span><text:span text:style-name="T1447">else</text:span><text:span text:style-name="T1448"><text:s/></text:span><text:span text:style-name="T1449">if</text:span><text:span text:style-name="T1450">(gun.equalsIgnoreCase(</text:span><text:span text:style-name="T1451">"Persembe"</text:span><text:span text:style-name="T1452">)){</text:span></text:p>
      <text:p text:style-name="P259"><text:span text:style-name="T1453"><text:s text:c="12"/></text:span><text:span text:style-name="T1454">System.out.println(</text:span><text:span text:style-name="T1455">"Hafta ici..."</text:span><text:span text:style-name="T1456">);</text:span></text:p>
      <text:p text:style-name="P259"><text:span text:style-name="T1457"><text:s text:c="8"/></text:span><text:span text:style-name="T1458">}</text:span><text:span text:style-name="T1459">else</text:span><text:span text:style-name="T1460"><text:s/></text:span><text:span text:style-name="T1461">if</text:span><text:span text:style-name="T1462">(gun.equalsIgnoreCase(</text:span><text:span text:style-name="T1463">"Cuma"</text:span><text:span text:style-name="T1464">)){</text:span></text:p>
      <text:p text:style-name="P259"><text:span text:style-name="T1465"><text:s text:c="12"/></text:span><text:span text:style-name="T1466">System.out.println(</text:span><text:span text:style-name="T1467">"Hafta ici..."</text:span><text:span text:style-name="T1468">);</text:span></text:p>
      <text:p text:style-name="P259"><text:span text:style-name="T1469"><text:s text:c="8"/></text:span><text:span text:style-name="T1470">}</text:span><text:span text:style-name="T1471">else</text:span><text:span text:style-name="T1472"><text:s/></text:span><text:span text:style-name="T1473">if</text:span><text:span text:style-name="T1474">(gun.equalsIgnoreCase(</text:span><text:span text:style-name="T1475">"Cumartesi"</text:span><text:span text:style-name="T1476">)){</text:span></text:p>
      <text:p text:style-name="P259"><text:span text:style-name="T1477"><text:s text:c="12"/></text:span><text:span text:style-name="T1478">System.out.println(</text:span><text:span text:style-name="T1479">"Hafta sonu..."</text:span><text:span text:style-name="T1480">);</text:span></text:p>
      <text:p text:style-name="P259"><text:span text:style-name="T1481"><text:s text:c="8"/></text:span><text:span text:style-name="T1482">}</text:span><text:span text:style-name="T1483">else</text:span><text:span text:style-name="T1484">{</text:span></text:p>
      <text:p text:style-name="P259"><text:span text:style-name="T1485"><text:s text:c="12"/></text:span><text:span text:style-name="T1486">System.out.println(</text:span><text:span text:style-name="T1487">"Gecerli bir gun ismi giriniz..."</text:span><text:span text:style-name="T1488">);</text:span></text:p>
      <text:p text:style-name="P259"><text:span text:style-name="T1489"><text:s text:c="8"/></text:span><text:span text:style-name="T1490">}</text:span></text:p>
      <text:p text:style-name="P260"><text:span text:style-name="T1491">​</text:span></text:p>
      <text:p text:style-name="P261"><text:span text:style-name="T1491"><text:s text:c="8"/></text:span><text:span text:style-name="T1492">//2.Yol:</text:span></text:p>
      <text:p text:style-name="P261"><text:span text:style-name="T1493"><text:s text:c="8"/></text:span><text:span text:style-name="T1494">if</text:span><text:span text:style-name="T1495">(gun.equalsIgnoreCase(</text:span><text:span text:style-name="T1496">"Pazar"</text:span><text:span text:style-name="T1497">) || gun.equalsIgnoreCase(</text:span><text:span text:style-name="T1498">"Cumartesi"</text:span><text:span text:style-name="T1499">)){</text:span></text:p>
      <text:p text:style-name="P261"><text:span text:style-name="T1500"><text:s text:c="12"/></text:span><text:span text:style-name="T1501">System.out.println(</text:span><text:span text:style-name="T1502">"Hafta sonu..."</text:span><text:span text:style-name="T1503">);</text:span></text:p>
      <text:p text:style-name="P261"><text:span text:style-name="T1504"><text:s text:c="8"/></text:span><text:span text:style-name="T1505">}</text:span><text:span text:style-name="T1506">else</text:span><text:span text:style-name="T1507"><text:s/></text:span><text:span text:style-name="T1508">if</text:span><text:span text:style-name="T1509">(gun.equalsIgnoreCase(</text:span><text:span text:style-name="T1510">"Pazartesi"</text:span><text:span text:style-name="T1511">) ||</text:span></text:p>
      <text:p text:style-name="P261"><text:span text:style-name="T1512"><text:s text:c="17"/></text:span><text:span text:style-name="T1513">gun.equalsIgnoreCase(</text:span><text:span text:style-name="T1514">"Sali"</text:span><text:span text:style-name="T1515">) ||</text:span></text:p>
      <text:p text:style-name="P261"><text:span text:style-name="T1516"><text:s text:c="17"/></text:span><text:span text:style-name="T1517">gun.equalsIgnoreCase(</text:span><text:span text:style-name="T1518">"Carsamba"</text:span><text:span text:style-name="T1519">) ||</text:span></text:p>
      <text:p text:style-name="P261"><text:span text:style-name="T1520"><text:s text:c="17"/></text:span><text:span text:style-name="T1521">gun.equalsIgnoreCase(</text:span><text:span text:style-name="T1522">"Persembe"</text:span><text:span text:style-name="T1523">) ||</text:span></text:p>
      <text:p text:style-name="P261"><text:span text:style-name="T1524"><text:s text:c="17"/></text:span><text:span text:style-name="T1525">gun.equalsIgnoreCase(</text:span><text:span text:style-name="T1526">"Cuma"</text:span><text:span text:style-name="T1527">)){</text:span></text:p>
      <text:p text:style-name="P261"><text:span text:style-name="T1528"><text:s text:c="12"/></text:span><text:span text:style-name="T1529">System.out.println(</text:span><text:span text:style-name="T1530">"Hafta ici..."</text:span><text:span text:style-name="T1531">);</text:span></text:p>
      <text:p text:style-name="P261"><text:span text:style-name="T1532"><text:s text:c="8"/></text:span><text:span text:style-name="T1533">}</text:span><text:span text:style-name="T1534">else</text:span><text:span text:style-name="T1535">{</text:span></text:p>
      <text:p text:style-name="P261"><text:span text:style-name="T1536"><text:s text:c="12"/></text:span><text:span text:style-name="T1537">System.out.println(</text:span><text:span text:style-name="T1538">"Gecerli bir gun ismi giriniz..."</text:span><text:span text:style-name="T1539">);</text:span></text:p>
      <text:p text:style-name="P261"><text:span text:style-name="T1540"><text:s text:c="8"/></text:span><text:span text:style-name="T1541">}</text:span></text:p>
      <text:p text:style-name="P262"><text:span text:style-name="T1542">​</text:span></text:p>
      <text:p text:style-name="P263"><text:span text:style-name="T1542"><text:s text:c="8"/></text:span><text:span text:style-name="T1543">//3.Yol:</text:span></text:p>
      <text:p text:style-name="P264"><text:span text:style-name="T1544">​</text:span></text:p>
      <text:p text:style-name="P265"><text:span text:style-name="T1544"><text:s text:c="4"/></text:span><text:span text:style-name="T1545">}</text:span></text:p>
      <text:p text:style-name="P266"><text:span text:style-name="T1546">​</text:span></text:p>
      <text:p text:style-name="P266"><text:span text:style-name="T1547">}</text:span></text:p>
      <text:p text:style-name="P267"><text:span text:style-name="T1548"/></text:p>
      <text:p text:style-name="P267"><text:span text:style-name="T1549">******************************</text:span></text:p>
      <text:p text:style-name="P267"><text:span text:style-name="T1550"/></text:p>
      <text:p text:style-name="P267"><text:span text:style-name="T1551">package</text:span><text:span text:style-name="T1552"><text:s/>day06nestedifswitch;</text:span></text:p>
      <text:p text:style-name="P268"><text:span text:style-name="T1553">​</text:span></text:p>
      <text:p text:style-name="P268"><text:span text:style-name="T1554">import</text:span><text:span text:style-name="T1555"><text:s/>java.util.Scanner;</text:span></text:p>
      <text:p text:style-name="P268"><text:span text:style-name="T1556">​</text:span></text:p>
      <text:p text:style-name="P268"><text:span text:style-name="T1557">public</text:span><text:span text:style-name="T1558"><text:s/></text:span><text:span text:style-name="T1559">class</text:span><text:span text:style-name="T1560"><text:s/></text:span><text:span text:style-name="T1561">IfStatement01</text:span><text:span text:style-name="T1562"><text:s/>{</text:span></text:p>
      <text:p text:style-name="P268"><text:span text:style-name="T1563">​</text:span></text:p>
      <text:p text:style-name="P269"><text:span text:style-name="T1563"><text:s text:c="4"/></text:span><text:span text:style-name="T1564">public</text:span><text:span text:style-name="T1565"><text:s/></text:span><text:span text:style-name="T1566">static</text:span><text:span text:style-name="T1567"><text:s/></text:span><text:span text:style-name="T1568">void</text:span><text:span text:style-name="T1569"><text:s/>main(</text:span><text:span text:style-name="T1570">String</text:span><text:span text:style-name="T1571">[] args) {</text:span></text:p>
      <text:p text:style-name="P270"><text:span text:style-name="T1572">​</text:span></text:p>
      <text:p text:style-name="P271"><text:span text:style-name="T1572"><text:s text:c="8"/></text:span><text:span text:style-name="T1573">//Kullanicidan yas degerini alan ve yasin hangi evrede oldugunu asagidaki tabloya gore ekrana yazdiriniz</text:span></text:p>
      <text:p text:style-name="P271"><text:span text:style-name="T1574"><text:s text:c="8"/></text:span><text:span text:style-name="T1575">//0 - 4 =&gt; bebek</text:span></text:p>
      <text:p text:style-name="P271"><text:span text:style-name="T1576"><text:s text:c="8"/></text:span><text:span text:style-name="T1577">//5 - 12 =&gt; cocuk</text:span></text:p>
      <text:p text:style-name="P271"><text:span text:style-name="T1578"><text:s text:c="8"/></text:span><text:span text:style-name="T1579">//13 - 20 =&gt; genc</text:span></text:p>
      <text:p text:style-name="P271"><text:span text:style-name="T1580"><text:s text:c="8"/></text:span><text:span text:style-name="T1581">//21 - 30 =&gt; yetiskin</text:span></text:p>
      <text:p text:style-name="P271"><text:span text:style-name="T1582"><text:s text:c="8"/></text:span><text:span text:style-name="T1583">//Tanimlanmamis evre</text:span></text:p>
      <text:p text:style-name="P272"><text:span text:style-name="T1584">​</text:span></text:p>
      <text:p text:style-name="P273"><text:span text:style-name="T1584"><text:s text:c="8"/></text:span><text:span text:style-name="T1585">Scanner input =<text:s/></text:span><text:span text:style-name="T1586">new</text:span><text:span text:style-name="T1587"><text:s/>Scanner(System.in);</text:span></text:p>
      <text:p text:style-name="P273"><text:span text:style-name="T1588"><text:s text:c="8"/></text:span><text:span text:style-name="T1589">System.out.println(</text:span><text:span text:style-name="T1590">"Lutfen yasinizi giriniz..."</text:span><text:span text:style-name="T1591">);</text:span></text:p>
      <text:p text:style-name="P273"><text:span text:style-name="T1592"><text:s text:c="8"/></text:span><text:span text:style-name="T1593">int</text:span><text:span text:style-name="T1594"><text:s/>yas = input.nextInt();</text:span></text:p>
      <text:p text:style-name="P274"><text:span text:style-name="T1595">​</text:span></text:p>
      <text:p text:style-name="P275"><text:span text:style-name="T1595"><text:s text:c="8"/></text:span><text:span text:style-name="T1596">if</text:span><text:span text:style-name="T1597">(yas&lt;</text:span><text:span text:style-name="T1598">0</text:span><text:span text:style-name="T1599">){</text:span></text:p>
      <text:p text:style-name="P275"><text:span text:style-name="T1600"><text:s text:c="12"/></text:span><text:span text:style-name="T1601">System.out.println(</text:span><text:span text:style-name="T1602">"Gecerli yas giriniz"</text:span><text:span text:style-name="T1603">);</text:span></text:p>
      <text:p text:style-name="P275"><text:span text:style-name="T1604"><text:s text:c="8"/></text:span><text:span text:style-name="T1605">}</text:span><text:span text:style-name="T1606">else</text:span><text:span text:style-name="T1607"><text:s/></text:span><text:span text:style-name="T1608">if</text:span><text:span text:style-name="T1609">(yas&lt;</text:span><text:span text:style-name="T1610">5</text:span><text:span text:style-name="T1611">){</text:span></text:p>
      <text:p text:style-name="P275"><text:span text:style-name="T1612"><text:s text:c="12"/></text:span><text:span text:style-name="T1613">System.out.println(</text:span><text:span text:style-name="T1614">"Bebek"</text:span><text:span text:style-name="T1615">);</text:span></text:p>
      <text:p text:style-name="P275"><text:span text:style-name="T1616"><text:s text:c="8"/></text:span><text:span text:style-name="T1617">}</text:span><text:span text:style-name="T1618">else</text:span><text:span text:style-name="T1619"><text:s/></text:span><text:span text:style-name="T1620">if</text:span><text:span text:style-name="T1621">(yas&lt;</text:span><text:span text:style-name="T1622">13</text:span><text:span text:style-name="T1623">){</text:span></text:p>
      <text:p text:style-name="P275"><text:span text:style-name="T1624"><text:s text:c="12"/></text:span><text:span text:style-name="T1625">System.out.println(</text:span><text:span text:style-name="T1626">"Cocuk"</text:span><text:span text:style-name="T1627">);</text:span></text:p>
      <text:p text:style-name="P275"><text:span text:style-name="T1628"><text:s text:c="8"/></text:span><text:span text:style-name="T1629">}</text:span><text:span text:style-name="T1630">else</text:span><text:span text:style-name="T1631"><text:s/></text:span><text:span text:style-name="T1632">if</text:span><text:span text:style-name="T1633">(yas&lt;</text:span><text:span text:style-name="T1634">21</text:span><text:span text:style-name="T1635">){</text:span></text:p>
      <text:p text:style-name="P275"><text:span text:style-name="T1636"><text:s text:c="12"/></text:span><text:span text:style-name="T1637">System.out.println(</text:span><text:span text:style-name="T1638">"Genc"</text:span><text:span text:style-name="T1639">);</text:span></text:p>
      <text:p text:style-name="P275"><text:span text:style-name="T1640"><text:s text:c="8"/></text:span><text:span text:style-name="T1641">}</text:span><text:span text:style-name="T1642">else</text:span><text:span text:style-name="T1643"><text:s/></text:span><text:span text:style-name="T1644">if</text:span><text:span text:style-name="T1645">(yas&lt;</text:span><text:span text:style-name="T1646">31</text:span><text:span text:style-name="T1647">){</text:span></text:p>
      <text:p text:style-name="P275"><text:span text:style-name="T1648"><text:s text:c="12"/></text:span><text:span text:style-name="T1649">System.out.println(</text:span><text:span text:style-name="T1650">"Yetiskin"</text:span><text:span text:style-name="T1651">);</text:span></text:p>
      <text:p text:style-name="P275"><text:span text:style-name="T1652"><text:s text:c="8"/></text:span><text:span text:style-name="T1653">}</text:span><text:span text:style-name="T1654">else</text:span><text:span text:style-name="T1655">{</text:span></text:p>
      <text:p text:style-name="P275"><text:span text:style-name="T1656"><text:s text:c="12"/></text:span><text:span text:style-name="T1657">System.out.println(</text:span><text:span text:style-name="T1658">"Tanimlanmamis evre..."</text:span><text:span text:style-name="T1659">);</text:span></text:p>
      <text:p text:style-name="P275"><text:span text:style-name="T1660"><text:s text:c="8"/></text:span><text:span text:style-name="T1661">}</text:span></text:p>
      <text:p text:style-name="P275"><text:span text:style-name="T1662"><text:s text:c="4"/></text:span><text:span text:style-name="T1663">}</text:span></text:p>
      <text:p text:style-name="P276"><text:span text:style-name="T1663">}</text:span></text:p>
      <text:p text:style-name="P277"><text:span text:style-name="T1664"/></text:p>
      <text:p text:style-name="P277"><text:span text:style-name="T1665">*************************************************</text:span></text:p>
      <text:p text:style-name="P277"><text:span text:style-name="T1666"/></text:p>
      <text:p text:style-name="P277"><text:span text:style-name="T1667">package</text:span><text:span text:style-name="T1668"><text:s/>day06nestedifswitch;</text:span></text:p>
      <text:p text:style-name="P278"><text:span text:style-name="T1669">​</text:span></text:p>
      <text:p text:style-name="P278"><text:span text:style-name="T1670">public</text:span><text:span text:style-name="T1671"><text:s/></text:span><text:span text:style-name="T1672">class</text:span><text:span text:style-name="T1673"><text:s/></text:span><text:span text:style-name="T1674">NestedIf01</text:span><text:span text:style-name="T1675"><text:s/>{</text:span></text:p>
      <text:p text:style-name="P278"><text:span text:style-name="T1676">​</text:span></text:p>
      <text:p text:style-name="P279"><text:span text:style-name="T1676"><text:s text:c="4"/></text:span><text:span text:style-name="T1677">public</text:span><text:span text:style-name="T1678"><text:s/></text:span><text:span text:style-name="T1679">static</text:span><text:span text:style-name="T1680"><text:s/></text:span><text:span text:style-name="T1681">void</text:span><text:span text:style-name="T1682"><text:s/>main(</text:span><text:span text:style-name="T1683">String</text:span><text:span text:style-name="T1684">[] args) {</text:span></text:p>
      <text:p text:style-name="P280"><text:span text:style-name="T1685">​</text:span></text:p>
      <text:p text:style-name="P281"><text:span text:style-name="T1685"><text:s text:c="8"/></text:span><text:span text:style-name="T1686">/*</text:span></text:p>
      <text:p text:style-name="P281"><text:span text:style-name="T1687"><text:s text:c="12"/></text:span><text:span text:style-name="T1688">Password'un ilk harfi buyuk harf ise</text:span></text:p>
      <text:p text:style-name="P281"><text:span text:style-name="T1689"><text:s text:c="16"/></text:span><text:span text:style-name="T1690">'A' olursa gecerli password aksi halde gecersiz password</text:span></text:p>
      <text:p text:style-name="P281"><text:span text:style-name="T1691"><text:s text:c="12"/></text:span><text:span text:style-name="T1692">Password'un ilk harfi kucuk harf ise</text:span></text:p>
      <text:p text:style-name="P281"><text:span text:style-name="T1693"><text:s text:c="16"/></text:span><text:span text:style-name="T1694">'z' olursa gecerli password aksi halde gecersiz password</text:span></text:p>
      <text:p text:style-name="P282"><text:span text:style-name="T1695">​</text:span></text:p>
      <text:p text:style-name="P283"><text:span text:style-name="T1695"><text:s text:c="12"/></text:span><text:span text:style-name="T1696">Note: Java "nested" kodlari calistirirken cok zaman harcar, buna "Time Complexity" denir.</text:span></text:p>
      <text:p text:style-name="P283"><text:span text:style-name="T1697"><text:s text:c="18"/></text:span><text:span text:style-name="T1698">Bu yuzden mumkunse "nested" kod yazmamaya calisiriz.</text:span></text:p>
      <text:p text:style-name="P283"><text:span text:style-name="T1699"><text:s text:c="8"/></text:span><text:span text:style-name="T1700">*/</text:span></text:p>
      <text:p text:style-name="P284"><text:span text:style-name="T1701">​</text:span></text:p>
      <text:p text:style-name="P285"><text:span text:style-name="T1701"><text:s text:c="8"/></text:span><text:span text:style-name="T1702">String</text:span><text:span text:style-name="T1703"><text:s/>pwd =<text:s/></text:span><text:span text:style-name="T1704">"5xy12!"</text:span><text:span text:style-name="T1705">;</text:span></text:p>
      <text:p text:style-name="P285"><text:span text:style-name="T1706"><text:s text:c="8"/></text:span><text:span text:style-name="T1707">char</text:span><text:span text:style-name="T1708"><text:s/>ilkHarf = pwd.charAt(</text:span><text:span text:style-name="T1709">0</text:span><text:span text:style-name="T1710">);</text:span></text:p>
      <text:p text:style-name="P286"><text:span text:style-name="T1711">​</text:span></text:p>
      <text:p text:style-name="P287"><text:span text:style-name="T1711"><text:s text:c="8"/></text:span><text:span text:style-name="T1712">if</text:span><text:span text:style-name="T1713">(ilkHarf&gt;=</text:span><text:span text:style-name="T1714">'A'</text:span><text:span text:style-name="T1715"><text:s/>&amp;&amp; ilkHarf&lt;=</text:span><text:span text:style-name="T1716">'Z'</text:span><text:span text:style-name="T1717">){</text:span></text:p>
      <text:p text:style-name="P287"><text:span text:style-name="T1718"><text:s text:c="12"/></text:span><text:span text:style-name="T1719">if</text:span><text:span text:style-name="T1720">(ilkHarf==</text:span><text:span text:style-name="T1721">'A'</text:span><text:span text:style-name="T1722">){</text:span></text:p>
      <text:p text:style-name="P287"><text:span text:style-name="T1723"><text:s text:c="16"/></text:span><text:span text:style-name="T1724">System.out.println(</text:span><text:span text:style-name="T1725">"Gecerli Password"</text:span><text:span text:style-name="T1726">);</text:span></text:p>
      <text:p text:style-name="P287"><text:span text:style-name="T1727"><text:s text:c="12"/></text:span><text:span text:style-name="T1728">}</text:span><text:span text:style-name="T1729">else</text:span><text:span text:style-name="T1730">{</text:span></text:p>
      <text:p text:style-name="P287"><text:span text:style-name="T1731"><text:s text:c="16"/></text:span><text:span text:style-name="T1732">System.out.println(</text:span><text:span text:style-name="T1733">"Gecersiz Password"</text:span><text:span text:style-name="T1734">);</text:span></text:p>
      <text:p text:style-name="P287"><text:span text:style-name="T1735"><text:s text:c="12"/></text:span><text:span text:style-name="T1736">}</text:span></text:p>
      <text:p text:style-name="P287"><text:span text:style-name="T1737"><text:s text:c="8"/></text:span><text:span text:style-name="T1738">}</text:span><text:span text:style-name="T1739">else</text:span><text:span text:style-name="T1740"><text:s/></text:span><text:span text:style-name="T1741">if</text:span><text:span text:style-name="T1742">(ilkHarf&gt;=</text:span><text:span text:style-name="T1743">'a'</text:span><text:span text:style-name="T1744"><text:s/>&amp;&amp; ilkHarf&lt;=</text:span><text:span text:style-name="T1745">'z'</text:span><text:span text:style-name="T1746">){</text:span></text:p>
      <text:p text:style-name="P287"><text:span text:style-name="T1747"><text:s text:c="12"/></text:span><text:span text:style-name="T1748">if</text:span><text:span text:style-name="T1749">(ilkHarf==</text:span><text:span text:style-name="T1750">'z'</text:span><text:span text:style-name="T1751">){</text:span></text:p>
      <text:p text:style-name="P287"><text:span text:style-name="T1752"><text:s text:c="16"/></text:span><text:span text:style-name="T1753">System.out.println(</text:span><text:span text:style-name="T1754">"Gecerli Password"</text:span><text:span text:style-name="T1755">);</text:span></text:p>
      <text:p text:style-name="P287"><text:span text:style-name="T1756"><text:s text:c="12"/></text:span><text:span text:style-name="T1757">}</text:span><text:span text:style-name="T1758">else</text:span><text:span text:style-name="T1759">{</text:span></text:p>
      <text:p text:style-name="P287"><text:span text:style-name="T1760"><text:s text:c="16"/></text:span><text:span text:style-name="T1761">System.out.println(</text:span><text:span text:style-name="T1762">"Gecersiz Password"</text:span><text:span text:style-name="T1763">);</text:span></text:p>
      <text:p text:style-name="P287"><text:span text:style-name="T1764"><text:s text:c="12"/></text:span><text:span text:style-name="T1765">}</text:span></text:p>
      <text:p text:style-name="P287"><text:span text:style-name="T1766"><text:s text:c="8"/></text:span><text:span text:style-name="T1767">}</text:span><text:span text:style-name="T1768">else</text:span><text:span text:style-name="T1769">{</text:span></text:p>
      <text:p text:style-name="P287"><text:span text:style-name="T1770"><text:s text:c="12"/></text:span><text:span text:style-name="T1771">System.out.println(</text:span><text:span text:style-name="T1772">"Ilk karakter harf olmalidir"</text:span><text:span text:style-name="T1773">);</text:span></text:p>
      <text:p text:style-name="P287"><text:span text:style-name="T1774"><text:s text:c="8"/></text:span><text:span text:style-name="T1775">}</text:span></text:p>
      <text:p text:style-name="P287"><text:span text:style-name="T1776"><text:s text:c="4"/></text:span><text:span text:style-name="T1777">}</text:span></text:p>
      <text:p text:style-name="P288"><text:span text:style-name="T1777">}</text:span></text:p>
      <text:p text:style-name="P289"><text:span text:style-name="T1778"/></text:p>
      <text:p text:style-name="P289"><text:span text:style-name="T1779">*****************************************************************</text:span></text:p>
      <text:p text:style-name="P289"><text:span text:style-name="T1780"/></text:p>
      <text:p text:style-name="P289"><text:span text:style-name="T1781">package</text:span><text:span text:style-name="T1782"><text:s/>day06nestedifswitch;</text:span></text:p>
      <text:p text:style-name="P290"><text:span text:style-name="T1783">​</text:span></text:p>
      <text:p text:style-name="P290"><text:span text:style-name="T1784">import</text:span><text:span text:style-name="T1785"><text:s/>java.util.Scanner;</text:span></text:p>
      <text:p text:style-name="P290"><text:span text:style-name="T1786">​</text:span></text:p>
      <text:p text:style-name="P290"><text:span text:style-name="T1787">public</text:span><text:span text:style-name="T1788"><text:s/></text:span><text:span text:style-name="T1789">class</text:span><text:span text:style-name="T1790"><text:s/></text:span><text:span text:style-name="T1791">Switch01</text:span><text:span text:style-name="T1792"><text:s/>{</text:span></text:p>
      <text:p text:style-name="P290"><text:span text:style-name="T1793">​</text:span></text:p>
      <text:p text:style-name="P291"><text:span text:style-name="T1793"><text:s text:c="4"/></text:span><text:span text:style-name="T1794">public</text:span><text:span text:style-name="T1795"><text:s/></text:span><text:span text:style-name="T1796">static</text:span><text:span text:style-name="T1797"><text:s/></text:span><text:span text:style-name="T1798">void</text:span><text:span text:style-name="T1799"><text:s/>main(</text:span><text:span text:style-name="T1800">String</text:span><text:span text:style-name="T1801">[] args) {</text:span></text:p>
      <text:p text:style-name="P292"><text:span text:style-name="T1802">​</text:span></text:p>
      <text:p text:style-name="P293"><text:span text:style-name="T1802"><text:s text:c="8"/></text:span><text:span text:style-name="T1803">/*</text:span></text:p>
      <text:p text:style-name="P293"><text:span text:style-name="T1804"><text:s text:c="12"/></text:span><text:span text:style-name="T1805">Kullanicidan gun sayisini aliniz ve gun ismini ekrana yazdiriniz</text:span></text:p>
      <text:p text:style-name="P293"><text:span text:style-name="T1806"><text:s text:c="12"/></text:span><text:span text:style-name="T1807">1 ==&gt; Pazar<text:s text:c="7"/>2 ==&gt; Pazartesi<text:s text:c="3"/>...</text:span></text:p>
      <text:p text:style-name="P293"><text:span text:style-name="T1808"><text:s text:c="8"/></text:span><text:span text:style-name="T1809">*/</text:span></text:p>
      <text:p text:style-name="P293"><text:span text:style-name="T1810"><text:s text:c="8"/></text:span><text:span text:style-name="T1811">Scanner input =<text:s/></text:span><text:span text:style-name="T1812">new</text:span><text:span text:style-name="T1813"><text:s/>Scanner(System.in);</text:span></text:p>
      <text:p text:style-name="P293"><text:span text:style-name="T1814"><text:s text:c="8"/></text:span><text:span text:style-name="T1815">System.out.println(</text:span><text:span text:style-name="T1816">"Gun numarasini giriniz..."</text:span><text:span text:style-name="T1817">);</text:span></text:p>
      <text:p text:style-name="P293"><text:span text:style-name="T1818"><text:s text:c="8"/></text:span><text:span text:style-name="T1819">byte</text:span><text:span text:style-name="T1820"><text:s/>gunNo = input.nextByte();</text:span></text:p>
      <text:p text:style-name="P294"><text:span text:style-name="T1821">​</text:span></text:p>
      <text:p text:style-name="P295"><text:span text:style-name="T1821"><text:s text:c="8"/></text:span><text:span text:style-name="T1822">//1.Yol: if ile cozunuz</text:span></text:p>
      <text:p text:style-name="P295"><text:span text:style-name="T1823"><text:s text:c="8"/></text:span><text:span text:style-name="T1824">if</text:span><text:span text:style-name="T1825">(gunNo==</text:span><text:span text:style-name="T1826">1</text:span><text:span text:style-name="T1827">){</text:span></text:p>
      <text:p text:style-name="P295"><text:span text:style-name="T1828"><text:s text:c="12"/></text:span><text:span text:style-name="T1829">System.out.println(</text:span><text:span text:style-name="T1830">"Pazar"</text:span><text:span text:style-name="T1831">);</text:span></text:p>
      <text:p text:style-name="P295"><text:span text:style-name="T1832"><text:s text:c="8"/></text:span><text:span text:style-name="T1833">}</text:span><text:span text:style-name="T1834">else</text:span><text:span text:style-name="T1835"><text:s/></text:span><text:span text:style-name="T1836">if</text:span><text:span text:style-name="T1837">(gunNo==</text:span><text:span text:style-name="T1838">2</text:span><text:span text:style-name="T1839">){</text:span></text:p>
      <text:p text:style-name="P295"><text:span text:style-name="T1840"><text:s text:c="12"/></text:span><text:span text:style-name="T1841">System.out.println(</text:span><text:span text:style-name="T1842">"Pazartesi"</text:span><text:span text:style-name="T1843">);</text:span></text:p>
      <text:p text:style-name="P295"><text:span text:style-name="T1844"><text:s text:c="8"/></text:span><text:span text:style-name="T1845">}</text:span><text:span text:style-name="T1846">else</text:span><text:span text:style-name="T1847"><text:s/></text:span><text:span text:style-name="T1848">if</text:span><text:span text:style-name="T1849">(gunNo==</text:span><text:span text:style-name="T1850">3</text:span><text:span text:style-name="T1851">){</text:span></text:p>
      <text:p text:style-name="P295"><text:span text:style-name="T1852"><text:s text:c="12"/></text:span><text:span text:style-name="T1853">System.out.println(</text:span><text:span text:style-name="T1854">"Sali"</text:span><text:span text:style-name="T1855">);</text:span></text:p>
      <text:p text:style-name="P295"><text:span text:style-name="T1856"><text:s text:c="8"/></text:span><text:span text:style-name="T1857">}</text:span><text:span text:style-name="T1858">else</text:span><text:span text:style-name="T1859"><text:s/></text:span><text:span text:style-name="T1860">if</text:span><text:span text:style-name="T1861">(gunNo==</text:span><text:span text:style-name="T1862">4</text:span><text:span text:style-name="T1863">){</text:span></text:p>
      <text:p text:style-name="P295"><text:span text:style-name="T1864"><text:s text:c="12"/></text:span><text:span text:style-name="T1865">System.out.println(</text:span><text:span text:style-name="T1866">"Carsamba"</text:span><text:span text:style-name="T1867">);</text:span></text:p>
      <text:p text:style-name="P295"><text:span text:style-name="T1868"><text:s text:c="8"/></text:span><text:span text:style-name="T1869">}</text:span><text:span text:style-name="T1870">else</text:span><text:span text:style-name="T1871"><text:s/></text:span><text:span text:style-name="T1872">if</text:span><text:span text:style-name="T1873">(gunNo==</text:span><text:span text:style-name="T1874">5</text:span><text:span text:style-name="T1875">){</text:span></text:p>
      <text:p text:style-name="P295"><text:span text:style-name="T1876"><text:s text:c="12"/></text:span><text:span text:style-name="T1877">System.out.println(</text:span><text:span text:style-name="T1878">"Persembe"</text:span><text:span text:style-name="T1879">);</text:span></text:p>
      <text:p text:style-name="P295"><text:span text:style-name="T1880"><text:s text:c="8"/></text:span><text:span text:style-name="T1881">}</text:span><text:span text:style-name="T1882">else</text:span><text:span text:style-name="T1883"><text:s/></text:span><text:span text:style-name="T1884">if</text:span><text:span text:style-name="T1885">(gunNo==</text:span><text:span text:style-name="T1886">6</text:span><text:span text:style-name="T1887">){</text:span></text:p>
      <text:p text:style-name="P295"><text:span text:style-name="T1888"><text:s text:c="12"/></text:span><text:span text:style-name="T1889">System.out.println(</text:span><text:span text:style-name="T1890">"Cuma"</text:span><text:span text:style-name="T1891">);</text:span></text:p>
      <text:p text:style-name="P295"><text:span text:style-name="T1892"><text:s text:c="8"/></text:span><text:span text:style-name="T1893">}</text:span><text:span text:style-name="T1894">else</text:span><text:span text:style-name="T1895"><text:s/></text:span><text:span text:style-name="T1896">if</text:span><text:span text:style-name="T1897">(gunNo==</text:span><text:span text:style-name="T1898">7</text:span><text:span text:style-name="T1899">){</text:span></text:p>
      <text:p text:style-name="P295"><text:span text:style-name="T1900"><text:s text:c="12"/></text:span><text:span text:style-name="T1901">System.out.println(</text:span><text:span text:style-name="T1902">"Cumartesi"</text:span><text:span text:style-name="T1903">);</text:span></text:p>
      <text:p text:style-name="P295"><text:span text:style-name="T1904"><text:s text:c="8"/></text:span><text:span text:style-name="T1905">}</text:span><text:span text:style-name="T1906">else</text:span><text:span text:style-name="T1907">{</text:span></text:p>
      <text:p text:style-name="P295"><text:span text:style-name="T1908"><text:s text:c="12"/></text:span><text:span text:style-name="T1909">System.out.println(</text:span><text:span text:style-name="T1910">"Gecerli gun sayisi giriniz"</text:span><text:span text:style-name="T1911">);</text:span></text:p>
      <text:p text:style-name="P295"><text:span text:style-name="T1912"><text:s text:c="8"/></text:span><text:span text:style-name="T1913">}</text:span></text:p>
      <text:p text:style-name="P296"><text:span text:style-name="T1914">​</text:span></text:p>
      <text:p text:style-name="P297"><text:span text:style-name="T1914"><text:s text:c="8"/></text:span><text:span text:style-name="T1915">//2.Yol: switch ile cozunuz</text:span></text:p>
      <text:p text:style-name="P297"><text:span text:style-name="T1916"><text:s text:c="8"/></text:span><text:span text:style-name="T1917">switch</text:span><text:span text:style-name="T1918">(gunNo){</text:span></text:p>
      <text:p text:style-name="P297"><text:span text:style-name="T1919"><text:s text:c="12"/></text:span><text:span text:style-name="T1920">case</text:span><text:span text:style-name="T1921"><text:s/></text:span><text:span text:style-name="T1922">1</text:span><text:span text:style-name="T1923">:</text:span></text:p>
      <text:p text:style-name="P297"><text:span text:style-name="T1924"><text:s text:c="16"/></text:span><text:span text:style-name="T1925">System.out.println(</text:span><text:span text:style-name="T1926">"Pazar"</text:span><text:span text:style-name="T1927">);</text:span></text:p>
      <text:p text:style-name="P297"><text:span text:style-name="T1928"><text:s text:c="16"/></text:span><text:span text:style-name="T1929">break</text:span><text:span text:style-name="T1930">;</text:span></text:p>
      <text:p text:style-name="P297"><text:span text:style-name="T1931"><text:s text:c="12"/></text:span><text:span text:style-name="T1932">case</text:span><text:span text:style-name="T1933"><text:s/></text:span><text:span text:style-name="T1934">2</text:span><text:span text:style-name="T1935">:</text:span></text:p>
      <text:p text:style-name="P297"><text:span text:style-name="T1936"><text:s text:c="16"/></text:span><text:span text:style-name="T1937">System.out.println(</text:span><text:span text:style-name="T1938">"Pazartesi"</text:span><text:span text:style-name="T1939">);</text:span></text:p>
      <text:p text:style-name="P297"><text:span text:style-name="T1940"><text:s text:c="16"/></text:span><text:span text:style-name="T1941">break</text:span><text:span text:style-name="T1942">;</text:span></text:p>
      <text:p text:style-name="P297"><text:span text:style-name="T1943"><text:s text:c="12"/></text:span><text:span text:style-name="T1944">case</text:span><text:span text:style-name="T1945"><text:s/></text:span><text:span text:style-name="T1946">3</text:span><text:span text:style-name="T1947">:</text:span></text:p>
      <text:p text:style-name="P297"><text:span text:style-name="T1948"><text:s text:c="16"/></text:span><text:span text:style-name="T1949">System.out.println(</text:span><text:span text:style-name="T1950">"Sali"</text:span><text:span text:style-name="T1951">);</text:span></text:p>
      <text:p text:style-name="P297"><text:span text:style-name="T1952"><text:s text:c="16"/></text:span><text:span text:style-name="T1953">break</text:span><text:span text:style-name="T1954">;</text:span></text:p>
      <text:p text:style-name="P297"><text:span text:style-name="T1955"><text:s text:c="12"/></text:span><text:span text:style-name="T1956">case</text:span><text:span text:style-name="T1957"><text:s/></text:span><text:span text:style-name="T1958">4</text:span><text:span text:style-name="T1959">:</text:span></text:p>
      <text:p text:style-name="P297"><text:span text:style-name="T1960"><text:s text:c="16"/></text:span><text:span text:style-name="T1961">System.out.println(</text:span><text:span text:style-name="T1962">"Carsamba"</text:span><text:span text:style-name="T1963">);</text:span></text:p>
      <text:p text:style-name="P297"><text:span text:style-name="T1964"><text:s text:c="16"/></text:span><text:span text:style-name="T1965">break</text:span><text:span text:style-name="T1966">;</text:span></text:p>
      <text:p text:style-name="P297"><text:span text:style-name="T1967"><text:s text:c="12"/></text:span><text:span text:style-name="T1968">case</text:span><text:span text:style-name="T1969"><text:s/></text:span><text:span text:style-name="T1970">5</text:span><text:span text:style-name="T1971">:</text:span></text:p>
      <text:p text:style-name="P297"><text:span text:style-name="T1972"><text:s text:c="16"/></text:span><text:span text:style-name="T1973">System.out.println(</text:span><text:span text:style-name="T1974">"Persembe"</text:span><text:span text:style-name="T1975">);</text:span></text:p>
      <text:p text:style-name="P297"><text:span text:style-name="T1976"><text:s text:c="16"/></text:span><text:span text:style-name="T1977">break</text:span><text:span text:style-name="T1978">;</text:span></text:p>
      <text:p text:style-name="P297"><text:span text:style-name="T1979"><text:s text:c="12"/></text:span><text:span text:style-name="T1980">case</text:span><text:span text:style-name="T1981"><text:s/></text:span><text:span text:style-name="T1982">6</text:span><text:span text:style-name="T1983">:</text:span></text:p>
      <text:p text:style-name="P297"><text:span text:style-name="T1984"><text:s text:c="16"/></text:span><text:span text:style-name="T1985">System.out.println(</text:span><text:span text:style-name="T1986">"Cuma"</text:span><text:span text:style-name="T1987">);</text:span></text:p>
      <text:p text:style-name="P297"><text:span text:style-name="T1988"><text:s text:c="16"/></text:span><text:span text:style-name="T1989">break</text:span><text:span text:style-name="T1990">;</text:span></text:p>
      <text:p text:style-name="P297"><text:span text:style-name="T1991"><text:s text:c="12"/></text:span><text:span text:style-name="T1992">case</text:span><text:span text:style-name="T1993"><text:s/></text:span><text:span text:style-name="T1994">7</text:span><text:span text:style-name="T1995">:</text:span></text:p>
      <text:p text:style-name="P297"><text:span text:style-name="T1996"><text:s text:c="16"/></text:span><text:span text:style-name="T1997">System.out.println(</text:span><text:span text:style-name="T1998">"Cumartesi"</text:span><text:span text:style-name="T1999">);</text:span></text:p>
      <text:p text:style-name="P297"><text:span text:style-name="T2000"><text:s text:c="16"/></text:span><text:span text:style-name="T2001">break</text:span><text:span text:style-name="T2002">;</text:span></text:p>
      <text:p text:style-name="P297"><text:span text:style-name="T2003"><text:s text:c="12"/></text:span><text:span text:style-name="T2004">default</text:span><text:span text:style-name="T2005">:</text:span></text:p>
      <text:p text:style-name="P297"><text:span text:style-name="T2006"><text:s text:c="16"/></text:span><text:span text:style-name="T2007">System.out.println(</text:span><text:span text:style-name="T2008">"Gecerli gun sayisi giriniz"</text:span><text:span text:style-name="T2009">);</text:span></text:p>
      <text:p text:style-name="P297"><text:span text:style-name="T2010"><text:s text:c="8"/></text:span><text:span text:style-name="T2011">}</text:span></text:p>
      <text:p text:style-name="P297"><text:span text:style-name="T2012"><text:s text:c="4"/></text:span><text:span text:style-name="T2013">}</text:span></text:p>
      <text:p text:style-name="P298"><text:span text:style-name="T2013">}</text:span></text:p>
      <text:p text:style-name="P299"><text:span text:style-name="T2014"/></text:p>
      <text:p text:style-name="P299"><text:span text:style-name="T2015">**************************************************************************</text:span></text:p>
      <text:p text:style-name="P299"><text:span text:style-name="T2016"/></text:p>
      <text:p text:style-name="P299"><text:span text:style-name="T2017">package</text:span><text:span text:style-name="T2018"><text:s/>day06nestedifswitch;</text:span></text:p>
      <text:p text:style-name="P300"><text:span text:style-name="T2019">​</text:span></text:p>
      <text:p text:style-name="P300"><text:span text:style-name="T2020">import</text:span><text:span text:style-name="T2021"><text:s/>java.util.Scanner;</text:span></text:p>
      <text:p text:style-name="P300"><text:span text:style-name="T2022">​</text:span></text:p>
      <text:p text:style-name="P300"><text:span text:style-name="T2023">public</text:span><text:span text:style-name="T2024"><text:s/></text:span><text:span text:style-name="T2025">class</text:span><text:span text:style-name="T2026"><text:s/></text:span><text:span text:style-name="T2027">Switch02</text:span><text:span text:style-name="T2028"><text:s/>{</text:span></text:p>
      <text:p text:style-name="P300"><text:span text:style-name="T2029">​</text:span></text:p>
      <text:p text:style-name="P301"><text:span text:style-name="T2029"><text:s text:c="4"/></text:span><text:span text:style-name="T2030">public</text:span><text:span text:style-name="T2031"><text:s/></text:span><text:span text:style-name="T2032">static</text:span><text:span text:style-name="T2033"><text:s/></text:span><text:span text:style-name="T2034">void</text:span><text:span text:style-name="T2035"><text:s/>main(</text:span><text:span text:style-name="T2036">String</text:span><text:span text:style-name="T2037">[] args) {</text:span></text:p>
      <text:p text:style-name="P302"><text:span text:style-name="T2038">​</text:span></text:p>
      <text:p text:style-name="P303"><text:span text:style-name="T2038"><text:s text:c="8"/></text:span><text:span text:style-name="T2039">/*</text:span></text:p>
      <text:p text:style-name="P303"><text:span text:style-name="T2040"><text:s text:c="12"/></text:span><text:span text:style-name="T2041">Kullaniciya ay ismi sorunuz ve kullanicinin verdigi ay isminden son aya kadar ekrana yazdiriniz</text:span></text:p>
      <text:p text:style-name="P303"><text:span text:style-name="T2042"><text:s text:c="8"/></text:span><text:span text:style-name="T2043">*/</text:span></text:p>
      <text:p text:style-name="P304"><text:span text:style-name="T2044">​</text:span></text:p>
      <text:p text:style-name="P305"><text:span text:style-name="T2044"><text:s text:c="8"/></text:span><text:span text:style-name="T2045">//Note: toLowerCase() methodu bir String'deki tum character'leri kucuk harfe cevirir.</text:span></text:p>
      <text:p text:style-name="P305"><text:span text:style-name="T2046"><text:s text:c="8"/></text:span><text:span text:style-name="T2047">//<text:s text:c="6"/>toUpperCase() methodu bir String'deki tum character'leri buyuk harfe cevirir.</text:span></text:p>
      <text:p text:style-name="P305"><text:span text:style-name="T2048"><text:s text:c="8"/></text:span><text:span text:style-name="T2049">Scanner input =<text:s/></text:span><text:span text:style-name="T2050">new</text:span><text:span text:style-name="T2051"><text:s/>Scanner(System.in);</text:span></text:p>
      <text:p text:style-name="P305"><text:span text:style-name="T2052"><text:s text:c="8"/></text:span><text:span text:style-name="T2053">System.out.println(</text:span><text:span text:style-name="T2054">"Ay ismini giriniz..."</text:span><text:span text:style-name="T2055">);</text:span></text:p>
      <text:p text:style-name="P305"><text:span text:style-name="T2056"><text:s text:c="8"/></text:span><text:span text:style-name="T2057">String</text:span><text:span text:style-name="T2058"><text:s/>ayIsmi = input.next().toLowerCase();</text:span></text:p>
      <text:p text:style-name="P306"><text:span text:style-name="T2059">​</text:span></text:p>
      <text:p text:style-name="P307"><text:span text:style-name="T2059"><text:s text:c="8"/></text:span><text:span text:style-name="T2060">switch</text:span><text:span text:style-name="T2061">(ayIsmi){</text:span></text:p>
      <text:p text:style-name="P307"><text:span text:style-name="T2062"><text:s text:c="12"/></text:span><text:span text:style-name="T2063">case</text:span><text:span text:style-name="T2064"><text:s/></text:span><text:span text:style-name="T2065">"ocak"</text:span><text:span text:style-name="T2066">:</text:span></text:p>
      <text:p text:style-name="P307"><text:span text:style-name="T2067"><text:s text:c="16"/></text:span><text:span text:style-name="T2068">System.out.println(</text:span><text:span text:style-name="T2069">"Ocak"</text:span><text:span text:style-name="T2070">);</text:span></text:p>
      <text:p text:style-name="P307"><text:span text:style-name="T2071"><text:s text:c="12"/></text:span><text:span text:style-name="T2072">case</text:span><text:span text:style-name="T2073"><text:s/></text:span><text:span text:style-name="T2074">"subat"</text:span><text:span text:style-name="T2075">:</text:span></text:p>
      <text:p text:style-name="P307"><text:span text:style-name="T2076"><text:s text:c="16"/></text:span><text:span text:style-name="T2077">System.out.println(</text:span><text:span text:style-name="T2078">"Subat"</text:span><text:span text:style-name="T2079">);</text:span></text:p>
      <text:p text:style-name="P307"><text:span text:style-name="T2080"><text:s text:c="12"/></text:span><text:span text:style-name="T2081">case</text:span><text:span text:style-name="T2082"><text:s/></text:span><text:span text:style-name="T2083">"mart"</text:span><text:span text:style-name="T2084">:</text:span></text:p>
      <text:p text:style-name="P307"><text:span text:style-name="T2085"><text:s text:c="16"/></text:span><text:span text:style-name="T2086">System.out.println(</text:span><text:span text:style-name="T2087">"Mart"</text:span><text:span text:style-name="T2088">);</text:span></text:p>
      <text:p text:style-name="P307"><text:span text:style-name="T2089"><text:s text:c="12"/></text:span><text:span text:style-name="T2090">case</text:span><text:span text:style-name="T2091"><text:s/></text:span><text:span text:style-name="T2092">"nisan"</text:span><text:span text:style-name="T2093">:</text:span></text:p>
      <text:p text:style-name="P307"><text:span text:style-name="T2094"><text:s text:c="16"/></text:span><text:span text:style-name="T2095">System.out.println(</text:span><text:span text:style-name="T2096">"Nisan"</text:span><text:span text:style-name="T2097">);</text:span></text:p>
      <text:p text:style-name="P307"><text:span text:style-name="T2098"><text:s text:c="12"/></text:span><text:span text:style-name="T2099">case</text:span><text:span text:style-name="T2100"><text:s/></text:span><text:span text:style-name="T2101">"mayis"</text:span><text:span text:style-name="T2102">:</text:span></text:p>
      <text:p text:style-name="P307"><text:span text:style-name="T2103"><text:s text:c="16"/></text:span><text:span text:style-name="T2104">System.out.println(</text:span><text:span text:style-name="T2105">"Mayis"</text:span><text:span text:style-name="T2106">);</text:span></text:p>
      <text:p text:style-name="P307"><text:span text:style-name="T2107"><text:s text:c="12"/></text:span><text:span text:style-name="T2108">case</text:span><text:span text:style-name="T2109"><text:s/></text:span><text:span text:style-name="T2110">"haziran"</text:span><text:span text:style-name="T2111">:</text:span></text:p>
      <text:p text:style-name="P307"><text:span text:style-name="T2112"><text:s text:c="16"/></text:span><text:span text:style-name="T2113">System.out.println(</text:span><text:span text:style-name="T2114">"Haziran"</text:span><text:span text:style-name="T2115">);</text:span></text:p>
      <text:p text:style-name="P307"><text:span text:style-name="T2116"><text:s text:c="12"/></text:span><text:span text:style-name="T2117">case</text:span><text:span text:style-name="T2118"><text:s/></text:span><text:span text:style-name="T2119">"temmuz"</text:span><text:span text:style-name="T2120">:</text:span></text:p>
      <text:p text:style-name="P307"><text:span text:style-name="T2121"><text:s text:c="16"/></text:span><text:span text:style-name="T2122">System.out.println(</text:span><text:span text:style-name="T2123">"Temmuz"</text:span><text:span text:style-name="T2124">);</text:span></text:p>
      <text:p text:style-name="P307"><text:span text:style-name="T2125"><text:s text:c="12"/></text:span><text:span text:style-name="T2126">case</text:span><text:span text:style-name="T2127"><text:s/></text:span><text:span text:style-name="T2128">"agustos"</text:span><text:span text:style-name="T2129">:</text:span></text:p>
      <text:p text:style-name="P307"><text:span text:style-name="T2130"><text:s text:c="16"/></text:span><text:span text:style-name="T2131">System.out.println(</text:span><text:span text:style-name="T2132">"Agustos"</text:span><text:span text:style-name="T2133">);</text:span></text:p>
      <text:p text:style-name="P307"><text:span text:style-name="T2134"><text:s text:c="12"/></text:span><text:span text:style-name="T2135">case</text:span><text:span text:style-name="T2136"><text:s/></text:span><text:span text:style-name="T2137">"eylul"</text:span><text:span text:style-name="T2138">:</text:span></text:p>
      <text:p text:style-name="P307"><text:span text:style-name="T2139"><text:s text:c="16"/></text:span><text:span text:style-name="T2140">System.out.println(</text:span><text:span text:style-name="T2141">"Eylul"</text:span><text:span text:style-name="T2142">);</text:span></text:p>
      <text:p text:style-name="P307"><text:span text:style-name="T2143"><text:s text:c="12"/></text:span><text:span text:style-name="T2144">case</text:span><text:span text:style-name="T2145"><text:s/></text:span><text:span text:style-name="T2146">"ekim"</text:span><text:span text:style-name="T2147">:</text:span></text:p>
      <text:p text:style-name="P307"><text:span text:style-name="T2148"><text:s text:c="16"/></text:span><text:span text:style-name="T2149">System.out.println(</text:span><text:span text:style-name="T2150">"Ekim"</text:span><text:span text:style-name="T2151">);</text:span></text:p>
      <text:p text:style-name="P307"><text:span text:style-name="T2152"><text:s text:c="12"/></text:span><text:span text:style-name="T2153">case</text:span><text:span text:style-name="T2154"><text:s/></text:span><text:span text:style-name="T2155">"kasim"</text:span><text:span text:style-name="T2156">:</text:span></text:p>
      <text:p text:style-name="P307"><text:span text:style-name="T2157"><text:s text:c="16"/></text:span><text:span text:style-name="T2158">System.out.println(</text:span><text:span text:style-name="T2159">"Kasim"</text:span><text:span text:style-name="T2160">);</text:span></text:p>
      <text:p text:style-name="P307"><text:span text:style-name="T2161"><text:s text:c="12"/></text:span><text:span text:style-name="T2162">case</text:span><text:span text:style-name="T2163"><text:s/></text:span><text:span text:style-name="T2164">"aralik"</text:span><text:span text:style-name="T2165">:</text:span></text:p>
      <text:p text:style-name="P307"><text:span text:style-name="T2166"><text:s text:c="16"/></text:span><text:span text:style-name="T2167">System.out.println(</text:span><text:span text:style-name="T2168">"Aralik"</text:span><text:span text:style-name="T2169">);</text:span></text:p>
      <text:p text:style-name="P307"><text:span text:style-name="T2170"><text:s text:c="16"/></text:span><text:span text:style-name="T2171">break</text:span><text:span text:style-name="T2172">;</text:span></text:p>
      <text:p text:style-name="P307"><text:span text:style-name="T2173"><text:s text:c="12"/></text:span><text:span text:style-name="T2174">default</text:span><text:span text:style-name="T2175">:</text:span></text:p>
      <text:p text:style-name="P307"><text:span text:style-name="T2176"><text:s text:c="16"/></text:span><text:span text:style-name="T2177">System.out.println(</text:span><text:span text:style-name="T2178">"Gecerli ay ismi giriniz..."</text:span><text:span text:style-name="T2179">);</text:span></text:p>
      <text:p text:style-name="P307"><text:span text:style-name="T2180"><text:s text:c="8"/></text:span><text:span text:style-name="T2181">}</text:span></text:p>
      <text:p text:style-name="P307"><text:span text:style-name="T2182"><text:s text:c="4"/></text:span><text:span text:style-name="T2183">}</text:span></text:p>
      <text:p text:style-name="P308"><text:span text:style-name="T2183">}</text:span></text:p>
      <text:p text:style-name="P309"><text:span text:style-name="T2184"/></text:p>
      <text:p text:style-name="P309"><text:span text:style-name="T2184"/></text:p>
      <text:p text:style-name="P309"><text:span text:style-name="T2185">*****************************************************</text:span></text:p>
      <text:p text:style-name="P309"><text:span text:style-name="T2186"/></text:p>
      <text:p text:style-name="P309"><text:span text:style-name="T2187">package</text:span><text:span text:style-name="T2188"><text:s/>day06nestedifswitch;</text:span></text:p>
      <text:p text:style-name="P310"><text:span text:style-name="T2189">​</text:span></text:p>
      <text:p text:style-name="P310"><text:span text:style-name="T2190">import</text:span><text:span text:style-name="T2191"><text:s/>java.util.Scanner;</text:span></text:p>
      <text:p text:style-name="P310"><text:span text:style-name="T2192">​</text:span></text:p>
      <text:p text:style-name="P310"><text:span text:style-name="T2193">public</text:span><text:span text:style-name="T2194"><text:s/></text:span><text:span text:style-name="T2195">class</text:span><text:span text:style-name="T2196"><text:s/></text:span><text:span text:style-name="T2197">Switch03</text:span><text:span text:style-name="T2198"><text:s/>{</text:span></text:p>
      <text:p text:style-name="P310"><text:span text:style-name="T2199">​</text:span></text:p>
      <text:p text:style-name="P311"><text:span text:style-name="T2199"><text:s text:c="4"/></text:span><text:span text:style-name="T2200">public</text:span><text:span text:style-name="T2201"><text:s/></text:span><text:span text:style-name="T2202">static</text:span><text:span text:style-name="T2203"><text:s/></text:span><text:span text:style-name="T2204">void</text:span><text:span text:style-name="T2205"><text:s/>main(</text:span><text:span text:style-name="T2206">String</text:span><text:span text:style-name="T2207">[] args) {</text:span></text:p>
      <text:p text:style-name="P312"><text:span text:style-name="T2208">​</text:span></text:p>
      <text:p text:style-name="P313"><text:span text:style-name="T2208"><text:s text:c="8"/></text:span><text:span text:style-name="T2209">//Note: Switch de sadece int, byte, short, char, String data tipleri kullanilabilir</text:span></text:p>
      <text:p text:style-name="P313"><text:span text:style-name="T2210"><text:s text:c="8"/></text:span><text:span text:style-name="T2211">//Note: Eger 3 den fazla durum varsa switch() tercih ederim</text:span></text:p>
      <text:p text:style-name="P314"><text:span text:style-name="T2212">​</text:span></text:p>
      <text:p text:style-name="P315"><text:span text:style-name="T2212"><text:s text:c="8"/></text:span><text:span text:style-name="T2213">//Kullanicidan islem ve iki tane sayi alarak islemin sonucunu ekrana yazdiran basit bir hesap makinasi yapiniz</text:span></text:p>
      <text:p text:style-name="P315"><text:span text:style-name="T2214"><text:s text:c="8"/></text:span><text:span text:style-name="T2215">Scanner input =<text:s/></text:span><text:span text:style-name="T2216">new</text:span><text:span text:style-name="T2217"><text:s/>Scanner(System.in);</text:span></text:p>
      <text:p text:style-name="P315"><text:span text:style-name="T2218"><text:s text:c="8"/></text:span><text:span text:style-name="T2219">System.out.println(</text:span><text:span text:style-name="T2220">"Islemi giriniz: +, -, *, /, %"</text:span><text:span text:style-name="T2221">);</text:span></text:p>
      <text:p text:style-name="P315"><text:span text:style-name="T2222"><text:s text:c="8"/></text:span><text:span text:style-name="T2223">char</text:span><text:span text:style-name="T2224"><text:s/>islem = input.next().charAt(</text:span><text:span text:style-name="T2225">0</text:span><text:span text:style-name="T2226">);</text:span></text:p>
      <text:p text:style-name="P316"><text:span text:style-name="T2227">​</text:span></text:p>
      <text:p text:style-name="P317"><text:span text:style-name="T2227"><text:s text:c="8"/></text:span><text:span text:style-name="T2228">System.out.println(</text:span><text:span text:style-name="T2229">"Ilk sayiyi giriniz"</text:span><text:span text:style-name="T2230">);</text:span></text:p>
      <text:p text:style-name="P317"><text:span text:style-name="T2231"><text:s text:c="8"/></text:span><text:span text:style-name="T2232">double</text:span><text:span text:style-name="T2233"><text:s/>ilk = input.nextDouble();</text:span></text:p>
      <text:p text:style-name="P318"><text:span text:style-name="T2234">​</text:span></text:p>
      <text:p text:style-name="P319"><text:span text:style-name="T2234"><text:s text:c="8"/></text:span><text:span text:style-name="T2235">System.out.println(</text:span><text:span text:style-name="T2236">"Ikinci sayiyi giriniz"</text:span><text:span text:style-name="T2237">);</text:span></text:p>
      <text:p text:style-name="P319"><text:span text:style-name="T2238"><text:s text:c="8"/></text:span><text:span text:style-name="T2239">double</text:span><text:span text:style-name="T2240"><text:s/>ikinci = input.nextDouble();</text:span></text:p>
      <text:p text:style-name="P320"><text:span text:style-name="T2241">​</text:span></text:p>
      <text:p text:style-name="P321"><text:span text:style-name="T2241"><text:s text:c="8"/></text:span><text:span text:style-name="T2242">switch</text:span><text:span text:style-name="T2243">(islem){</text:span></text:p>
      <text:p text:style-name="P322"><text:span text:style-name="T2244">​</text:span></text:p>
      <text:p text:style-name="P323"><text:span text:style-name="T2244"><text:s text:c="12"/></text:span><text:span text:style-name="T2245">case</text:span><text:span text:style-name="T2246"><text:s/></text:span><text:span text:style-name="T2247">'+'</text:span><text:span text:style-name="T2248">:</text:span></text:p>
      <text:p text:style-name="P323"><text:span text:style-name="T2249"><text:s text:c="16"/></text:span><text:span text:style-name="T2250">System.out.println(ilk + ikinci);</text:span></text:p>
      <text:p text:style-name="P323"><text:span text:style-name="T2251"><text:s text:c="16"/></text:span><text:span text:style-name="T2252">break</text:span><text:span text:style-name="T2253">;</text:span></text:p>
      <text:p text:style-name="P323"><text:span text:style-name="T2254"><text:s text:c="12"/></text:span><text:span text:style-name="T2255">case</text:span><text:span text:style-name="T2256"><text:s/></text:span><text:span text:style-name="T2257">'-'</text:span><text:span text:style-name="T2258">:</text:span></text:p>
      <text:p text:style-name="P323"><text:span text:style-name="T2259"><text:s text:c="16"/></text:span><text:span text:style-name="T2260">System.out.println(ilk - ikinci);</text:span></text:p>
      <text:p text:style-name="P323"><text:span text:style-name="T2261"><text:s text:c="16"/></text:span><text:span text:style-name="T2262">break</text:span><text:span text:style-name="T2263">;</text:span></text:p>
      <text:p text:style-name="P323"><text:span text:style-name="T2264"><text:s text:c="12"/></text:span><text:span text:style-name="T2265">case</text:span><text:span text:style-name="T2266"><text:s/></text:span><text:span text:style-name="T2267">'*'</text:span><text:span text:style-name="T2268">:</text:span></text:p>
      <text:p text:style-name="P323"><text:span text:style-name="T2269"><text:s text:c="16"/></text:span><text:span text:style-name="T2270">System.out.println(ilk * ikinci);</text:span></text:p>
      <text:p text:style-name="P323"><text:span text:style-name="T2271"><text:s text:c="16"/></text:span><text:span text:style-name="T2272">break</text:span><text:span text:style-name="T2273">;</text:span></text:p>
      <text:p text:style-name="P323"><text:span text:style-name="T2274"><text:s text:c="12"/></text:span><text:span text:style-name="T2275">case</text:span><text:span text:style-name="T2276"><text:s/></text:span><text:span text:style-name="T2277">'/'</text:span><text:span text:style-name="T2278">:</text:span></text:p>
      <text:p text:style-name="P323"><text:span text:style-name="T2279"><text:s text:c="16"/></text:span><text:span text:style-name="T2280">System.out.println(ilk / ikinci);</text:span></text:p>
      <text:p text:style-name="P323"><text:span text:style-name="T2281"><text:s text:c="16"/></text:span><text:span text:style-name="T2282">break</text:span><text:span text:style-name="T2283">;</text:span></text:p>
      <text:p text:style-name="P323"><text:span text:style-name="T2284"><text:s text:c="12"/></text:span><text:span text:style-name="T2285">case</text:span><text:span text:style-name="T2286"><text:s/></text:span><text:span text:style-name="T2287">'%'</text:span><text:span text:style-name="T2288">:</text:span></text:p>
      <text:p text:style-name="P323"><text:span text:style-name="T2289"><text:s text:c="16"/></text:span><text:span text:style-name="T2290">System.out.println((ilk * ikinci)/</text:span><text:span text:style-name="T2291">100</text:span><text:span text:style-name="T2292">);</text:span></text:p>
      <text:p text:style-name="P323"><text:span text:style-name="T2293"><text:s text:c="16"/></text:span><text:span text:style-name="T2294">break</text:span><text:span text:style-name="T2295">;</text:span></text:p>
      <text:p text:style-name="P323"><text:span text:style-name="T2296"><text:s text:c="12"/></text:span><text:span text:style-name="T2297">default</text:span><text:span text:style-name="T2298">:</text:span></text:p>
      <text:p text:style-name="P323"><text:span text:style-name="T2299"><text:s text:c="16"/></text:span><text:span text:style-name="T2300">System.out.println(</text:span><text:span text:style-name="T2301">"Bu islem tanimlanmamistir..."</text:span><text:span text:style-name="T2302">);</text:span></text:p>
      <text:p text:style-name="P324"><text:span text:style-name="T2303">​</text:span></text:p>
      <text:p text:style-name="P325"><text:span text:style-name="T2303"><text:s text:c="8"/></text:span><text:span text:style-name="T2304">}</text:span></text:p>
      <text:p text:style-name="P326"><text:span text:style-name="T2305">​</text:span></text:p>
      <text:p text:style-name="P327"><text:span text:style-name="T2305"><text:s text:c="4"/></text:span><text:span text:style-name="T2306">}</text:span></text:p>
      <text:p text:style-name="P328"><text:span text:style-name="T2307">​</text:span></text:p>
      <text:p text:style-name="P328"><text:span text:style-name="T2308">}</text:span></text:p>
      <text:p text:style-name="P329"><text:span text:style-name="T2309"/></text:p>
      <text:p text:style-name="P329"><text:span text:style-name="T2310">***************************************************</text:span></text:p>
      <text:p text:style-name="P329"><text:span text:style-name="T2311"/></text:p>
      <text:p text:style-name="P329"><text:span text:style-name="T2311"/></text:p>
      <text:p text:style-name="P329"><text:span text:style-name="T2312">package</text:span><text:span text:style-name="T2313"><text:s/>day07ternarystringmanipulation;</text:span></text:p>
      <text:p text:style-name="P330"><text:span text:style-name="T2314">​</text:span></text:p>
      <text:p text:style-name="P330"><text:span text:style-name="T2315">public</text:span><text:span text:style-name="T2316"><text:s/></text:span><text:span text:style-name="T2317">class</text:span><text:span text:style-name="T2318"><text:s/></text:span><text:span text:style-name="T2319">Ternary01</text:span><text:span text:style-name="T2320"><text:s/>{</text:span></text:p>
      <text:p text:style-name="P330"><text:span text:style-name="T2321">​</text:span></text:p>
      <text:p text:style-name="P331"><text:span text:style-name="T2321"><text:s text:c="4"/></text:span><text:span text:style-name="T2322">public</text:span><text:span text:style-name="T2323"><text:s/></text:span><text:span text:style-name="T2324">static</text:span><text:span text:style-name="T2325"><text:s/></text:span><text:span text:style-name="T2326">void</text:span><text:span text:style-name="T2327"><text:s/>main(</text:span><text:span text:style-name="T2328">String</text:span><text:span text:style-name="T2329">[] args) {</text:span></text:p>
      <text:p text:style-name="P332"><text:span text:style-name="T2330">​</text:span></text:p>
      <text:p text:style-name="P333"><text:span text:style-name="T2330"><text:s text:c="8"/></text:span><text:span text:style-name="T2331">//Example 1: Bir sayinin pozitif olup olmadigini ekrana yazdiran kodu yaziniz</text:span></text:p>
      <text:p text:style-name="P333"><text:span text:style-name="T2332"><text:s text:c="8"/></text:span><text:span text:style-name="T2333">//1.Way: if-else</text:span></text:p>
      <text:p text:style-name="P333"><text:span text:style-name="T2334"><text:s text:c="8"/></text:span><text:span text:style-name="T2335">int</text:span><text:span text:style-name="T2336"><text:s/>a =<text:s/></text:span><text:span text:style-name="T2337">0</text:span><text:span text:style-name="T2338">;</text:span></text:p>
      <text:p text:style-name="P333"><text:span text:style-name="T2339"><text:s text:c="8"/></text:span><text:span text:style-name="T2340">if</text:span><text:span text:style-name="T2341">(a&gt;</text:span><text:span text:style-name="T2342">0</text:span><text:span text:style-name="T2343">){</text:span></text:p>
      <text:p text:style-name="P333"><text:span text:style-name="T2344"><text:s text:c="12"/></text:span><text:span text:style-name="T2345">System.out.println(</text:span><text:span text:style-name="T2346">"Pozitif"</text:span><text:span text:style-name="T2347">);</text:span></text:p>
      <text:p text:style-name="P333"><text:span text:style-name="T2348"><text:s text:c="8"/></text:span><text:span text:style-name="T2349">}</text:span><text:span text:style-name="T2350">else</text:span><text:span text:style-name="T2351">{</text:span></text:p>
      <text:p text:style-name="P333"><text:span text:style-name="T2352"><text:s text:c="12"/></text:span><text:span text:style-name="T2353">System.out.println(</text:span><text:span text:style-name="T2354">"Pozitif degil"</text:span><text:span text:style-name="T2355">);</text:span></text:p>
      <text:p text:style-name="P333"><text:span text:style-name="T2356"><text:s text:c="8"/></text:span><text:span text:style-name="T2357">}</text:span></text:p>
      <text:p text:style-name="P333"><text:span text:style-name="T2358"><text:s text:c="8"/></text:span><text:span text:style-name="T2359">//2.Yol: ternary</text:span></text:p>
      <text:p text:style-name="P333"><text:span text:style-name="T2360"><text:s text:c="22"/></text:span><text:span text:style-name="T2361">//Condition<text:s text:c="3"/>?<text:s text:c="2"/>Condition dogru ise uygulanacak kod<text:s text:c="3"/>:<text:s text:c="3"/>Condition yanlis ise uygulanacak kod</text:span></text:p>
      <text:p text:style-name="P333"><text:span text:style-name="T2362"><text:s text:c="8"/></text:span><text:span text:style-name="T2363">String</text:span><text:span text:style-name="T2364"><text:s/>sonuc =<text:s text:c="5"/>a&gt;</text:span><text:span text:style-name="T2365">0</text:span><text:span text:style-name="T2366"><text:s text:c="6"/>?<text:s text:c="11"/></text:span><text:span text:style-name="T2367">"Pozitif"</text:span><text:span text:style-name="T2368"><text:s text:c="20"/>:<text:s text:c="12"/></text:span><text:span text:style-name="T2369">"Pozitif degil"</text:span><text:span text:style-name="T2370">;</text:span></text:p>
      <text:p text:style-name="P333"><text:span text:style-name="T2371"><text:s text:c="8"/></text:span><text:span text:style-name="T2372">System.out.println(sonuc);</text:span></text:p>
      <text:p text:style-name="P334"><text:span text:style-name="T2373">​</text:span></text:p>
      <text:p text:style-name="P335"><text:span text:style-name="T2373"><text:s text:c="8"/></text:span><text:span text:style-name="T2374">//Example 2: Iki sayidan kucuk olani secen kodu yaziniz</text:span></text:p>
      <text:p text:style-name="P335"><text:span text:style-name="T2375"><text:s text:c="8"/></text:span><text:span text:style-name="T2376">int</text:span><text:span text:style-name="T2377"><text:s/>b =<text:s/></text:span><text:span text:style-name="T2378">23</text:span><text:span text:style-name="T2379">;</text:span></text:p>
      <text:p text:style-name="P335"><text:span text:style-name="T2380"><text:s text:c="8"/></text:span><text:span text:style-name="T2381">int</text:span><text:span text:style-name="T2382"><text:s/>c =<text:s/></text:span><text:span text:style-name="T2383">23</text:span><text:span text:style-name="T2384">;</text:span></text:p>
      <text:p text:style-name="P335"><text:span text:style-name="T2385"><text:s text:c="8"/></text:span><text:span text:style-name="T2386">int</text:span><text:span text:style-name="T2387"><text:s/>min = b&lt;c ? b : c;</text:span></text:p>
      <text:p text:style-name="P335"><text:span text:style-name="T2388"><text:s text:c="8"/></text:span><text:span text:style-name="T2389">System.out.println(min);</text:span></text:p>
      <text:p text:style-name="P336"><text:span text:style-name="T2390">​</text:span></text:p>
      <text:p text:style-name="P337"><text:span text:style-name="T2390"><text:s text:c="8"/></text:span><text:span text:style-name="T2391">//Example 3: Verilen bir sayinin mutlak degerini hesaplayan kodu yaziniz</text:span></text:p>
      <text:p text:style-name="P337"><text:span text:style-name="T2392"><text:s text:c="8"/></text:span><text:span text:style-name="T2393">//<text:s text:c="11"/>Pozitif sayilarin ve sifirin mutlak degeri kendileridir.</text:span></text:p>
      <text:p text:style-name="P337"><text:span text:style-name="T2394"><text:s text:c="8"/></text:span><text:span text:style-name="T2395">//<text:s text:c="11"/>Negatif sayilarin mutlak degeri -1 ile carpilmis halleridir.</text:span></text:p>
      <text:p text:style-name="P337"><text:span text:style-name="T2396"><text:s text:c="8"/></text:span><text:span text:style-name="T2397">int</text:span><text:span text:style-name="T2398"><text:s/>d =<text:s/></text:span><text:span text:style-name="T2399">0</text:span><text:span text:style-name="T2400">;</text:span></text:p>
      <text:p text:style-name="P337"><text:span text:style-name="T2401"><text:s text:c="8"/></text:span><text:span text:style-name="T2402">int</text:span><text:span text:style-name="T2403"><text:s/>abs = d&lt;</text:span><text:span text:style-name="T2404">0</text:span><text:span text:style-name="T2405"><text:s/>? -</text:span><text:span text:style-name="T2406">1</text:span><text:span text:style-name="T2407">*d : d;</text:span></text:p>
      <text:p text:style-name="P337"><text:span text:style-name="T2408"><text:s text:c="8"/></text:span><text:span text:style-name="T2409">System.out.println(abs);</text:span></text:p>
      <text:p text:style-name="P338"><text:span text:style-name="T2410">​</text:span></text:p>
      <text:p text:style-name="P339"><text:span text:style-name="T2410"><text:s text:c="8"/></text:span><text:span text:style-name="T2411">//Example 4: Iki tane sayi ayni isaretli ise bu sayilari carpiniz, farkli isaretli ise "Islem yapamam" mesaji veriniz</text:span></text:p>
      <text:p text:style-name="P339"><text:span text:style-name="T2412"><text:s text:c="8"/></text:span><text:span text:style-name="T2413">int</text:span><text:span text:style-name="T2414"><text:s/>e =<text:s/></text:span><text:span text:style-name="T2415">12</text:span><text:span text:style-name="T2416">;</text:span></text:p>
      <text:p text:style-name="P339"><text:span text:style-name="T2417"><text:s text:c="8"/></text:span><text:span text:style-name="T2418">int</text:span><text:span text:style-name="T2419"><text:s/>f =<text:s/></text:span><text:span text:style-name="T2420">10</text:span><text:span text:style-name="T2421">;</text:span></text:p>
      <text:p text:style-name="P340"><text:span text:style-name="T2422">​</text:span></text:p>
      <text:p text:style-name="P341"><text:span text:style-name="T2422"><text:s text:c="8"/></text:span><text:span text:style-name="T2423">//Ternary farkli data tiplerinde sonuc return ederse sonucun data tipini "Object" yapiniz.</text:span></text:p>
      <text:p text:style-name="P341"><text:span text:style-name="T2424"><text:s text:c="8"/></text:span><text:span text:style-name="T2425">Object</text:span><text:span text:style-name="T2426"><text:s/>islem = (e&gt;</text:span><text:span text:style-name="T2427">0</text:span><text:span text:style-name="T2428"><text:s/>&amp;&amp; f&gt;</text:span><text:span text:style-name="T2429">0</text:span><text:span text:style-name="T2430">) || (e&lt;</text:span><text:span text:style-name="T2431">0</text:span><text:span text:style-name="T2432"><text:s/>&amp;&amp; f&lt;</text:span><text:span text:style-name="T2433">0</text:span><text:span text:style-name="T2434">) ? e*f :<text:s/></text:span><text:span text:style-name="T2435">"Islem yapamam"</text:span><text:span text:style-name="T2436">;</text:span></text:p>
      <text:p text:style-name="P341"><text:span text:style-name="T2437"><text:s text:c="8"/></text:span><text:span text:style-name="T2438">System.out.println(islem);</text:span></text:p>
      <text:p text:style-name="P342"><text:span text:style-name="T2439">​</text:span></text:p>
      <text:p text:style-name="P343"><text:span text:style-name="T2439"><text:s text:c="8"/></text:span><text:span text:style-name="T2440">//Note: Java'da her class'in en az bir tane "parent" class'i vardir.</text:span></text:p>
      <text:p text:style-name="P343"><text:span text:style-name="T2441"><text:s text:c="8"/></text:span><text:span text:style-name="T2442">//<text:s text:c="6"/>Sadece "Object" class'in "parent" class'i yoktur.</text:span></text:p>
      <text:p text:style-name="P343"><text:span text:style-name="T2443"><text:s text:c="4"/></text:span><text:span text:style-name="T2444">}</text:span></text:p>
      <text:p text:style-name="P344"><text:span text:style-name="T2444">}</text:span></text:p>
      <text:p text:style-name="P345"><text:span text:style-name="T2445"/></text:p>
      <text:p text:style-name="P345"><text:span text:style-name="T2445"/></text:p>
      <text:p text:style-name="P345"><text:span text:style-name="T2446">********************************************************</text:span></text:p>
      <text:p text:style-name="P345"><text:span text:style-name="T2447"/></text:p>
      <text:p text:style-name="P345"><text:span text:style-name="T2448">package</text:span><text:span text:style-name="T2449"><text:s/>day07ternarystringmanipulation;</text:span></text:p>
      <text:p text:style-name="P346"><text:span text:style-name="T2450">​</text:span></text:p>
      <text:p text:style-name="P346"><text:span text:style-name="T2451">public</text:span><text:span text:style-name="T2452"><text:s/></text:span><text:span text:style-name="T2453">class</text:span><text:span text:style-name="T2454"><text:s/></text:span><text:span text:style-name="T2455">NestedTernary01</text:span><text:span text:style-name="T2456"><text:s/>{</text:span></text:p>
      <text:p text:style-name="P346"><text:span text:style-name="T2457">​</text:span></text:p>
      <text:p text:style-name="P347"><text:span text:style-name="T2457"><text:s text:c="4"/></text:span><text:span text:style-name="T2458">public</text:span><text:span text:style-name="T2459"><text:s/></text:span><text:span text:style-name="T2460">static</text:span><text:span text:style-name="T2461"><text:s/></text:span><text:span text:style-name="T2462">void</text:span><text:span text:style-name="T2463"><text:s/>main(</text:span><text:span text:style-name="T2464">String</text:span><text:span text:style-name="T2465">[] args) {</text:span></text:p>
      <text:p text:style-name="P348"><text:span text:style-name="T2466">​</text:span></text:p>
      <text:p text:style-name="P349"><text:span text:style-name="T2466"><text:s text:c="9"/></text:span><text:span text:style-name="T2467">/*</text:span></text:p>
      <text:p text:style-name="P349"><text:span text:style-name="T2468"><text:s text:c="12"/></text:span><text:span text:style-name="T2469">Verilen yilin "Leap Year"(Artik Yil) olup olmadigini kontrol eden kodu yaziniz.</text:span></text:p>
      <text:p text:style-name="P349"><text:span text:style-name="T2470"><text:s text:c="16"/></text:span><text:span text:style-name="T2471">i)Yil 100 e bolunurse 400 e de bolunmelidir ==&gt; 1600+<text:s text:c="4"/>1800-</text:span></text:p>
      <text:p text:style-name="P349"><text:span text:style-name="T2472"><text:s text:c="16"/></text:span><text:span text:style-name="T2473">ii)Yil 100'e bolunmezse 4 e bolunmelidir ==&gt; 1996+<text:s text:c="4"/>2001-</text:span></text:p>
      <text:p text:style-name="P349"><text:span text:style-name="T2474"><text:s text:c="9"/></text:span><text:span text:style-name="T2475">*/</text:span></text:p>
      <text:p text:style-name="P349"><text:span text:style-name="T2476"><text:s text:c="8"/></text:span><text:span text:style-name="T2477">int</text:span><text:span text:style-name="T2478"><text:s/>year =<text:s/></text:span><text:span text:style-name="T2479">2001</text:span><text:span text:style-name="T2480">;</text:span></text:p>
      <text:p text:style-name="P349"><text:span text:style-name="T2481"><text:s text:c="8"/></text:span><text:span text:style-name="T2482">String</text:span><text:span text:style-name="T2483"><text:s/>leap = year%</text:span><text:span text:style-name="T2484">100</text:span><text:span text:style-name="T2485">==</text:span><text:span text:style-name="T2486">0</text:span><text:span text:style-name="T2487"><text:s/>? (year%</text:span><text:span text:style-name="T2488">400</text:span><text:span text:style-name="T2489">==</text:span><text:span text:style-name="T2490">0</text:span><text:span text:style-name="T2491"><text:s/>?<text:s/></text:span><text:span text:style-name="T2492">"Leap year"</text:span><text:span text:style-name="T2493"><text:s/>:<text:s/></text:span><text:span text:style-name="T2494">"Leap year degil"</text:span><text:span text:style-name="T2495">) : (year%</text:span><text:span text:style-name="T2496">4</text:span><text:span text:style-name="T2497">==</text:span><text:span text:style-name="T2498">0</text:span><text:span text:style-name="T2499"><text:s/>?<text:s/></text:span><text:span text:style-name="T2500">"Leap year"</text:span><text:span text:style-name="T2501"><text:s/>:<text:s/></text:span><text:span text:style-name="T2502">"Leap year degil"</text:span><text:span text:style-name="T2503">);</text:span></text:p>
      <text:p text:style-name="P349"><text:span text:style-name="T2504"><text:s text:c="8"/></text:span><text:span text:style-name="T2505">System.out.println(leap);</text:span></text:p>
      <text:p text:style-name="P350"><text:span text:style-name="T2506">​</text:span></text:p>
      <text:p text:style-name="P351"><text:span text:style-name="T2506"><text:s text:c="8"/></text:span><text:span text:style-name="T2507">/*</text:span></text:p>
      <text:p text:style-name="P351"><text:span text:style-name="T2508"><text:s text:c="12"/></text:span><text:span text:style-name="T2509">Asagidaki kurallara gore password'un gecerli olup olmadigini kontrol eden kodu yaziniz</text:span></text:p>
      <text:p text:style-name="P351"><text:span text:style-name="T2510"><text:s text:c="12"/></text:span><text:span text:style-name="T2511">i)Sekiz karakterden fazla veya sekiz karakter varsa ilk harfi 'i' olmalidir</text:span></text:p>
      <text:p text:style-name="P351"><text:span text:style-name="T2512"><text:s text:c="12"/></text:span><text:span text:style-name="T2513">ii)Sekiz karakterden az karakter varsa ilk harfi 'K' olmalidir</text:span></text:p>
      <text:p text:style-name="P351"><text:span text:style-name="T2514"><text:s text:c="8"/></text:span><text:span text:style-name="T2515">*/</text:span></text:p>
      <text:p text:style-name="P351"><text:span text:style-name="T2516"><text:s text:c="8"/></text:span><text:span text:style-name="T2517">String</text:span><text:span text:style-name="T2518"><text:s/>pwd =<text:s/></text:span><text:span text:style-name="T2519">"K2a3"</text:span><text:span text:style-name="T2520">;</text:span></text:p>
      <text:p text:style-name="P351"><text:span text:style-name="T2521"><text:s text:c="8"/></text:span><text:span text:style-name="T2522">char</text:span><text:span text:style-name="T2523"><text:s/>ilkHarf = pwd.charAt(</text:span><text:span text:style-name="T2524">0</text:span><text:span text:style-name="T2525">);</text:span></text:p>
      <text:p text:style-name="P351"><text:span text:style-name="T2526"><text:s text:c="8"/></text:span><text:span text:style-name="T2527">String</text:span><text:span text:style-name="T2528"><text:s/>gecerli = pwd.length()&lt;</text:span><text:span text:style-name="T2529">8</text:span><text:span text:style-name="T2530"><text:s/>? (ilkHarf==</text:span><text:span text:style-name="T2531">'K'</text:span><text:span text:style-name="T2532"><text:s/>?<text:s/></text:span><text:span text:style-name="T2533">"Gecerli"</text:span><text:span text:style-name="T2534"><text:s/>:<text:s/></text:span><text:span text:style-name="T2535">"Gecersiz"</text:span><text:span text:style-name="T2536">) : (ilkHarf==</text:span><text:span text:style-name="T2537">'i'</text:span><text:span text:style-name="T2538"><text:s/>?<text:s/></text:span><text:span text:style-name="T2539">"Gecerli"</text:span><text:span text:style-name="T2540"><text:s/>:<text:s/></text:span><text:span text:style-name="T2541">"Gecersiz"</text:span><text:span text:style-name="T2542">);</text:span></text:p>
      <text:p text:style-name="P352"><text:span text:style-name="T2543">​</text:span></text:p>
      <text:p text:style-name="P353"><text:span text:style-name="T2543"><text:s text:c="8"/></text:span><text:span text:style-name="T2544">System.out.println(gecerli);</text:span></text:p>
      <text:p text:style-name="P353"><text:span text:style-name="T2545"><text:s text:c="4"/></text:span><text:span text:style-name="T2546">}</text:span></text:p>
      <text:p text:style-name="P354"><text:span text:style-name="T2546">}</text:span></text:p>
      <text:p text:style-name="P355"><text:span text:style-name="T2547"/></text:p>
      <text:p text:style-name="P355"><text:span text:style-name="T2548">********************************************************</text:span></text:p>
      <text:p text:style-name="P355"><text:span text:style-name="T2549"/></text:p>
      <text:p text:style-name="P355"><text:span text:style-name="T2550">package</text:span><text:span text:style-name="T2551"><text:s/>day07ternarystringmanipulation;</text:span></text:p>
      <text:p text:style-name="P356"><text:span text:style-name="T2552">​</text:span></text:p>
      <text:p text:style-name="P356"><text:span text:style-name="T2553">public</text:span><text:span text:style-name="T2554"><text:s/></text:span><text:span text:style-name="T2555">class</text:span><text:span text:style-name="T2556"><text:s/></text:span><text:span text:style-name="T2557">StringManipulations01</text:span><text:span text:style-name="T2558"><text:s/>{</text:span></text:p>
      <text:p text:style-name="P356"><text:span text:style-name="T2559">​</text:span></text:p>
      <text:p text:style-name="P357"><text:span text:style-name="T2559"><text:s text:c="4"/></text:span><text:span text:style-name="T2560">public</text:span><text:span text:style-name="T2561"><text:s/></text:span><text:span text:style-name="T2562">static</text:span><text:span text:style-name="T2563"><text:s/></text:span><text:span text:style-name="T2564">void</text:span><text:span text:style-name="T2565"><text:s/>main(</text:span><text:span text:style-name="T2566">String</text:span><text:span text:style-name="T2567">[] args) {</text:span></text:p>
      <text:p text:style-name="P358"><text:span text:style-name="T2568">​</text:span></text:p>
      <text:p text:style-name="P359"><text:span text:style-name="T2568"><text:s text:c="8"/></text:span><text:span text:style-name="T2569">/*</text:span></text:p>
      <text:p text:style-name="P359"><text:span text:style-name="T2570"><text:s text:c="52"/></text:span><text:span text:style-name="T2571">String Class Methodlari</text:span></text:p>
      <text:p text:style-name="P360"><text:span text:style-name="T2572">​</text:span></text:p>
      <text:p text:style-name="P361"><text:span text:style-name="T2572"><text:s text:c="16"/></text:span><text:span text:style-name="T2573">1)equals(): i)Iki tane String'in ayni olup olmadigini anlamamiza yarar.</text:span></text:p>
      <text:p text:style-name="P361"><text:span text:style-name="T2574"><text:s text:c="28"/></text:span><text:span text:style-name="T2575">ii)equals() method'u "boolean" return eder.</text:span></text:p>
      <text:p text:style-name="P362"><text:span text:style-name="T2576">​</text:span></text:p>
      <text:p text:style-name="P363"><text:span text:style-name="T2576"><text:s text:c="16"/></text:span><text:span text:style-name="T2577">2)equalsIgnoreCase(): i) Iki tane String'in ayni olup olmadigini buyuk harf kucuk harfe dikkat etmeden anlamamiza yarar.</text:span></text:p>
      <text:p text:style-name="P363"><text:span text:style-name="T2578"><text:s text:c="38"/></text:span><text:span text:style-name="T2579">ii) equalsIgnoreCase() method'u "boolean" return eder.</text:span></text:p>
      <text:p text:style-name="P364"><text:span text:style-name="T2580">​</text:span></text:p>
      <text:p text:style-name="P365"><text:span text:style-name="T2580"><text:s text:c="16"/></text:span><text:span text:style-name="T2581">3)toLowerCase(): i)Bir String'deki tum harfleri kucuk harfe cevirmek icin kullanilir.</text:span></text:p>
      <text:p text:style-name="P365"><text:span text:style-name="T2582"><text:s text:c="33"/></text:span><text:span text:style-name="T2583">ii) toLowerCase() method'u "String" return eder</text:span></text:p>
      <text:p text:style-name="P366"><text:span text:style-name="T2584">​</text:span></text:p>
      <text:p text:style-name="P367"><text:span text:style-name="T2584"><text:s text:c="16"/></text:span><text:span text:style-name="T2585">4)toUpperCase(): i)Bir String'deki tum harfleri buyuk harfe cevirmek icin kullanilir.</text:span></text:p>
      <text:p text:style-name="P367"><text:span text:style-name="T2586"><text:s text:c="33"/></text:span><text:span text:style-name="T2587">ii) toUpperCase() method'u "String" return eder</text:span></text:p>
      <text:p text:style-name="P368"><text:span text:style-name="T2588">​</text:span></text:p>
      <text:p text:style-name="P369"><text:span text:style-name="T2588"><text:s text:c="16"/></text:span><text:span text:style-name="T2589">5)charAt(): i) Bir String'den belli bir index'deki characteri almak icin kullanilir.</text:span></text:p>
      <text:p text:style-name="P369"><text:span text:style-name="T2590"><text:s text:c="29"/></text:span><text:span text:style-name="T2591">ii) charAt() method'u "char" return eder.</text:span></text:p>
      <text:p text:style-name="P370"><text:span text:style-name="T2592">​</text:span></text:p>
      <text:p text:style-name="P371"><text:span text:style-name="T2592"><text:s text:c="16"/></text:span><text:span text:style-name="T2593">6)length(): i) Bir String'de kac tane character kullanildigini ogrenmek icin kullanilir</text:span></text:p>
      <text:p text:style-name="P371"><text:span text:style-name="T2594"><text:s text:c="28"/></text:span><text:span text:style-name="T2595">ii) length() method'u "int" return eder.</text:span></text:p>
      <text:p text:style-name="P372"><text:span text:style-name="T2596">​</text:span></text:p>
      <text:p text:style-name="P373"><text:span text:style-name="T2596"><text:s text:c="16"/></text:span><text:span text:style-name="T2597">7)contains(): i)Bir String'de belli bir characterin veya characterlerin var olup olmadigini anlamak icin kullanilir</text:span></text:p>
      <text:p text:style-name="P373"><text:span text:style-name="T2598"><text:s text:c="30"/></text:span><text:span text:style-name="T2599">ii) contains() method'u "boolean" return eder.</text:span></text:p>
      <text:p text:style-name="P374"><text:span text:style-name="T2600">​</text:span></text:p>
      <text:p text:style-name="P375"><text:span text:style-name="T2600"><text:s text:c="16"/></text:span><text:span text:style-name="T2601">8)split(): i)Bir String'i istedigimiz character'den parcalamaya yarar</text:span></text:p>
      <text:p text:style-name="P375"><text:span text:style-name="T2602"><text:s text:c="27"/></text:span><text:span text:style-name="T2603">ii)split() method'u "Array" return eder.</text:span></text:p>
      <text:p text:style-name="P375"><text:span text:style-name="T2604"><text:s text:c="9"/></text:span><text:span text:style-name="T2605">*/</text:span></text:p>
      <text:p text:style-name="P376"><text:span text:style-name="T2606">​</text:span></text:p>
      <text:p text:style-name="P377"><text:span text:style-name="T2606"><text:s text:c="8"/></text:span><text:span text:style-name="T2607">/*</text:span></text:p>
      <text:p text:style-name="P377"><text:span text:style-name="T2608"><text:s text:c="16"/></text:span><text:span text:style-name="T2609">Bir password'un gecerli olup olmadigini asagidaki kurallara gore kontrol eden kodu yaziniz.</text:span></text:p>
      <text:p text:style-name="P377"><text:span text:style-name="T2610"><text:s text:c="28"/></text:span><text:span text:style-name="T2611">i)En az 8 character icermeli</text:span></text:p>
      <text:p text:style-name="P377"><text:span text:style-name="T2612"><text:s text:c="28"/></text:span><text:span text:style-name="T2613">ii)Space characteri icermemeli</text:span></text:p>
      <text:p text:style-name="P377"><text:span text:style-name="T2614"><text:s text:c="28"/></text:span><text:span text:style-name="T2615">iii)Ilk harfi "M" veya "m" olmali</text:span></text:p>
      <text:p text:style-name="P377"><text:span text:style-name="T2616"><text:s text:c="28"/></text:span><text:span text:style-name="T2617">iv)Son characteri "?" olmali</text:span></text:p>
      <text:p text:style-name="P378"><text:span text:style-name="T2618">​</text:span></text:p>
      <text:p text:style-name="P379"><text:span text:style-name="T2618"><text:s text:c="9"/></text:span><text:span text:style-name="T2619">*/</text:span></text:p>
      <text:p text:style-name="P380"><text:span text:style-name="T2620">​</text:span></text:p>
      <text:p text:style-name="P381"><text:span text:style-name="T2620"><text:s text:c="8"/></text:span><text:span text:style-name="T2621">String</text:span><text:span text:style-name="T2622"><text:s/>pwd =<text:s/></text:span><text:span text:style-name="T2623">"manisa12?"</text:span><text:span text:style-name="T2624">;</text:span></text:p>
      <text:p text:style-name="P382"><text:span text:style-name="T2625">​</text:span></text:p>
      <text:p text:style-name="P383"><text:span text:style-name="T2625"><text:s text:c="8"/></text:span><text:span text:style-name="T2626">//i)En az 8 character icermeli</text:span></text:p>
      <text:p text:style-name="P383"><text:span text:style-name="T2627"><text:s text:c="8"/></text:span><text:span text:style-name="T2628">boolean</text:span><text:span text:style-name="T2629"><text:s/>first = pwd.length()&gt;</text:span><text:span text:style-name="T2630">7</text:span><text:span text:style-name="T2631">;</text:span></text:p>
      <text:p text:style-name="P384"><text:span text:style-name="T2632">​</text:span></text:p>
      <text:p text:style-name="P385"><text:span text:style-name="T2632"><text:s text:c="8"/></text:span><text:span text:style-name="T2633">//ii)Space characteri icermemeli</text:span></text:p>
      <text:p text:style-name="P385"><text:span text:style-name="T2634"><text:s text:c="8"/></text:span><text:span text:style-name="T2635">boolean</text:span><text:span text:style-name="T2636"><text:s/>second = !pwd.contains(</text:span><text:span text:style-name="T2637">" "</text:span><text:span text:style-name="T2638">);</text:span></text:p>
      <text:p text:style-name="P386"><text:span text:style-name="T2639">​</text:span></text:p>
      <text:p text:style-name="P387"><text:span text:style-name="T2639"><text:s text:c="8"/></text:span><text:span text:style-name="T2640">//iii)Ilk harfi "M" veya "m" olmali</text:span></text:p>
      <text:p text:style-name="P387"><text:span text:style-name="T2641"><text:s text:c="8"/></text:span><text:span text:style-name="T2642">boolean</text:span><text:span text:style-name="T2643"><text:s/>third = pwd.charAt(</text:span><text:span text:style-name="T2644">0</text:span><text:span text:style-name="T2645">)==</text:span><text:span text:style-name="T2646">'M'</text:span><text:span text:style-name="T2647"><text:s/>|| pwd.charAt(</text:span><text:span text:style-name="T2648">0</text:span><text:span text:style-name="T2649">)==</text:span><text:span text:style-name="T2650">'m'</text:span><text:span text:style-name="T2651">;</text:span></text:p>
      <text:p text:style-name="P388"><text:span text:style-name="T2652">​</text:span></text:p>
      <text:p text:style-name="P389"><text:span text:style-name="T2652"><text:s text:c="8"/></text:span><text:span text:style-name="T2653">//iv)Son characteri "?" olmali</text:span></text:p>
      <text:p text:style-name="P389"><text:span text:style-name="T2654"><text:s text:c="8"/></text:span><text:span text:style-name="T2655">boolean</text:span><text:span text:style-name="T2656"><text:s/>fourth = pwd.charAt(pwd.length()-</text:span><text:span text:style-name="T2657">1</text:span><text:span text:style-name="T2658">)==</text:span><text:span text:style-name="T2659">'?'</text:span><text:span text:style-name="T2660">;</text:span></text:p>
      <text:p text:style-name="P390"><text:span text:style-name="T2661">​</text:span></text:p>
      <text:p text:style-name="P391"><text:span text:style-name="T2661"><text:s text:c="8"/></text:span><text:span text:style-name="T2662">System.out.println(first &amp;&amp; second &amp;&amp; third &amp;&amp; fourth);</text:span></text:p>
      <text:p text:style-name="P391"><text:span text:style-name="T2663"><text:s text:c="4"/></text:span><text:span text:style-name="T2664">}</text:span></text:p>
      <text:p text:style-name="P392"><text:span text:style-name="T2664">}</text:span></text:p>
      <text:p text:style-name="P393"><text:span text:style-name="T2665"/></text:p>
      <text:p text:style-name="P393"><text:span text:style-name="T2666">***********************************************************************</text:span></text:p>
      <text:p text:style-name="P393"><text:span text:style-name="T2667"/></text:p>
      <text:p text:style-name="P393"><text:span text:style-name="T2668">package</text:span><text:span text:style-name="T2669"><text:s/>day08stringmanipulations;</text:span></text:p>
      <text:p text:style-name="P394"><text:span text:style-name="T2670">​</text:span></text:p>
      <text:p text:style-name="P394"><text:span text:style-name="T2671">import</text:span><text:span text:style-name="T2672"><text:s/>java.util.Scanner;</text:span></text:p>
      <text:p text:style-name="P394"><text:span text:style-name="T2673">​</text:span></text:p>
      <text:p text:style-name="P394"><text:span text:style-name="T2674">public</text:span><text:span text:style-name="T2675"><text:s/></text:span><text:span text:style-name="T2676">class</text:span><text:span text:style-name="T2677"><text:s/></text:span><text:span text:style-name="T2678">StringManipulations01</text:span><text:span text:style-name="T2679"><text:s/>{</text:span></text:p>
      <text:p text:style-name="P394"><text:span text:style-name="T2680">​</text:span></text:p>
      <text:p text:style-name="P395"><text:span text:style-name="T2680"><text:s text:c="4"/></text:span><text:span text:style-name="T2681">public</text:span><text:span text:style-name="T2682"><text:s/></text:span><text:span text:style-name="T2683">static</text:span><text:span text:style-name="T2684"><text:s/></text:span><text:span text:style-name="T2685">void</text:span><text:span text:style-name="T2686"><text:s/>main(</text:span><text:span text:style-name="T2687">String</text:span><text:span text:style-name="T2688">[] args) {</text:span></text:p>
      <text:p text:style-name="P396"><text:span text:style-name="T2689">​</text:span></text:p>
      <text:p text:style-name="P397"><text:span text:style-name="T2689"><text:s text:c="8"/></text:span><text:span text:style-name="T2690">//Example 1: Kullanicidan aldiginiz isimin ilk ve son harfini ekrana yazdiriniz</text:span></text:p>
      <text:p text:style-name="P397"><text:span text:style-name="T2691"><text:s text:c="8"/></text:span><text:span text:style-name="T2692">//<text:s text:c="11"/>Ramazan ==&gt; Rn</text:span></text:p>
      <text:p text:style-name="P397"><text:span text:style-name="T2693"><text:s text:c="8"/></text:span><text:span text:style-name="T2694">Scanner input =<text:s/></text:span><text:span text:style-name="T2695">new</text:span><text:span text:style-name="T2696"><text:s/>Scanner(System.in);</text:span></text:p>
      <text:p text:style-name="P398"><text:span text:style-name="T2697">//<text:s text:c="8"/>System.out.println("Lutfen isminizi giriniz...");</text:span></text:p>
      <text:p text:style-name="P398"><text:span text:style-name="T2697">//<text:s text:c="8"/>String isim = input.next();</text:span></text:p>
      <text:p text:style-name="P398"><text:span text:style-name="T2698">​</text:span></text:p>
      <text:p text:style-name="P399"><text:span text:style-name="T2698"><text:s text:c="8"/></text:span><text:span text:style-name="T2699">//1.Yol:</text:span></text:p>
      <text:p text:style-name="P400"><text:span text:style-name="T2699">//<text:s text:c="8"/>char ilkHarf = isim.charAt(0);</text:span></text:p>
      <text:p text:style-name="P400"><text:span text:style-name="T2699">//<text:s text:c="8"/>char sonHarf = isim.charAt(isim.length()-1);//Yazdiginiz code sadece bazi durumlar icin calisirsa o code'a "Hard Coding" denir.</text:span></text:p>
      <text:p text:style-name="P400"><text:span text:style-name="T2699">//<text:s text:c="52"/>//Yazdiginiz code her durum icin calisirsa o code'a "Dynamic Coding" denir.</text:span></text:p>
      <text:p text:style-name="P400"><text:span text:style-name="T2699">//<text:s text:c="8"/>System.out.println("" + ilkHarf + sonHarf);</text:span></text:p>
      <text:p text:style-name="P400"><text:span text:style-name="T2699">//</text:span></text:p>
      <text:p text:style-name="P400"><text:span text:style-name="T2699">//<text:s text:c="8"/>//2.Yol:</text:span></text:p>
      <text:p text:style-name="P400"><text:span text:style-name="T2699">//<text:s text:c="8"/>String ilk = isim.substring(0,1);</text:span></text:p>
      <text:p text:style-name="P400"><text:span text:style-name="T2699">//<text:s text:c="8"/>String son = isim.substring(isim.length()-1);</text:span></text:p>
      <text:p text:style-name="P400"><text:span text:style-name="T2699">//<text:s text:c="8"/>System.out.println(ilk + son);</text:span></text:p>
      <text:p text:style-name="P400"><text:span text:style-name="T2700">​</text:span></text:p>
      <text:p text:style-name="P401"><text:span text:style-name="T2700"><text:s text:c="8"/></text:span><text:span text:style-name="T2701">//Example 2: Verilen String'deki sadece hayvan isimlerini ekrana yazdiriniz</text:span></text:p>
      <text:p text:style-name="P401"><text:span text:style-name="T2702"><text:s text:c="8"/></text:span><text:span text:style-name="T2703">//<text:s text:c="11"/>"Ben kedi, esim tavuk, oglum sever inek"</text:span></text:p>
      <text:p text:style-name="P402"><text:span text:style-name="T2704">​</text:span></text:p>
      <text:p text:style-name="P403"><text:span text:style-name="T2704"><text:s text:c="8"/></text:span><text:span text:style-name="T2705">String</text:span><text:span text:style-name="T2706"><text:s/>str =<text:s/></text:span><text:span text:style-name="T2707">"Ben kedi, esim tavuk, oglum sever inek"</text:span><text:span text:style-name="T2708">;</text:span></text:p>
      <text:p text:style-name="P404"><text:span text:style-name="T2709">​</text:span></text:p>
      <text:p text:style-name="P405"><text:span text:style-name="T2709"><text:s text:c="8"/></text:span><text:span text:style-name="T2710">//substring() in iki kullanimi vardir.</text:span></text:p>
      <text:p text:style-name="P405"><text:span text:style-name="T2711"><text:s text:c="8"/></text:span><text:span text:style-name="T2712">//1)substring(baslangic indexi, bitis indexi) String'in ortasindan bir parca almaya yarar</text:span></text:p>
      <text:p text:style-name="P405"><text:span text:style-name="T2713"><text:s text:c="8"/></text:span><text:span text:style-name="T2714">//2)substring(baslangic indexi) String'in verilen index'ten sonuna kadar almaya yarar</text:span></text:p>
      <text:p text:style-name="P405"><text:span text:style-name="T2715"><text:s text:c="8"/></text:span><text:span text:style-name="T2716">String</text:span><text:span text:style-name="T2717"><text:s/>kedi = str.substring(</text:span><text:span text:style-name="T2718">4</text:span><text:span text:style-name="T2719">,<text:s/></text:span><text:span text:style-name="T2720">8</text:span><text:span text:style-name="T2721">);</text:span></text:p>
      <text:p text:style-name="P405"><text:span text:style-name="T2722"><text:s text:c="8"/></text:span><text:span text:style-name="T2723">String</text:span><text:span text:style-name="T2724"><text:s/>tavuk = str.substring(</text:span><text:span text:style-name="T2725">15</text:span><text:span text:style-name="T2726">,<text:s/></text:span><text:span text:style-name="T2727">20</text:span><text:span text:style-name="T2728">);</text:span></text:p>
      <text:p text:style-name="P405"><text:span text:style-name="T2729"><text:s text:c="8"/></text:span><text:span text:style-name="T2730">String</text:span><text:span text:style-name="T2731"><text:s/>inek = str.substring(</text:span><text:span text:style-name="T2732">34</text:span><text:span text:style-name="T2733">);</text:span></text:p>
      <text:p text:style-name="P405"><text:span text:style-name="T2734"><text:s text:c="8"/></text:span><text:span text:style-name="T2735">System.out.println(kedi + tavuk + inek);</text:span></text:p>
      <text:p text:style-name="P406"><text:span text:style-name="T2736">​</text:span></text:p>
      <text:p text:style-name="P407"><text:span text:style-name="T2736"><text:s text:c="8"/></text:span><text:span text:style-name="T2737">//Example 3: Ilk isim ve soy isimi iceren isimlerden ilk ve soyisimlerin basharflerini ekrana yazdiriniz</text:span></text:p>
      <text:p text:style-name="P407"><text:span text:style-name="T2738"><text:s text:c="8"/></text:span><text:span text:style-name="T2739">//<text:s text:c="11"/>Ali Can ==&gt; AC<text:s text:c="7"/>Tahsin Yurdakul ==&gt; TY</text:span></text:p>
      <text:p text:style-name="P407"><text:span text:style-name="T2740"><text:s text:c="8"/></text:span><text:span text:style-name="T2741">System.out.println(</text:span><text:span text:style-name="T2742">"Ilk ve soy isminizi giriniz"</text:span><text:span text:style-name="T2743">);</text:span></text:p>
      <text:p text:style-name="P407"><text:span text:style-name="T2744"><text:s text:c="8"/></text:span><text:span text:style-name="T2745">String</text:span><text:span text:style-name="T2746"><text:s/>tamIsim = input.nextLine();</text:span></text:p>
      <text:p text:style-name="P408"><text:span text:style-name="T2747">​</text:span></text:p>
      <text:p text:style-name="P409"><text:span text:style-name="T2747"><text:s text:c="8"/></text:span><text:span text:style-name="T2748">String</text:span><text:span text:style-name="T2749"><text:s/>a = tamIsim.substring(</text:span><text:span text:style-name="T2750">0</text:span><text:span text:style-name="T2751">,<text:s/></text:span><text:span text:style-name="T2752">1</text:span><text:span text:style-name="T2753">);</text:span></text:p>
      <text:p text:style-name="P409"><text:span text:style-name="T2754"><text:s text:c="8"/></text:span><text:span text:style-name="T2755">String</text:span><text:span text:style-name="T2756"><text:s/>b = tamIsim.split(</text:span><text:span text:style-name="T2757">" "</text:span><text:span text:style-name="T2758">)[</text:span><text:span text:style-name="T2759">1</text:span><text:span text:style-name="T2760">].substring(</text:span><text:span text:style-name="T2761">0</text:span><text:span text:style-name="T2762">,<text:s/></text:span><text:span text:style-name="T2763">1</text:span><text:span text:style-name="T2764">);</text:span></text:p>
      <text:p text:style-name="P409"><text:span text:style-name="T2765"><text:s text:c="8"/></text:span><text:span text:style-name="T2766">System.out.println(a + b);</text:span></text:p>
      <text:p text:style-name="P409"><text:span text:style-name="T2767"><text:s text:c="4"/></text:span><text:span text:style-name="T2768">}</text:span></text:p>
      <text:p text:style-name="P410"><text:span text:style-name="T2768">}</text:span></text:p>
      <text:p text:style-name="P411"><text:span text:style-name="T2769"/></text:p>
      <text:p text:style-name="P411"><text:span text:style-name="T2769"/></text:p>
      <text:p text:style-name="P411"><text:span text:style-name="T2770">*******************************************</text:span></text:p>
      <text:p text:style-name="P411"><text:span text:style-name="T2771"/></text:p>
      <text:p text:style-name="P411"><text:span text:style-name="T2772">package</text:span><text:span text:style-name="T2773"><text:s/>day08stringmanipulations;</text:span></text:p>
      <text:p text:style-name="P412"><text:span text:style-name="T2774">​</text:span></text:p>
      <text:p text:style-name="P412"><text:span text:style-name="T2775">public</text:span><text:span text:style-name="T2776"><text:s/></text:span><text:span text:style-name="T2777">class</text:span><text:span text:style-name="T2778"><text:s/></text:span><text:span text:style-name="T2779">StringManipulations02</text:span><text:span text:style-name="T2780"><text:s/>{</text:span></text:p>
      <text:p text:style-name="P412"><text:span text:style-name="T2781">​</text:span></text:p>
      <text:p text:style-name="P413"><text:span text:style-name="T2781"><text:s text:c="4"/></text:span><text:span text:style-name="T2782">public</text:span><text:span text:style-name="T2783"><text:s/></text:span><text:span text:style-name="T2784">static</text:span><text:span text:style-name="T2785"><text:s/></text:span><text:span text:style-name="T2786">void</text:span><text:span text:style-name="T2787"><text:s/>main(</text:span><text:span text:style-name="T2788">String</text:span><text:span text:style-name="T2789">[] args) {</text:span></text:p>
      <text:p text:style-name="P414"><text:span text:style-name="T2790">​</text:span></text:p>
      <text:p text:style-name="P415"><text:span text:style-name="T2790"><text:s text:c="8"/></text:span><text:span text:style-name="T2791">//Example 1: Bir String'deki space haric kac tane character kullanildigini gosteren kodu yaziniz</text:span></text:p>
      <text:p text:style-name="P415"><text:span text:style-name="T2792"><text:s text:c="8"/></text:span><text:span text:style-name="T2793">//<text:s text:c="11"/>"Ali okula gitti." ==&gt; 14</text:span></text:p>
      <text:p text:style-name="P415"><text:span text:style-name="T2794"><text:s text:c="8"/></text:span><text:span text:style-name="T2795">String</text:span><text:span text:style-name="T2796"><text:s/>str =<text:s/></text:span><text:span text:style-name="T2797">"Ali okula gitti."</text:span><text:span text:style-name="T2798">;</text:span></text:p>
      <text:p text:style-name="P416"><text:span text:style-name="T2799">​</text:span></text:p>
      <text:p text:style-name="P417"><text:span text:style-name="T2799"><text:s text:c="8"/></text:span><text:span text:style-name="T2800">//replace() method'u bir String'deki herhangi bir karakteri veya karakterleri degistirmek icin kullanilir.</text:span></text:p>
      <text:p text:style-name="P417"><text:span text:style-name="T2801"><text:s text:c="8"/></text:span><text:span text:style-name="T2802">int</text:span><text:span text:style-name="T2803"><text:s/>num = str.replace(</text:span><text:span text:style-name="T2804">" "</text:span><text:span text:style-name="T2805">,<text:s/></text:span><text:span text:style-name="T2806">""</text:span><text:span text:style-name="T2807">).length();</text:span></text:p>
      <text:p text:style-name="P417"><text:span text:style-name="T2808"><text:s text:c="8"/></text:span><text:span text:style-name="T2809">System.out.println(num);</text:span></text:p>
      <text:p text:style-name="P418"><text:span text:style-name="T2810">​</text:span></text:p>
      <text:p text:style-name="P419"><text:span text:style-name="T2810"><text:s text:c="8"/></text:span><text:span text:style-name="T2811">//Example 2: Bir String'deki tum 'a' harflerini 'A' ya ceviriniz.</text:span></text:p>
      <text:p text:style-name="P419"><text:span text:style-name="T2812"><text:s text:c="8"/></text:span><text:span text:style-name="T2813">String</text:span><text:span text:style-name="T2814"><text:s/>s =<text:s/></text:span><text:span text:style-name="T2815">"Ankara'nin tasina gozlerimin yasina bak."</text:span><text:span text:style-name="T2816">;</text:span></text:p>
      <text:p text:style-name="P419"><text:span text:style-name="T2817"><text:s text:c="8"/></text:span><text:span text:style-name="T2818">String</text:span><text:span text:style-name="T2819"><text:s/>yeniS = s.replace(</text:span><text:span text:style-name="T2820">"a"</text:span><text:span text:style-name="T2821">,<text:s/></text:span><text:span text:style-name="T2822">"A"</text:span><text:span text:style-name="T2823">);</text:span></text:p>
      <text:p text:style-name="P419"><text:span text:style-name="T2824"><text:s text:c="8"/></text:span><text:span text:style-name="T2825">System.out.println(yeniS);</text:span><text:span text:style-name="T2826">//AnkArA'nin tAsinA gozlerimin yAsinA bAk.</text:span></text:p>
      <text:p text:style-name="P420"><text:span text:style-name="T2827">​</text:span></text:p>
      <text:p text:style-name="P421"><text:span text:style-name="T2827"><text:s text:c="8"/></text:span><text:span text:style-name="T2828">//Example 3: Bir String'deki tum "kara" kelimelerinin yerine "*" koyunuz</text:span></text:p>
      <text:p text:style-name="P421"><text:span text:style-name="T2829"><text:s text:c="8"/></text:span><text:span text:style-name="T2830">String</text:span><text:span text:style-name="T2831"><text:s/>t =<text:s/></text:span><text:span text:style-name="T2832">"Kara kara dusunme Ankara"</text:span><text:span text:style-name="T2833">;</text:span></text:p>
      <text:p text:style-name="P421"><text:span text:style-name="T2834"><text:s text:c="8"/></text:span><text:span text:style-name="T2835">String</text:span><text:span text:style-name="T2836"><text:s/>yeniT = t.replace(</text:span><text:span text:style-name="T2837">"kara"</text:span><text:span text:style-name="T2838">,<text:s/></text:span><text:span text:style-name="T2839">"*"</text:span><text:span text:style-name="T2840">);</text:span></text:p>
      <text:p text:style-name="P421"><text:span text:style-name="T2841"><text:s text:c="8"/></text:span><text:span text:style-name="T2842">System.out.println(yeniT);</text:span><text:span text:style-name="T2843">//Kara * dusunme An*</text:span></text:p>
      <text:p text:style-name="P422"><text:span text:style-name="T2844">​</text:span></text:p>
      <text:p text:style-name="P423"><text:span text:style-name="T2844"><text:s text:c="8"/></text:span><text:span text:style-name="T2845">//Example 4: Bir String'deki tum sayilari "*" a ceviriniz</text:span></text:p>
      <text:p text:style-name="P423"><text:span text:style-name="T2846"><text:s text:c="8"/></text:span><text:span text:style-name="T2847">//<text:s text:c="11"/>"AC202117004" ==&gt; AC*********</text:span></text:p>
      <text:p text:style-name="P423"><text:span text:style-name="T2848"><text:s text:c="8"/></text:span><text:span text:style-name="T2849">String</text:span><text:span text:style-name="T2850"><text:s/>stdId =<text:s/></text:span><text:span text:style-name="T2851">"AC202117004"</text:span><text:span text:style-name="T2852">;</text:span></text:p>
      <text:p text:style-name="P423"><text:span text:style-name="T2853"><text:s text:c="8"/></text:span><text:span text:style-name="T2854">String</text:span><text:span text:style-name="T2855"><text:s/>yeniStdId = stdId.replaceAll(</text:span><text:span text:style-name="T2856">"[0-9]"</text:span><text:span text:style-name="T2857">,<text:s/></text:span><text:span text:style-name="T2858">"*"</text:span><text:span text:style-name="T2859">);</text:span></text:p>
      <text:p text:style-name="P423"><text:span text:style-name="T2860"><text:s text:c="8"/></text:span><text:span text:style-name="T2861">System.out.println(yeniStdId);</text:span><text:span text:style-name="T2862">// AC*********</text:span></text:p>
      <text:p text:style-name="P424"><text:span text:style-name="T2863">​</text:span></text:p>
      <text:p text:style-name="P425"><text:span text:style-name="T2863"><text:s text:c="8"/></text:span><text:span text:style-name="T2864">/*</text:span></text:p>
      <text:p text:style-name="P425"><text:span text:style-name="T2865"><text:s text:c="12"/></text:span><text:span text:style-name="T2866">Bir grup data'yi ifade eden kod'lara "Regex" denir.</text:span></text:p>
      <text:p text:style-name="P425"><text:span text:style-name="T2867"><text:s text:c="12"/></text:span><text:span text:style-name="T2868">"Regex" Regular Expressions in kisaltilmis halidir.</text:span></text:p>
      <text:p text:style-name="P426"><text:span text:style-name="T2869">​</text:span></text:p>
      <text:p text:style-name="P427"><text:span text:style-name="T2869"><text:s text:c="12"/></text:span><text:span text:style-name="T2870">1)Tum rakamlar ==&gt; [0-9]</text:span></text:p>
      <text:p text:style-name="P427"><text:span text:style-name="T2871"><text:s text:c="12"/></text:span><text:span text:style-name="T2872">2)Tum kucuk harfler ==&gt; [a-z]</text:span></text:p>
      <text:p text:style-name="P427"><text:span text:style-name="T2873"><text:s text:c="12"/></text:span><text:span text:style-name="T2874">3)Tum buyuk harfler ==&gt; [A-Z]</text:span></text:p>
      <text:p text:style-name="P427"><text:span text:style-name="T2875"><text:s text:c="12"/></text:span><text:span text:style-name="T2876">4)Tum harfler ==&gt; [a-zA-Z]</text:span></text:p>
      <text:p text:style-name="P427"><text:span text:style-name="T2877"><text:s text:c="12"/></text:span><text:span text:style-name="T2878">5)Sesli harfler ==&gt; [aeiouAEIOU]</text:span></text:p>
      <text:p text:style-name="P427"><text:span text:style-name="T2879"><text:s text:c="12"/></text:span><text:span text:style-name="T2880">6)Space ==&gt; [ ]</text:span></text:p>
      <text:p text:style-name="P427"><text:span text:style-name="T2881"><text:s text:c="12"/></text:span><text:span text:style-name="T2882">7)Tum rakamlar ve tum harfler ==&gt; [0-9a-zA-Z]</text:span></text:p>
      <text:p text:style-name="P427"><text:span text:style-name="T2883"><text:s text:c="12"/></text:span><text:span text:style-name="T2884">8)Tum noktalama isaretleri ==&gt;<text:s/></text:span><text:a xlink:href="//p{Punct"><text:span text:style-name="T2885">\\p{Punct</text:span></text:a><text:span text:style-name="T2886">}</text:span></text:p>
      <text:p text:style-name="P428"><text:span text:style-name="T2887">​</text:span></text:p>
      <text:p text:style-name="P429"><text:span text:style-name="T2887"><text:s text:c="12"/></text:span><text:span text:style-name="T2888">1)Rakamlar haric tum karakterler ==&gt; [^0-9]</text:span></text:p>
      <text:p text:style-name="P429"><text:span text:style-name="T2889"><text:s text:c="12"/></text:span><text:span text:style-name="T2890">2)Kucuk harfler haric tim karakterler ==&gt; [^a-z]</text:span></text:p>
      <text:p text:style-name="P429"><text:span text:style-name="T2891"><text:s text:c="12"/></text:span><text:span text:style-name="T2892">3)Buyuk harfler haric tum karakterler ==&gt; [^A-Z]</text:span></text:p>
      <text:p text:style-name="P429"><text:span text:style-name="T2893"><text:s text:c="12"/></text:span><text:span text:style-name="T2894">4)Tum harfler haric tum karakterler ==&gt; [^a-zA-Z]</text:span></text:p>
      <text:p text:style-name="P429"><text:span text:style-name="T2895"><text:s text:c="12"/></text:span><text:span text:style-name="T2896">5)Space haric ==&gt; [^ ]</text:span></text:p>
      <text:p text:style-name="P429"><text:span text:style-name="T2897"><text:s text:c="9"/></text:span><text:span text:style-name="T2898">*/</text:span></text:p>
      <text:p text:style-name="P430"><text:span text:style-name="T2899">​</text:span></text:p>
      <text:p text:style-name="P431"><text:span text:style-name="T2899"><text:s text:c="8"/></text:span><text:span text:style-name="T2900">//Example 5: Verilen bir String de kullanilan noktalama isareti ve rakamlar ve space karakteri haric</text:span></text:p>
      <text:p text:style-name="P431"><text:span text:style-name="T2901"><text:s text:c="8"/></text:span><text:span text:style-name="T2902">//<text:s text:c="11"/>tum karakterlerin sayisini bulan kodu yaziniz</text:span></text:p>
      <text:p text:style-name="P431"><text:span text:style-name="T2903"><text:s text:c="8"/></text:span><text:span text:style-name="T2904">String</text:span><text:span text:style-name="T2905"><text:s/>u =<text:s/></text:span><text:span text:style-name="T2906">"Ali 13 yasinda, dersem inanma!..."</text:span><text:span text:style-name="T2907">;</text:span></text:p>
      <text:p text:style-name="P431"><text:span text:style-name="T2908"><text:s text:c="8"/></text:span><text:span text:style-name="T2909">int</text:span><text:span text:style-name="T2910"><text:s/>sonuc = u.</text:span></text:p>
      <text:p text:style-name="P431"><text:span text:style-name="T2911"><text:s text:c="22"/></text:span><text:span text:style-name="T2912">replaceAll(</text:span><text:span text:style-name="T2913">"[0-9]"</text:span><text:span text:style-name="T2914">,<text:s/></text:span><text:span text:style-name="T2915">""</text:span><text:span text:style-name="T2916">).</text:span></text:p>
      <text:p text:style-name="P431"><text:span text:style-name="T2917"><text:s text:c="22"/></text:span><text:span text:style-name="T2918">replace(</text:span><text:span text:style-name="T2919">" "</text:span><text:span text:style-name="T2920">,<text:s/></text:span><text:span text:style-name="T2921">""</text:span><text:span text:style-name="T2922">).</text:span></text:p>
      <text:p text:style-name="P431"><text:span text:style-name="T2923"><text:s text:c="22"/></text:span><text:span text:style-name="T2924">replaceAll(</text:span><text:span text:style-name="T2925">"\\p{Punct}"</text:span><text:span text:style-name="T2926">,<text:s/></text:span><text:span text:style-name="T2927">""</text:span><text:span text:style-name="T2928">).</text:span></text:p>
      <text:p text:style-name="P431"><text:span text:style-name="T2929"><text:s text:c="22"/></text:span><text:span text:style-name="T2930">length();</text:span></text:p>
      <text:p text:style-name="P431"><text:span text:style-name="T2931"><text:s text:c="8"/></text:span><text:span text:style-name="T2932">System.out.println(sonuc);</text:span></text:p>
      <text:p text:style-name="P432"><text:span text:style-name="T2933">​</text:span></text:p>
      <text:p text:style-name="P433"><text:span text:style-name="T2933"><text:s text:c="8"/></text:span><text:span text:style-name="T2934">//Example 6: Bir password'un gecerli olmadigini asagidaki kurallara gore test eden kodu yaziniz</text:span></text:p>
      <text:p text:style-name="P433"><text:span text:style-name="T2935"><text:s text:c="8"/></text:span><text:span text:style-name="T2936">//<text:s text:c="11"/>i)Space haric en az sekiz karakter olmali</text:span></text:p>
      <text:p text:style-name="P433"><text:span text:style-name="T2937"><text:s text:c="8"/></text:span><text:span text:style-name="T2938">//<text:s text:c="11"/>ii)En az 1 sembol icermeli</text:span></text:p>
      <text:p text:style-name="P433"><text:span text:style-name="T2939"><text:s text:c="8"/></text:span><text:span text:style-name="T2940">//<text:s text:c="11"/>iii)En az 1 rakam icermeli</text:span></text:p>
      <text:p text:style-name="P433"><text:span text:style-name="T2941"><text:s text:c="8"/></text:span><text:span text:style-name="T2942">//<text:s text:c="11"/>iv)En az 1 buyuk harf icermeli</text:span></text:p>
      <text:p text:style-name="P433"><text:span text:style-name="T2943"><text:s text:c="8"/></text:span><text:span text:style-name="T2944">//<text:s text:c="11"/>v)En az 1 kucuk harf icermeli</text:span></text:p>
      <text:p text:style-name="P434"><text:span text:style-name="T2945">​</text:span></text:p>
      <text:p text:style-name="P435"><text:span text:style-name="T2945"><text:s text:c="8"/></text:span><text:span text:style-name="T2946">String</text:span><text:span text:style-name="T2947"><text:s/>pwd =<text:s/></text:span><text:span text:style-name="T2948">"B78c? K!m"</text:span><text:span text:style-name="T2949">;</text:span></text:p>
      <text:p text:style-name="P436"><text:span text:style-name="T2950">​</text:span></text:p>
      <text:p text:style-name="P437"><text:span text:style-name="T2950"><text:s text:c="8"/></text:span><text:span text:style-name="T2951">//i)Space haric en az sekiz karakter olmali</text:span></text:p>
      <text:p text:style-name="P437"><text:span text:style-name="T2952"><text:s text:c="8"/></text:span><text:span text:style-name="T2953">boolean</text:span><text:span text:style-name="T2954"><text:s/>first = pwd.replace(</text:span><text:span text:style-name="T2955">" "</text:span><text:span text:style-name="T2956">,<text:s/></text:span><text:span text:style-name="T2957">""</text:span><text:span text:style-name="T2958">).length()&gt;</text:span><text:span text:style-name="T2959">7</text:span><text:span text:style-name="T2960">;</text:span></text:p>
      <text:p text:style-name="P438"><text:span text:style-name="T2961">​</text:span></text:p>
      <text:p text:style-name="P439"><text:span text:style-name="T2961"><text:s text:c="8"/></text:span><text:span text:style-name="T2962">//ii)En az 1 sembol icermeli</text:span></text:p>
      <text:p text:style-name="P439"><text:span text:style-name="T2963"><text:s text:c="8"/></text:span><text:span text:style-name="T2964">boolean</text:span><text:span text:style-name="T2965"><text:s/>second = pwd.replaceAll(</text:span><text:span text:style-name="T2966">"[0-9a-zA-Z ]"</text:span><text:span text:style-name="T2967">,<text:s/></text:span><text:span text:style-name="T2968">""</text:span><text:span text:style-name="T2969">).length()&gt;</text:span><text:span text:style-name="T2970">0</text:span><text:span text:style-name="T2971">;</text:span></text:p>
      <text:p text:style-name="P440"><text:span text:style-name="T2972">​</text:span></text:p>
      <text:p text:style-name="P441"><text:span text:style-name="T2972"><text:s text:c="8"/></text:span><text:span text:style-name="T2973">//iii)En az 1 rakam icermeli</text:span></text:p>
      <text:p text:style-name="P441"><text:span text:style-name="T2974"><text:s text:c="8"/></text:span><text:span text:style-name="T2975">boolean</text:span><text:span text:style-name="T2976"><text:s/>third = pwd.replaceAll(</text:span><text:span text:style-name="T2977">"[^0-9]"</text:span><text:span text:style-name="T2978">,<text:s/></text:span><text:span text:style-name="T2979">""</text:span><text:span text:style-name="T2980">).length()&gt;</text:span><text:span text:style-name="T2981">0</text:span><text:span text:style-name="T2982">;</text:span></text:p>
      <text:p text:style-name="P442"><text:span text:style-name="T2983">​</text:span></text:p>
      <text:p text:style-name="P443"><text:span text:style-name="T2983"><text:s text:c="8"/></text:span><text:span text:style-name="T2984">//iv)En az 1 buyuk harf icermeli</text:span></text:p>
      <text:p text:style-name="P443"><text:span text:style-name="T2985"><text:s text:c="8"/></text:span><text:span text:style-name="T2986">boolean</text:span><text:span text:style-name="T2987"><text:s/>fourth = pwd.replaceAll(</text:span><text:span text:style-name="T2988">"[^A-Z]"</text:span><text:span text:style-name="T2989">,<text:s/></text:span><text:span text:style-name="T2990">""</text:span><text:span text:style-name="T2991">).length()&gt;</text:span><text:span text:style-name="T2992">0</text:span><text:span text:style-name="T2993">;</text:span></text:p>
      <text:p text:style-name="P444"><text:span text:style-name="T2994">​</text:span></text:p>
      <text:p text:style-name="P445"><text:span text:style-name="T2994"><text:s text:c="8"/></text:span><text:span text:style-name="T2995">//v)En az 1 kucuk harf icermeli</text:span></text:p>
      <text:p text:style-name="P445"><text:span text:style-name="T2996"><text:s text:c="8"/></text:span><text:span text:style-name="T2997">boolean</text:span><text:span text:style-name="T2998"><text:s/>fifth = pwd.replaceAll(</text:span><text:span text:style-name="T2999">"[^a-z]"</text:span><text:span text:style-name="T3000">,<text:s/></text:span><text:span text:style-name="T3001">""</text:span><text:span text:style-name="T3002">).length()&gt;</text:span><text:span text:style-name="T3003">0</text:span><text:span text:style-name="T3004">;</text:span></text:p>
      <text:p text:style-name="P446"><text:span text:style-name="T3005">​</text:span></text:p>
      <text:p text:style-name="P447"><text:span text:style-name="T3005"><text:s text:c="8"/></text:span><text:span text:style-name="T3006">boolean</text:span><text:span text:style-name="T3007"><text:s/>pwdGecerli = first &amp;&amp; second &amp;&amp; third &amp;&amp; fourth &amp;&amp; fifth;</text:span></text:p>
      <text:p text:style-name="P448"><text:span text:style-name="T3008">​</text:span></text:p>
      <text:p text:style-name="P449"><text:span text:style-name="T3008"><text:s text:c="8"/></text:span><text:span text:style-name="T3009">if</text:span><text:span text:style-name="T3010">(pwdGecerli){</text:span></text:p>
      <text:p text:style-name="P449"><text:span text:style-name="T3011"><text:s text:c="12"/></text:span><text:span text:style-name="T3012">System.out.println(</text:span><text:span text:style-name="T3013">"Password'unuz gecerlidir..."</text:span><text:span text:style-name="T3014">);</text:span></text:p>
      <text:p text:style-name="P449"><text:span text:style-name="T3015"><text:s text:c="8"/></text:span><text:span text:style-name="T3016">}</text:span><text:span text:style-name="T3017">else</text:span><text:span text:style-name="T3018">{</text:span></text:p>
      <text:p text:style-name="P449"><text:span text:style-name="T3019"><text:s text:c="12"/></text:span><text:span text:style-name="T3020">System.out.println(</text:span><text:span text:style-name="T3021">"Password'unuz gecerli degildir..."</text:span><text:span text:style-name="T3022">);</text:span></text:p>
      <text:p text:style-name="P449"><text:span text:style-name="T3023"><text:s text:c="8"/></text:span><text:span text:style-name="T3024">}</text:span></text:p>
      <text:p text:style-name="P450"><text:span text:style-name="T3025">​</text:span></text:p>
      <text:p text:style-name="P451"><text:span text:style-name="T3025"><text:s text:c="8"/></text:span><text:span text:style-name="T3026">//Example 7: Bir String'deki noktalama isaretlerinin sayisini gosteren kodu yaziniz</text:span></text:p>
      <text:p text:style-name="P451"><text:span text:style-name="T3027"><text:s text:c="8"/></text:span><text:span text:style-name="T3028">String</text:span><text:span text:style-name="T3029"><text:s/>cumle =<text:s/></text:span><text:span text:style-name="T3030">"Sen yapmazsan, ben ?..."</text:span><text:span text:style-name="T3031">;</text:span></text:p>
      <text:p text:style-name="P451"><text:span text:style-name="T3032"><text:s text:c="8"/></text:span><text:span text:style-name="T3033">int</text:span><text:span text:style-name="T3034"><text:s/>number = cumle.replaceAll(</text:span><text:span text:style-name="T3035">"[^\\p{Punct}]"</text:span><text:span text:style-name="T3036">,<text:s/></text:span><text:span text:style-name="T3037">""</text:span><text:span text:style-name="T3038">).length();</text:span></text:p>
      <text:p text:style-name="P451"><text:span text:style-name="T3039"><text:s text:c="8"/></text:span><text:span text:style-name="T3040">System.out.println(number);</text:span></text:p>
      <text:p text:style-name="P452"><text:span text:style-name="T3041">​</text:span></text:p>
      <text:p text:style-name="P453"><text:span text:style-name="T3041"><text:s text:c="8"/></text:span><text:span text:style-name="T3042">//Example 8: Verilen bir String "Al" ile basliyor ve "x" ile bitiyorsa ekrana "Harika" yazdirin</text:span></text:p>
      <text:p text:style-name="P453"><text:span text:style-name="T3043"><text:s text:c="8"/></text:span><text:span text:style-name="T3044">//<text:s text:c="11"/>aksi halde "Normal" yazdirin.</text:span></text:p>
      <text:p text:style-name="P453"><text:span text:style-name="T3045"><text:s text:c="8"/></text:span><text:span text:style-name="T3046">String</text:span><text:span text:style-name="T3047"><text:s/>v =<text:s/></text:span><text:span text:style-name="T3048">"Kalex"</text:span><text:span text:style-name="T3049">;</text:span></text:p>
      <text:p text:style-name="P453"><text:span text:style-name="T3050"><text:s text:c="8"/></text:span><text:span text:style-name="T3051">boolean</text:span><text:span text:style-name="T3052"><text:s/>baslangic = v.startsWith(</text:span><text:span text:style-name="T3053">"Al"</text:span><text:span text:style-name="T3054">);</text:span></text:p>
      <text:p text:style-name="P453"><text:span text:style-name="T3055"><text:s text:c="8"/></text:span><text:span text:style-name="T3056">boolean</text:span><text:span text:style-name="T3057"><text:s/>bitis = v.endsWith(</text:span><text:span text:style-name="T3058">"x"</text:span><text:span text:style-name="T3059">);</text:span></text:p>
      <text:p text:style-name="P453"><text:span text:style-name="T3060"><text:s text:c="8"/></text:span><text:span text:style-name="T3061">String</text:span><text:span text:style-name="T3062"><text:s/>result = baslangic &amp;&amp; bitis ?<text:s/></text:span><text:span text:style-name="T3063">"Harika"</text:span><text:span text:style-name="T3064"><text:s/>:<text:s/></text:span><text:span text:style-name="T3065">"Normal"</text:span><text:span text:style-name="T3066">;</text:span></text:p>
      <text:p text:style-name="P453"><text:span text:style-name="T3067"><text:s text:c="8"/></text:span><text:span text:style-name="T3068">System.out.println(result);</text:span></text:p>
      <text:p text:style-name="P453"><text:span text:style-name="T3069"><text:s text:c="4"/></text:span><text:span text:style-name="T3070">}</text:span></text:p>
      <text:p text:style-name="P454"><text:span text:style-name="T3070">}</text:span></text:p>
      <text:p text:style-name="P455"><text:span text:style-name="T3071"/></text:p>
      <text:p text:style-name="P455"><text:span text:style-name="T3071"/></text:p>
      <text:p text:style-name="P455"><text:span text:style-name="T3072">***********************************************************</text:span></text:p>
      <text:p text:style-name="P455"><text:span text:style-name="T3073"/></text:p>
      <text:p text:style-name="P455"><text:span text:style-name="T3074">package</text:span><text:span text:style-name="T3075"><text:s/>day09stringmanipulations;</text:span></text:p>
      <text:p text:style-name="P456"><text:span text:style-name="T3076">​</text:span></text:p>
      <text:p text:style-name="P456"><text:span text:style-name="T3077">import</text:span><text:span text:style-name="T3078"><text:s/>java.util.Scanner;</text:span></text:p>
      <text:p text:style-name="P456"><text:span text:style-name="T3079">​</text:span></text:p>
      <text:p text:style-name="P456"><text:span text:style-name="T3080">public</text:span><text:span text:style-name="T3081"><text:s/></text:span><text:span text:style-name="T3082">class</text:span><text:span text:style-name="T3083"><text:s/></text:span><text:span text:style-name="T3084">StringManipulations01</text:span><text:span text:style-name="T3085"><text:s/>{</text:span></text:p>
      <text:p text:style-name="P456"><text:span text:style-name="T3086">​</text:span></text:p>
      <text:p text:style-name="P457"><text:span text:style-name="T3086"><text:s text:c="4"/></text:span><text:span text:style-name="T3087">public</text:span><text:span text:style-name="T3088"><text:s/></text:span><text:span text:style-name="T3089">static</text:span><text:span text:style-name="T3090"><text:s/></text:span><text:span text:style-name="T3091">void</text:span><text:span text:style-name="T3092"><text:s/>main(</text:span><text:span text:style-name="T3093">String</text:span><text:span text:style-name="T3094">[] args) {</text:span></text:p>
      <text:p text:style-name="P458"><text:span text:style-name="T3095">​</text:span></text:p>
      <text:p text:style-name="P459"><text:span text:style-name="T3095"><text:s text:c="8"/></text:span><text:span text:style-name="T3096">String</text:span><text:span text:style-name="T3097"><text:s/>str =<text:s/></text:span><text:span text:style-name="T3098">"Kara kara dusunme Ankara"</text:span><text:span text:style-name="T3099">;</text:span></text:p>
      <text:p text:style-name="P459"><text:span text:style-name="T3100"><text:s text:c="8"/></text:span><text:span text:style-name="T3101">//indexOf() method'u verilen character veya caharacter'lerin "ilk gorunumunun" index'ini verir.</text:span></text:p>
      <text:p text:style-name="P459"><text:span text:style-name="T3102"><text:s text:c="8"/></text:span><text:span text:style-name="T3103">int</text:span><text:span text:style-name="T3104"><text:s/>idxA1 = str.indexOf(</text:span><text:span text:style-name="T3105">"kara"</text:span><text:span text:style-name="T3106">);</text:span></text:p>
      <text:p text:style-name="P459"><text:span text:style-name="T3107"><text:s text:c="8"/></text:span><text:span text:style-name="T3108">System.out.println(idxA1);</text:span></text:p>
      <text:p text:style-name="P459"><text:span text:style-name="T3109"><text:s text:c="8"/></text:span><text:span text:style-name="T3110">//lastIndexOf() method'u verilen character veya caharacter'lerin "son gorunumunun" index'ini verir.</text:span></text:p>
      <text:p text:style-name="P459"><text:span text:style-name="T3111"><text:s text:c="8"/></text:span><text:span text:style-name="T3112">int</text:span><text:span text:style-name="T3113"><text:s/>idxA2 = str.lastIndexOf(</text:span><text:span text:style-name="T3114">"kara"</text:span><text:span text:style-name="T3115">);</text:span></text:p>
      <text:p text:style-name="P459"><text:span text:style-name="T3116"><text:s text:c="8"/></text:span><text:span text:style-name="T3117">System.out.println(idxA2);</text:span></text:p>
      <text:p text:style-name="P460"><text:span text:style-name="T3118">​</text:span></text:p>
      <text:p text:style-name="P461"><text:span text:style-name="T3118"><text:s text:c="8"/></text:span><text:span text:style-name="T3119">String</text:span><text:span text:style-name="T3120"><text:s/>s =<text:s/></text:span><text:span text:style-name="T3121">"Mississippi"</text:span><text:span text:style-name="T3122">;</text:span></text:p>
      <text:p text:style-name="P461"><text:span text:style-name="T3123"><text:s text:c="8"/></text:span><text:span text:style-name="T3124">int</text:span><text:span text:style-name="T3125"><text:s/>idxI = s.indexOf(</text:span><text:span text:style-name="T3126">'i'</text:span><text:span text:style-name="T3127">);</text:span><text:span text:style-name="T3128">//indexOf() hem String hem de char ile kullanilabilir.</text:span></text:p>
      <text:p text:style-name="P461"><text:span text:style-name="T3129"><text:s text:c="8"/></text:span><text:span text:style-name="T3130">System.out.println(idxI);</text:span><text:span text:style-name="T3131">// 1</text:span></text:p>
      <text:p text:style-name="P461"><text:span text:style-name="T3132"><text:s text:c="8"/></text:span><text:span text:style-name="T3133">int</text:span><text:span text:style-name="T3134"><text:s/>idxIss1 = s.indexOf(</text:span><text:span text:style-name="T3135">"iss"</text:span><text:span text:style-name="T3136">);</text:span><text:span text:style-name="T3137">//Ilk ground "ilk" caharacter'inin indexini verir</text:span></text:p>
      <text:p text:style-name="P461"><text:span text:style-name="T3138"><text:s text:c="8"/></text:span><text:span text:style-name="T3139">System.out.println(idxIss1);</text:span></text:p>
      <text:p text:style-name="P461"><text:span text:style-name="T3140"><text:s text:c="8"/></text:span><text:span text:style-name="T3141">int</text:span><text:span text:style-name="T3142"><text:s/>idxIss2 = s.lastIndexOf(</text:span><text:span text:style-name="T3143">"iss"</text:span><text:span text:style-name="T3144">);</text:span><text:span text:style-name="T3145">//Son gorunumun "ilk" caharacter'inin indexini verir</text:span></text:p>
      <text:p text:style-name="P461"><text:span text:style-name="T3146"><text:s text:c="8"/></text:span><text:span text:style-name="T3147">System.out.println(idxIss2);</text:span></text:p>
      <text:p text:style-name="P462"><text:span text:style-name="T3148">​</text:span></text:p>
      <text:p text:style-name="P463"><text:span text:style-name="T3148"><text:s text:c="8"/></text:span><text:span text:style-name="T3149">//Example 1: Bir String'deki bir character'in tekrarli veya tekrarszi olup olmadigini gosteren kodu yaziniz</text:span></text:p>
      <text:p text:style-name="P463"><text:span text:style-name="T3150"><text:s text:c="8"/></text:span><text:span text:style-name="T3151">//<text:s text:c="11"/>"Helloooo" ==&gt; H--&gt;Tekrarsiz<text:s text:c="5"/>e--&gt;Tekrarsiz<text:s text:c="5"/>l--&gt;Tekrarli<text:s text:c="5"/>o--&gt;Tekrarli</text:span></text:p>
      <text:p text:style-name="P464"><text:span text:style-name="T3152">​</text:span></text:p>
      <text:p text:style-name="P465"><text:span text:style-name="T3152"><text:s text:c="8"/></text:span><text:span text:style-name="T3153">String</text:span><text:span text:style-name="T3154"><text:s/>t =<text:s/></text:span><text:span text:style-name="T3155">"Helloooo"</text:span><text:span text:style-name="T3156">;</text:span></text:p>
      <text:p text:style-name="P465"><text:span text:style-name="T3157"><text:s text:c="8"/></text:span><text:span text:style-name="T3158">char</text:span><text:span text:style-name="T3159"><text:s/>c =<text:s/></text:span><text:span text:style-name="T3160">'e'</text:span><text:span text:style-name="T3161">;</text:span></text:p>
      <text:p text:style-name="P466"><text:span text:style-name="T3162">​</text:span></text:p>
      <text:p text:style-name="P467"><text:span text:style-name="T3162"><text:s text:c="8"/></text:span><text:span text:style-name="T3163">if</text:span><text:span text:style-name="T3164">(t.indexOf(c)==t.lastIndexOf(c)){</text:span></text:p>
      <text:p text:style-name="P467"><text:span text:style-name="T3165"><text:s text:c="12"/></text:span><text:span text:style-name="T3166">System.out.println(</text:span><text:span text:style-name="T3167">"Tekrarsiz"</text:span><text:span text:style-name="T3168">);</text:span></text:p>
      <text:p text:style-name="P467"><text:span text:style-name="T3169"><text:s text:c="8"/></text:span><text:span text:style-name="T3170">}</text:span><text:span text:style-name="T3171">else</text:span><text:span text:style-name="T3172">{</text:span></text:p>
      <text:p text:style-name="P467"><text:span text:style-name="T3173"><text:s text:c="12"/></text:span><text:span text:style-name="T3174">System.out.println(</text:span><text:span text:style-name="T3175">"Tekrarli"</text:span><text:span text:style-name="T3176">);</text:span></text:p>
      <text:p text:style-name="P467"><text:span text:style-name="T3177"><text:s text:c="8"/></text:span><text:span text:style-name="T3178">}</text:span></text:p>
      <text:p text:style-name="P468"><text:span text:style-name="T3179">​</text:span></text:p>
      <text:p text:style-name="P469"><text:span text:style-name="T3179"><text:s text:c="8"/></text:span><text:span text:style-name="T3180">String</text:span><text:span text:style-name="T3181"><text:s/>u =<text:s/></text:span><text:span text:style-name="T3182">"Learn Java earn money"</text:span><text:span text:style-name="T3183">;</text:span></text:p>
      <text:p text:style-name="P470"><text:span text:style-name="T3184">​</text:span></text:p>
      <text:p text:style-name="P471"><text:span text:style-name="T3184"><text:s text:c="8"/></text:span><text:span text:style-name="T3185">//indexOf() iki parametre ile kullanilirsa ikinci parametrede verilen sayi kadar character'i gectikten sonra istenen character'in</text:span></text:p>
      <text:p text:style-name="P471"><text:span text:style-name="T3186"><text:s text:c="8"/></text:span><text:span text:style-name="T3187">//ilk gorunumunun indexini return eder.</text:span></text:p>
      <text:p text:style-name="P471"><text:span text:style-name="T3188"><text:s text:c="8"/></text:span><text:span text:style-name="T3189">int</text:span><text:span text:style-name="T3190"><text:s/>sonuc = u.indexOf(</text:span><text:span text:style-name="T3191">"e"</text:span><text:span text:style-name="T3192">,<text:s/></text:span><text:span text:style-name="T3193">4</text:span><text:span text:style-name="T3194">);</text:span></text:p>
      <text:p text:style-name="P471"><text:span text:style-name="T3195"><text:s text:c="8"/></text:span><text:span text:style-name="T3196">System.out.println(sonuc);</text:span><text:span text:style-name="T3197">//11</text:span></text:p>
      <text:p text:style-name="P472"><text:span text:style-name="T3198">​</text:span></text:p>
      <text:p text:style-name="P472"><text:span text:style-name="T3198">​</text:span></text:p>
      <text:p text:style-name="P473"><text:span text:style-name="T3198"><text:s text:c="8"/></text:span><text:span text:style-name="T3199">String</text:span><text:span text:style-name="T3200"><text:s/>v =<text:s/></text:span><text:span text:style-name="T3201">""</text:span><text:span text:style-name="T3202">;</text:span></text:p>
      <text:p text:style-name="P473"><text:span text:style-name="T3203"><text:s text:c="8"/></text:span><text:span text:style-name="T3204">//isEmpty() method'u bir String'in bos olup olmadigini kontrol eder.</text:span></text:p>
      <text:p text:style-name="P473"><text:span text:style-name="T3205"><text:s text:c="8"/></text:span><text:span text:style-name="T3206">//Eger String'de hic character yoksa isEmpty() "true" return eder, her hangi bir character varsa "false" return eder.</text:span></text:p>
      <text:p text:style-name="P473"><text:span text:style-name="T3207"><text:s text:c="8"/></text:span><text:span text:style-name="T3208">// length()==0 demek isEmpty() true verir demektir.</text:span></text:p>
      <text:p text:style-name="P473"><text:span text:style-name="T3209"><text:s text:c="8"/></text:span><text:span text:style-name="T3210">//Bir String'in bos olup olmadigini anlamak icin "length()==0" kullanmayin, "isEmpty()" kullanin</text:span></text:p>
      <text:p text:style-name="P473"><text:span text:style-name="T3211"><text:s text:c="8"/></text:span><text:span text:style-name="T3212">boolean</text:span><text:span text:style-name="T3213"><text:s/>bosMu = v.isEmpty();</text:span></text:p>
      <text:p text:style-name="P473"><text:span text:style-name="T3214"><text:s text:c="8"/></text:span><text:span text:style-name="T3215">System.out.println(bosMu);</text:span></text:p>
      <text:p text:style-name="P474"><text:span text:style-name="T3216">​</text:span></text:p>
      <text:p text:style-name="P475"><text:span text:style-name="T3216"><text:s text:c="8"/></text:span><text:span text:style-name="T3217">String</text:span><text:span text:style-name="T3218"><text:s/>x =<text:s/></text:span><text:span text:style-name="T3219">" "</text:span><text:span text:style-name="T3220">;</text:span></text:p>
      <text:p text:style-name="P475"><text:span text:style-name="T3221"><text:s text:c="8"/></text:span><text:span text:style-name="T3222">//isBlank() hem "bos String" icin hem de "sadece space" iceren String'ler icin true return eder.</text:span></text:p>
      <text:p text:style-name="P475"><text:span text:style-name="T3223"><text:s text:c="8"/></text:span><text:span text:style-name="T3224">boolean</text:span><text:span text:style-name="T3225"><text:s/>blankMi = x.isBlank();</text:span></text:p>
      <text:p text:style-name="P475"><text:span text:style-name="T3226"><text:s text:c="8"/></text:span><text:span text:style-name="T3227">System.out.println(blankMi);</text:span><text:span text:style-name="T3228">//true</text:span></text:p>
      <text:p text:style-name="P476"><text:span text:style-name="T3229">​</text:span></text:p>
      <text:p text:style-name="P477"><text:span text:style-name="T3229"><text:s text:c="8"/></text:span><text:span text:style-name="T3230">//Example 2: Kullanicidan alinan isim mutlaka space'den farkli en az 1 character icermelidir.</text:span></text:p>
      <text:p text:style-name="P477"><text:span text:style-name="T3231"><text:s text:c="8"/></text:span><text:span text:style-name="T3232">Scanner input =<text:s/></text:span><text:span text:style-name="T3233">new</text:span><text:span text:style-name="T3234"><text:s/>Scanner(System.in);</text:span></text:p>
      <text:p text:style-name="P477"><text:span text:style-name="T3235"><text:s text:c="8"/></text:span><text:span text:style-name="T3236">System.out.println(</text:span><text:span text:style-name="T3237">"Ilk isminizi giriniz..."</text:span><text:span text:style-name="T3238">);</text:span></text:p>
      <text:p text:style-name="P477"><text:span text:style-name="T3239"><text:s text:c="8"/></text:span><text:span text:style-name="T3240">String</text:span><text:span text:style-name="T3241"><text:s/>ilk = input.nextLine();</text:span></text:p>
      <text:p text:style-name="P478"><text:span text:style-name="T3242">​</text:span></text:p>
      <text:p text:style-name="P479"><text:span text:style-name="T3242"><text:s text:c="8"/></text:span><text:span text:style-name="T3243">if</text:span><text:span text:style-name="T3244">(ilk.isBlank()){</text:span></text:p>
      <text:p text:style-name="P479"><text:span text:style-name="T3245"><text:s text:c="12"/></text:span><text:span text:style-name="T3246">System.out.println(</text:span><text:span text:style-name="T3247">"Sana ismini gir dedim..."</text:span><text:span text:style-name="T3248">);</text:span></text:p>
      <text:p text:style-name="P479"><text:span text:style-name="T3249"><text:s text:c="8"/></text:span><text:span text:style-name="T3250">}</text:span><text:span text:style-name="T3251">else</text:span><text:span text:style-name="T3252">{</text:span></text:p>
      <text:p text:style-name="P479"><text:span text:style-name="T3253"><text:s text:c="12"/></text:span><text:span text:style-name="T3254">System.out.println(ilk);</text:span></text:p>
      <text:p text:style-name="P479"><text:span text:style-name="T3255"><text:s text:c="8"/></text:span><text:span text:style-name="T3256">}</text:span></text:p>
      <text:p text:style-name="P479"><text:span text:style-name="T3257"><text:s text:c="4"/></text:span><text:span text:style-name="T3258">}</text:span></text:p>
      <text:p text:style-name="P480"><text:span text:style-name="T3258">}</text:span></text:p>
      <text:p text:style-name="P480"><text:span text:style-name="T3258"/></text:p>
      <text:p text:style-name="P480"><text:span text:style-name="T3258"/></text:p>
      <text:p text:style-name="P480"><text:span text:style-name="T3259">Note : 1)<text:s/></text:span><text:a xlink:href="//d"><text:span text:style-name="T3260">\\d</text:span></text:a><text:span text:style-name="T3261"><text:s text:c="4"/>==&gt; tum rakamlar</text:span></text:p>
      <text:p text:style-name="P480"><text:span text:style-name="T3261"><text:s text:c="4"/></text:span><text:a xlink:href="//D"><text:span text:style-name="T3262">\\D</text:span></text:a><text:span text:style-name="T3263"><text:s text:c="4"/>==&gt; tum rakam disi character ler</text:span></text:p>
      <text:p text:style-name="P480"><text:span text:style-name="T3263">2)<text:s/></text:span><text:a xlink:href="//w"><text:span text:style-name="T3264">\\w</text:span></text:a><text:span text:style-name="T3265"><text:s text:c="3"/>==&gt; A-&gt;Z<text:s text:c="5"/>a-&gt;z<text:s text:c="9"/>0-&gt;9<text:s text:c="4"/>_tum buyuk, kucuk harf ve rakamlar</text:span></text:p>
      <text:p text:style-name="P480"><text:span text:style-name="T3265"><text:s text:c="4"/></text:span><text:a xlink:href="//W"><text:span text:style-name="T3266">\\W</text:span></text:a><text:span text:style-name="T3267"><text:s text:c="2"/>==&gt; A-&gt;Z<text:s text:c="4"/>a-&gt;z<text:s text:c="9"/>0-&gt;9<text:s text:c="4"/>_ disindaki hersey</text:span></text:p>
      <text:p text:style-name="P480"><text:span text:style-name="T3267">3)<text:s/></text:span><text:a xlink:href="//s"><text:span text:style-name="T3268">\\s</text:span></text:a><text:span text:style-name="T3269"><text:s text:c="3"/>==&gt; space tum bosluklar</text:span></text:p>
      <text:p text:style-name="P480"><text:span text:style-name="T3269"><text:s text:c="4"/></text:span><text:a xlink:href="//S"><text:span text:style-name="T3270">\\S</text:span></text:a><text:span text:style-name="T3271"><text:s text:c="3"/>==&gt; space disindaki hersey<text:s text:c="2"/>*/</text:span><text:span text:style-name="T3272"/></text:p>
      <text:p text:style-name="P481"><text:span text:style-name="T3273"/></text:p>
      <text:p text:style-name="P481"><text:span text:style-name="T327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